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enlo-Regular" svg:font-family="Menlo-Regular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96cm"/>
    </style:style>
    <style:style style:name="co3" style:family="table-column">
      <style:table-column-properties fo:break-before="auto" style:column-width="4.5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4" style:family="table-cell" style:parent-style-name="Default">
      <style:table-cell-properties style:vertical-align="middle"/>
    </style:style>
    <style:style style:name="ce30" style:family="table-cell" style:parent-style-name="Default">
      <style:table-cell-properties style:vertical-align="middle"/>
      <style:text-properties fo:color="#158466" style:font-name="Courier New" fo:font-size="8pt" fo:language="none" fo:country="none" style:font-name-asian="Menlo-Regular" style:font-size-asian="8pt" style:language-asian="none" style:country-asian="none" style:font-name-complex="Menlo-Regular" style:font-size-complex="8pt" style:language-complex="none" style:country-complex="none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style:font-name="Courier New" fo:font-size="8pt" fo:language="none" fo:country="none" style:font-name-asian="Menlo-Regular" style:font-size-asian="8pt" style:language-asian="none" style:country-asian="none" style:font-name-complex="Menlo-Regular" style:font-size-complex="8pt" style:language-complex="none" style:country-complex="none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158466" style:font-name="Courier New" fo:font-size="8pt" fo:language="none" fo:country="none" style:font-name-asian="Menlo-Regular" style:font-size-asian="8pt" style:language-asian="none" style:country-asian="none" style:font-name-complex="Menlo-Regular" style:font-size-complex="8pt" style:language-complex="none" style:country-complex="none"/>
    </style:style>
    <style:style style:name="ce34" style:family="table-cell" style:parent-style-name="Default">
      <style:table-cell-properties fo:background-color="#666666" style:text-align-source="value-type" style:repeat-content="false" fo:wrap-option="no-wrap" style:vertical-align="middle"/>
      <style:paragraph-properties fo:margin-left="0cm"/>
      <style:text-properties fo:color="#ffffff" style:font-name="Courier New" fo:font-size="6pt" fo:language="none" fo:country="none" style:font-name-asian="Menlo-Regular" style:font-size-asian="6pt" style:language-asian="none" style:country-asian="none" style:font-name-complex="Menlo-Regular" style:font-size-complex="6pt" style:language-complex="none" style:country-complex="none"/>
    </style:style>
    <style:style style:name="ce35" style:family="table-cell" style:parent-style-name="Default">
      <style:table-cell-properties style:vertical-align="middle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style:vertical-align="middle"/>
      <style:text-properties style:use-window-font-color="true" fo:font-size="8pt" style:font-size-asian="8pt" style:font-size-complex="8pt"/>
    </style:style>
    <style:style style:name="ce37" style:family="table-cell" style:parent-style-name="Default">
      <style:table-cell-properties style:vertical-align="middle"/>
      <style:text-properties fo:color="#dddddd"/>
    </style:style>
    <style:style style:name="ce12" style:family="table-cell" style:parent-style-name="Default">
      <style:table-cell-properties style:vertical-align="middle"/>
      <style:text-properties style:font-name="Courier New" fo:font-size="6pt" style:font-size-asian="6pt" style:font-size-complex="6pt"/>
    </style:style>
    <style:style style:name="ce39" style:family="table-cell" style:parent-style-name="Default" style:data-style-name="N0">
      <style:table-cell-properties style:vertical-align="middle"/>
      <style:text-properties style:font-name="Courier New" fo:font-size="6pt" style:font-size-asian="6pt" style:font-size-complex="6pt"/>
    </style:style>
    <style:style style:name="ce3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ourier New" fo:font-size="6pt" style:font-size-asian="6pt" style:font-size-complex="6pt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01 Dither" table:style-name="ta1">
        <table:table-column table:style-name="co1" table:default-cell-style-name="ce4"/>
        <table:table-column table:style-name="co2" table:default-cell-style-name="ce37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 office:value-type="string" calcext:value-type="string">
            <text:p>Root:</text:p>
          </table:table-cell>
          <table:table-cell table:style-name="ce31" office:value-type="string" calcext:value-type="string" table:number-columns-spanned="4" table:number-rows-spanned="1">
            <text:p>/Users/x/8x8-pattern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 office:value-type="string" calcext:value-type="string">
            <text:p>Path:</text:p>
          </table:table-cell>
          <table:table-cell table:style-name="ce33" table:formula="of:=[.B2]&amp;&quot;/01-Dither/png/&quot;" office:value-type="string" office:string-value="/Users/x/8x8-patterns/01-Dither/png/" calcext:value-type="string" table:number-columns-spanned="4" table:number-rows-spanned="1">
            <text:p>/Users/x/8x8-patterns/01-Dither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 office:value-type="string" calcext:value-type="string">
            <text:p>Script:</text:p>
          </table:table-cell>
          <table:table-cell table:style-name="ce33" table:formula="of:=[.B2]&amp;&quot;/utils/createimages.sh&quot;" office:value-type="string" office:string-value="/Users/x/8x8-patterns/utils/createimages.sh" calcext:value-type="string" table:number-columns-spanned="4" table:number-rows-spanned="1">
            <text:p>/Users/x/8x8-patterns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 office:value-type="string" calcext:value-type="string">
            <text:p>Command:</text:p>
          </table:table-cell>
          <table:table-cell table:style-name="ce34" table:formula="of:=&quot;&quot;&quot;&quot;&amp;[.B4]&amp;&quot;&quot;&quot; &quot;&amp;COM.MICROSOFT.TEXTJOIN(&quot; &quot;;1;[.C10:.C39])" office:value-type="string" office:string-value="&quot;/Users/x/8x8-patterns/utils/createimages.sh&quot; &quot;/Users/x/8x8-patterns/01-Dither/png/BayerDither00.png&quot; &quot;/Users/x/8x8-patterns/01-Dither/png/BayerDither01.png&quot; &quot;/Users/x/8x8-patterns/01-Dither/png/BayerDither02.png&quot; &quot;/Users/x/8x8-patterns/01-Dither/png/BayerDither03.png&quot; &quot;/Users/x/8x8-patterns/01-Dither/png/BayerDither04.png&quot; &quot;/Users/x/8x8-patterns/01-Dither/png/BayerDither05.png&quot; &quot;/Users/x/8x8-patterns/01-Dither/png/BayerDither06.png&quot; &quot;/Users/x/8x8-patterns/01-Dither/png/BayerDither07.png&quot; &quot;/Users/x/8x8-patterns/01-Dither/png/BayerDither08.png&quot; &quot;/Users/x/8x8-patterns/01-Dither/png/BayerDither09.png&quot; &quot;/Users/x/8x8-patterns/01-Dither/png/BayerDither10.png&quot; &quot;/Users/x/8x8-patterns/01-Dither/png/BayerDither11.png&quot; &quot;/Users/x/8x8-patterns/01-Dither/png/BayerDither12.png&quot; &quot;/Users/x/8x8-patterns/01-Dither/png/BayerDither13.png&quot; &quot;/Users/x/8x8-patterns/01-Dither/png/BayerDither14.png&quot; &quot;/Users/x/8x8-patterns/01-Dither/png/BayerDither15.png&quot; &quot;/Users/x/8x8-patterns/01-Dither/png/BayerDither16.png&quot; reset &quot;/Users/x/8x8-patterns/01-Dither/png/OfficeDither05.png&quot; &quot;/Users/x/8x8-patterns/01-Dither/png/OfficeDither10.png&quot; &quot;/Users/x/8x8-patterns/01-Dither/png/OfficeDither20.png&quot; &quot;/Users/x/8x8-patterns/01-Dither/png/OfficeDither25.png&quot; &quot;/Users/x/8x8-patterns/01-Dither/png/OfficeDither30.png&quot; &quot;/Users/x/8x8-patterns/01-Dither/png/OfficeDither40.png&quot; &quot;/Users/x/8x8-patterns/01-Dither/png/OfficeDither50.png&quot; &quot;/Users/x/8x8-patterns/01-Dither/png/OfficeDither60.png&quot; &quot;/Users/x/8x8-patterns/01-Dither/png/OfficeDither70.png&quot; &quot;/Users/x/8x8-patterns/01-Dither/png/OfficeDither75.png&quot; &quot;/Users/x/8x8-patterns/01-Dither/png/OfficeDither80.png&quot; &quot;/Users/x/8x8-patterns/01-Dither/png/OfficeDither90.png&quot;" calcext:value-type="string" table:number-columns-spanned="4" table:number-rows-spanned="1">
            <text:p>"/Users/x/8x8-patterns/utils/createimages.sh" "/Users/x/8x8-patterns/01-Dither/png/BayerDither00.png" "/Users/x/8x8-patterns/01-Dither/png/BayerDither01.png" "/Users/x/8x8-patterns/01-Dither/png/BayerDither02.png" "/Users/x/8x8-patterns/01-Dither/png/BayerDither03.png" "/Users/x/8x8-patterns/01-Dither/png/BayerDither04.png" "/Users/x/8x8-patterns/01-Dither/png/BayerDither05.png" "/Users/x/8x8-patterns/01-Dither/png/BayerDither06.png" "/Users/x/8x8-patterns/01-Dither/png/BayerDither07.png" "/Users/x/8x8-patterns/01-Dither/png/BayerDither08.png" "/Users/x/8x8-patterns/01-Dither/png/BayerDither09.png" "/Users/x/8x8-patterns/01-Dither/png/BayerDither10.png" "/Users/x/8x8-patterns/01-Dither/png/BayerDither11.png" "/Users/x/8x8-patterns/01-Dither/png/BayerDither12.png" "/Users/x/8x8-patterns/01-Dither/png/BayerDither13.png" "/Users/x/8x8-patterns/01-Dither/png/BayerDither14.png" "/Users/x/8x8-patterns/01-Dither/png/BayerDither15.png" "/Users/x/8x8-patterns/01-Dither/png/BayerDither16.png" reset "/Users/x/8x8-patterns/01-Dither/png/OfficeDither05.png" "/Users/x/8x8-patterns/01-Dither/png/OfficeDither10.png" "/Users/x/8x8-patterns/01-Dither/png/OfficeDither20.png" "/Users/x/8x8-patterns/01-Dither/png/OfficeDither25.png" "/Users/x/8x8-patterns/01-Dither/png/OfficeDither30.png" "/Users/x/8x8-patterns/01-Dither/png/OfficeDither40.png" "/Users/x/8x8-patterns/01-Dither/png/OfficeDither50.png" "/Users/x/8x8-patterns/01-Dither/png/OfficeDither60.png" "/Users/x/8x8-patterns/01-Dither/png/OfficeDither70.png" "/Users/x/8x8-patterns/01-Dither/png/OfficeDither75.png" "/Users/x/8x8-patterns/01-Dither/png/OfficeDither80.png" "/Users/x/8x8-patterns/01-Dither/png/OfficeDither90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/>
          <table:table-cell table:style-name="ce35" office:value-type="string" calcext:value-type="string">
            <text:p>Image</text:p>
          </table:table-cell>
          <table:table-cell table:style-name="ce35" office:value-type="string" calcext:value-type="string">
            <text:p>Parameter</text:p>
          </table:table-cell>
          <table:table-cell table:number-columns-repeated="1021"/>
        </table:table-row>
        <table:table-row table:style-name="ro1">
          <table:table-cell table:style-name="ce26"/>
          <table:table-cell table:style-name="ce36" office:value-type="string" calcext:value-type="string">
            <text:p>BayerDither00</text:p>
          </table:table-cell>
          <table:table-cell table:style-name="ce39" table:formula="of:=IF(ISBLANK([.B10]);&quot;reset&quot;;&quot;&quot;&quot;&quot;&amp;[.$B$3]&amp;[.B10]&amp;&quot;.png&quot;&quot;&quot;)" office:value-type="string" office:string-value="&quot;/Users/x/8x8-patterns/01-Dither/png/BayerDither00.png&quot;" calcext:value-type="string">
            <text:p>"/Users/x/8x8-patterns/01-Dither/png/BayerDither00.png"</text:p>
          </table:table-cell>
          <table:table-cell table:number-columns-repeated="1021"/>
        </table:table-row>
        <table:table-row table:style-name="ro1">
          <table:table-cell table:style-name="ce27"/>
          <table:table-cell table:style-name="ce36" office:value-type="string" calcext:value-type="string">
            <text:p>BayerDither01</text:p>
          </table:table-cell>
          <table:table-cell table:style-name="ce39" table:formula="of:=IF(ISBLANK([.B11]);&quot;reset&quot;;&quot;&quot;&quot;&quot;&amp;[.$B$3]&amp;[.B11]&amp;&quot;.png&quot;&quot;&quot;)" office:value-type="string" office:string-value="&quot;/Users/x/8x8-patterns/01-Dither/png/BayerDither01.png&quot;" calcext:value-type="string">
            <text:p>"/Users/x/8x8-patterns/01-Dither/png/BayerDither01.png"</text:p>
          </table:table-cell>
          <table:table-cell table:number-columns-repeated="1021"/>
        </table:table-row>
        <table:table-row table:style-name="ro1">
          <table:table-cell table:style-name="ce27"/>
          <table:table-cell table:style-name="ce36" office:value-type="string" calcext:value-type="string">
            <text:p>BayerDither02</text:p>
          </table:table-cell>
          <table:table-cell table:style-name="ce39" table:formula="of:=IF(ISBLANK([.B12]);&quot;reset&quot;;&quot;&quot;&quot;&quot;&amp;[.$B$3]&amp;[.B12]&amp;&quot;.png&quot;&quot;&quot;)" office:value-type="string" office:string-value="&quot;/Users/x/8x8-patterns/01-Dither/png/BayerDither02.png&quot;" calcext:value-type="string">
            <text:p>"/Users/x/8x8-patterns/01-Dither/png/BayerDither02.png"</text:p>
          </table:table-cell>
          <table:table-cell table:number-columns-repeated="1021"/>
        </table:table-row>
        <table:table-row table:style-name="ro1">
          <table:table-cell table:style-name="ce28"/>
          <table:table-cell table:style-name="ce36" office:value-type="string" calcext:value-type="string">
            <text:p>BayerDither03</text:p>
          </table:table-cell>
          <table:table-cell table:style-name="ce39" table:formula="of:=IF(ISBLANK([.B13]);&quot;reset&quot;;&quot;&quot;&quot;&quot;&amp;[.$B$3]&amp;[.B13]&amp;&quot;.png&quot;&quot;&quot;)" office:value-type="string" office:string-value="&quot;/Users/x/8x8-patterns/01-Dither/png/BayerDither03.png&quot;" calcext:value-type="string">
            <text:p>"/Users/x/8x8-patterns/01-Dither/png/BayerDither03.png"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BayerDither04</text:p>
          </table:table-cell>
          <table:table-cell table:style-name="ce39" table:formula="of:=IF(ISBLANK([.B14]);&quot;reset&quot;;&quot;&quot;&quot;&quot;&amp;[.$B$3]&amp;[.B14]&amp;&quot;.png&quot;&quot;&quot;)" office:value-type="string" office:string-value="&quot;/Users/x/8x8-patterns/01-Dither/png/BayerDither04.png&quot;" calcext:value-type="string">
            <text:p>"/Users/x/8x8-patterns/01-Dither/png/BayerDither04.png"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BayerDither05</text:p>
          </table:table-cell>
          <table:table-cell table:style-name="ce39" table:formula="of:=IF(ISBLANK([.B15]);&quot;reset&quot;;&quot;&quot;&quot;&quot;&amp;[.$B$3]&amp;[.B15]&amp;&quot;.png&quot;&quot;&quot;)" office:value-type="string" office:string-value="&quot;/Users/x/8x8-patterns/01-Dither/png/BayerDither05.png&quot;" calcext:value-type="string">
            <text:p>"/Users/x/8x8-patterns/01-Dither/png/BayerDither05.png"</text:p>
          </table:table-cell>
          <table:table-cell table:number-columns-repeated="1021"/>
        </table:table-row>
        <table:table-row table:style-name="ro1">
          <table:table-cell table:style-name="ce27"/>
          <table:table-cell table:style-name="ce36" office:value-type="string" calcext:value-type="string">
            <text:p>BayerDither06</text:p>
          </table:table-cell>
          <table:table-cell table:style-name="ce39" table:formula="of:=IF(ISBLANK([.B16]);&quot;reset&quot;;&quot;&quot;&quot;&quot;&amp;[.$B$3]&amp;[.B16]&amp;&quot;.png&quot;&quot;&quot;)" office:value-type="string" office:string-value="&quot;/Users/x/8x8-patterns/01-Dither/png/BayerDither06.png&quot;" calcext:value-type="string">
            <text:p>"/Users/x/8x8-patterns/01-Dither/png/BayerDither06.png"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BayerDither07</text:p>
          </table:table-cell>
          <table:table-cell table:style-name="ce39" table:formula="of:=IF(ISBLANK([.B17]);&quot;reset&quot;;&quot;&quot;&quot;&quot;&amp;[.$B$3]&amp;[.B17]&amp;&quot;.png&quot;&quot;&quot;)" office:value-type="string" office:string-value="&quot;/Users/x/8x8-patterns/01-Dither/png/BayerDither07.png&quot;" calcext:value-type="string">
            <text:p>"/Users/x/8x8-patterns/01-Dither/png/BayerDither07.png"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BayerDither08</text:p>
          </table:table-cell>
          <table:table-cell table:style-name="ce39" table:formula="of:=IF(ISBLANK([.B18]);&quot;reset&quot;;&quot;&quot;&quot;&quot;&amp;[.$B$3]&amp;[.B18]&amp;&quot;.png&quot;&quot;&quot;)" office:value-type="string" office:string-value="&quot;/Users/x/8x8-patterns/01-Dither/png/BayerDither08.png&quot;" calcext:value-type="string">
            <text:p>"/Users/x/8x8-patterns/01-Dither/png/BayerDither08.png"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36" office:value-type="string" calcext:value-type="string">
            <text:p>BayerDither09</text:p>
          </table:table-cell>
          <table:table-cell table:style-name="ce39" table:formula="of:=IF(ISBLANK([.B19]);&quot;reset&quot;;&quot;&quot;&quot;&quot;&amp;[.$B$3]&amp;[.B19]&amp;&quot;.png&quot;&quot;&quot;)" office:value-type="string" office:string-value="&quot;/Users/x/8x8-patterns/01-Dither/png/BayerDither09.png&quot;" calcext:value-type="string">
            <text:p>"/Users/x/8x8-patterns/01-Dither/png/BayerDither09.png"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BayerDither10</text:p>
          </table:table-cell>
          <table:table-cell table:style-name="ce39" table:formula="of:=IF(ISBLANK([.B20]);&quot;reset&quot;;&quot;&quot;&quot;&quot;&amp;[.$B$3]&amp;[.B20]&amp;&quot;.png&quot;&quot;&quot;)" office:value-type="string" office:string-value="&quot;/Users/x/8x8-patterns/01-Dither/png/BayerDither10.png&quot;" calcext:value-type="string">
            <text:p>"/Users/x/8x8-patterns/01-Dither/png/BayerDither10.png"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BayerDither11</text:p>
          </table:table-cell>
          <table:table-cell table:style-name="ce39" table:formula="of:=IF(ISBLANK([.B21]);&quot;reset&quot;;&quot;&quot;&quot;&quot;&amp;[.$B$3]&amp;[.B21]&amp;&quot;.png&quot;&quot;&quot;)" office:value-type="string" office:string-value="&quot;/Users/x/8x8-patterns/01-Dither/png/BayerDither11.png&quot;" calcext:value-type="string">
            <text:p>"/Users/x/8x8-patterns/01-Dither/png/BayerDither11.png"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BayerDither12</text:p>
          </table:table-cell>
          <table:table-cell table:style-name="ce39" table:formula="of:=IF(ISBLANK([.B22]);&quot;reset&quot;;&quot;&quot;&quot;&quot;&amp;[.$B$3]&amp;[.B22]&amp;&quot;.png&quot;&quot;&quot;)" office:value-type="string" office:string-value="&quot;/Users/x/8x8-patterns/01-Dither/png/BayerDither12.png&quot;" calcext:value-type="string">
            <text:p>"/Users/x/8x8-patterns/01-Dither/png/BayerDither12.png"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BayerDither13</text:p>
          </table:table-cell>
          <table:table-cell table:style-name="ce39" table:formula="of:=IF(ISBLANK([.B23]);&quot;reset&quot;;&quot;&quot;&quot;&quot;&amp;[.$B$3]&amp;[.B23]&amp;&quot;.png&quot;&quot;&quot;)" office:value-type="string" office:string-value="&quot;/Users/x/8x8-patterns/01-Dither/png/BayerDither13.png&quot;" calcext:value-type="string">
            <text:p>"/Users/x/8x8-patterns/01-Dither/png/BayerDither13.png"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BayerDither14</text:p>
          </table:table-cell>
          <table:table-cell table:style-name="ce39" table:formula="of:=IF(ISBLANK([.B24]);&quot;reset&quot;;&quot;&quot;&quot;&quot;&amp;[.$B$3]&amp;[.B24]&amp;&quot;.png&quot;&quot;&quot;)" office:value-type="string" office:string-value="&quot;/Users/x/8x8-patterns/01-Dither/png/BayerDither14.png&quot;" calcext:value-type="string">
            <text:p>"/Users/x/8x8-patterns/01-Dither/png/BayerDither14.png"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BayerDither15</text:p>
          </table:table-cell>
          <table:table-cell table:style-name="ce39" table:formula="of:=IF(ISBLANK([.B25]);&quot;reset&quot;;&quot;&quot;&quot;&quot;&amp;[.$B$3]&amp;[.B25]&amp;&quot;.png&quot;&quot;&quot;)" office:value-type="string" office:string-value="&quot;/Users/x/8x8-patterns/01-Dither/png/BayerDither15.png&quot;" calcext:value-type="string">
            <text:p>"/Users/x/8x8-patterns/01-Dither/png/BayerDither15.png"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BayerDither16</text:p>
          </table:table-cell>
          <table:table-cell table:style-name="ce39" table:formula="of:=IF(ISBLANK([.B26]);&quot;reset&quot;;&quot;&quot;&quot;&quot;&amp;[.$B$3]&amp;[.B26]&amp;&quot;.png&quot;&quot;&quot;)" office:value-type="string" office:string-value="&quot;/Users/x/8x8-patterns/01-Dither/png/BayerDither16.png&quot;" calcext:value-type="string">
            <text:p>"/Users/x/8x8-patterns/01-Dither/png/BayerDither16.png"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style-name="ce39" table:formula="of:=IF(ISBLANK([.B27]);&quot;reset&quot;;&quot;&quot;&quot;&quot;&amp;[.$B$3]&amp;[.B27]&amp;&quot;.png&quot;&quot;&quot;)" office:value-type="string" office:string-value="reset" calcext:value-type="string">
            <text:p>reset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<text:span text:style-name="T1">o</text:span></text:p>
          </table:table-cell>
          <table:table-cell table:style-name="ce36" office:value-type="string" calcext:value-type="string">
            <text:p>OfficeDither05</text:p>
          </table:table-cell>
          <table:table-cell table:style-name="ce39" table:formula="of:=IF(ISBLANK([.B28]);&quot;reset&quot;;&quot;&quot;&quot;&quot;&amp;[.$B$3]&amp;[.B28]&amp;&quot;.png&quot;&quot;&quot;)" office:value-type="string" office:string-value="&quot;/Users/x/8x8-patterns/01-Dither/png/OfficeDither05.png&quot;" calcext:value-type="string">
            <text:p>"/Users/x/8x8-patterns/01-Dither/png/OfficeDither05.png"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<text:span text:style-name="T1">o</text:span></text:p>
          </table:table-cell>
          <table:table-cell table:style-name="ce36" office:value-type="string" calcext:value-type="string">
            <text:p>OfficeDither10</text:p>
          </table:table-cell>
          <table:table-cell table:style-name="ce39" table:formula="of:=IF(ISBLANK([.B29]);&quot;reset&quot;;&quot;&quot;&quot;&quot;&amp;[.$B$3]&amp;[.B29]&amp;&quot;.png&quot;&quot;&quot;)" office:value-type="string" office:string-value="&quot;/Users/x/8x8-patterns/01-Dither/png/OfficeDither10.png&quot;" calcext:value-type="string">
            <text:p>"/Users/x/8x8-patterns/01-Dither/png/OfficeDither10.png"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<text:span text:style-name="T1">o</text:span></text:p>
          </table:table-cell>
          <table:table-cell table:style-name="ce36" office:value-type="string" calcext:value-type="string">
            <text:p>OfficeDither20</text:p>
          </table:table-cell>
          <table:table-cell table:style-name="ce39" table:formula="of:=IF(ISBLANK([.B30]);&quot;reset&quot;;&quot;&quot;&quot;&quot;&amp;[.$B$3]&amp;[.B30]&amp;&quot;.png&quot;&quot;&quot;)" office:value-type="string" office:string-value="&quot;/Users/x/8x8-patterns/01-Dither/png/OfficeDither20.png&quot;" calcext:value-type="string">
            <text:p>"/Users/x/8x8-patterns/01-Dither/png/OfficeDither20.png"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<text:span text:style-name="T1">o</text:span></text:p>
          </table:table-cell>
          <table:table-cell table:style-name="ce36" office:value-type="string" calcext:value-type="string">
            <text:p>OfficeDither25</text:p>
          </table:table-cell>
          <table:table-cell table:style-name="ce39" table:formula="of:=IF(ISBLANK([.B31]);&quot;reset&quot;;&quot;&quot;&quot;&quot;&amp;[.$B$3]&amp;[.B31]&amp;&quot;.png&quot;&quot;&quot;)" office:value-type="string" office:string-value="&quot;/Users/x/8x8-patterns/01-Dither/png/OfficeDither25.png&quot;" calcext:value-type="string">
            <text:p>"/Users/x/8x8-patterns/01-Dither/png/OfficeDither25.png"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<text:span text:style-name="T1">o</text:span></text:p>
          </table:table-cell>
          <table:table-cell table:style-name="ce36" office:value-type="string" calcext:value-type="string">
            <text:p>OfficeDither30</text:p>
          </table:table-cell>
          <table:table-cell table:style-name="ce39" table:formula="of:=IF(ISBLANK([.B32]);&quot;reset&quot;;&quot;&quot;&quot;&quot;&amp;[.$B$3]&amp;[.B32]&amp;&quot;.png&quot;&quot;&quot;)" office:value-type="string" office:string-value="&quot;/Users/x/8x8-patterns/01-Dither/png/OfficeDither30.png&quot;" calcext:value-type="string">
            <text:p>"/Users/x/8x8-patterns/01-Dither/png/OfficeDither30.png"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<text:span text:style-name="T1">o</text:span></text:p>
          </table:table-cell>
          <table:table-cell table:style-name="ce36" office:value-type="string" calcext:value-type="string">
            <text:p>OfficeDither40</text:p>
          </table:table-cell>
          <table:table-cell table:style-name="ce39" table:formula="of:=IF(ISBLANK([.B33]);&quot;reset&quot;;&quot;&quot;&quot;&quot;&amp;[.$B$3]&amp;[.B33]&amp;&quot;.png&quot;&quot;&quot;)" office:value-type="string" office:string-value="&quot;/Users/x/8x8-patterns/01-Dither/png/OfficeDither40.png&quot;" calcext:value-type="string">
            <text:p>"/Users/x/8x8-patterns/01-Dither/png/OfficeDither40.png"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<text:span text:style-name="T1">o</text:span></text:p>
          </table:table-cell>
          <table:table-cell table:style-name="ce36" office:value-type="string" calcext:value-type="string">
            <text:p>OfficeDither50</text:p>
          </table:table-cell>
          <table:table-cell table:style-name="ce39" table:formula="of:=IF(ISBLANK([.B34]);&quot;reset&quot;;&quot;&quot;&quot;&quot;&amp;[.$B$3]&amp;[.B34]&amp;&quot;.png&quot;&quot;&quot;)" office:value-type="string" office:string-value="&quot;/Users/x/8x8-patterns/01-Dither/png/OfficeDither50.png&quot;" calcext:value-type="string">
            <text:p>"/Users/x/8x8-patterns/01-Dither/png/OfficeDither50.png"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<text:span text:style-name="T1">o</text:span></text:p>
          </table:table-cell>
          <table:table-cell table:style-name="ce36" office:value-type="string" calcext:value-type="string">
            <text:p>OfficeDither60</text:p>
          </table:table-cell>
          <table:table-cell table:style-name="ce39" table:formula="of:=IF(ISBLANK([.B35]);&quot;reset&quot;;&quot;&quot;&quot;&quot;&amp;[.$B$3]&amp;[.B35]&amp;&quot;.png&quot;&quot;&quot;)" office:value-type="string" office:string-value="&quot;/Users/x/8x8-patterns/01-Dither/png/OfficeDither60.png&quot;" calcext:value-type="string">
            <text:p>"/Users/x/8x8-patterns/01-Dither/png/OfficeDither60.png"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<text:span text:style-name="T1">o</text:span></text:p>
          </table:table-cell>
          <table:table-cell table:style-name="ce36" office:value-type="string" calcext:value-type="string">
            <text:p>OfficeDither70</text:p>
          </table:table-cell>
          <table:table-cell table:style-name="ce39" table:formula="of:=IF(ISBLANK([.B36]);&quot;reset&quot;;&quot;&quot;&quot;&quot;&amp;[.$B$3]&amp;[.B36]&amp;&quot;.png&quot;&quot;&quot;)" office:value-type="string" office:string-value="&quot;/Users/x/8x8-patterns/01-Dither/png/OfficeDither70.png&quot;" calcext:value-type="string">
            <text:p>"/Users/x/8x8-patterns/01-Dither/png/OfficeDither70.png"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<text:span text:style-name="T1">o</text:span></text:p>
          </table:table-cell>
          <table:table-cell table:style-name="ce36" office:value-type="string" calcext:value-type="string">
            <text:p>OfficeDither75</text:p>
          </table:table-cell>
          <table:table-cell table:style-name="ce39" table:formula="of:=IF(ISBLANK([.B37]);&quot;reset&quot;;&quot;&quot;&quot;&quot;&amp;[.$B$3]&amp;[.B37]&amp;&quot;.png&quot;&quot;&quot;)" office:value-type="string" office:string-value="&quot;/Users/x/8x8-patterns/01-Dither/png/OfficeDither75.png&quot;" calcext:value-type="string">
            <text:p>"/Users/x/8x8-patterns/01-Dither/png/OfficeDither75.png"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<text:span text:style-name="T1">o</text:span></text:p>
          </table:table-cell>
          <table:table-cell table:style-name="ce36" office:value-type="string" calcext:value-type="string">
            <text:p>OfficeDither80</text:p>
          </table:table-cell>
          <table:table-cell table:style-name="ce39" table:formula="of:=IF(ISBLANK([.B38]);&quot;reset&quot;;&quot;&quot;&quot;&quot;&amp;[.$B$3]&amp;[.B38]&amp;&quot;.png&quot;&quot;&quot;)" office:value-type="string" office:string-value="&quot;/Users/x/8x8-patterns/01-Dither/png/OfficeDither80.png&quot;" calcext:value-type="string">
            <text:p>"/Users/x/8x8-patterns/01-Dither/png/OfficeDither80.png"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<text:span text:style-name="T1">o</text:span></text:p>
          </table:table-cell>
          <table:table-cell table:style-name="ce36" office:value-type="string" calcext:value-type="string">
            <text:p>OfficeDither90</text:p>
          </table:table-cell>
          <table:table-cell table:style-name="ce39" table:formula="of:=IF(ISBLANK([.B39]);&quot;reset&quot;;&quot;&quot;&quot;&quot;&amp;[.$B$3]&amp;[.B39]&amp;&quot;.png&quot;&quot;&quot;)" office:value-type="string" office:string-value="&quot;/Users/x/8x8-patterns/01-Dither/png/OfficeDither90.png&quot;" calcext:value-type="string">
            <text:p>"/Users/x/8x8-patterns/01-Dither/png/OfficeDither90.png"</text:p>
          </table:table-cell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 Dots" table:style-name="ta1">
        <table:table-column table:style-name="co1" table:default-cell-style-name="ce4"/>
        <table:table-column table:style-name="co2" table:default-cell-style-name="ce37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 office:value-type="string" calcext:value-type="string">
            <text:p>Root:</text:p>
          </table:table-cell>
          <table:table-cell table:style-name="ce31" table:formula="of:=[$'01 Dither'.B2]" office:value-type="string" office:string-value="/Users/x/8x8-patterns" calcext:value-type="string" table:number-columns-spanned="4" table:number-rows-spanned="1">
            <text:p>/Users/x/8x8-pattern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 office:value-type="string" calcext:value-type="string">
            <text:p>Path:</text:p>
          </table:table-cell>
          <table:table-cell table:style-name="ce33" table:formula="of:=[.B2]&amp;&quot;/02-Dots/png/&quot;" office:value-type="string" office:string-value="/Users/x/8x8-patterns/02-Dots/png/" calcext:value-type="string" table:number-columns-spanned="4" table:number-rows-spanned="1">
            <text:p>/Users/x/8x8-patterns/02-Dots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 office:value-type="string" calcext:value-type="string">
            <text:p>Script:</text:p>
          </table:table-cell>
          <table:table-cell table:style-name="ce33" table:formula="of:=[.B2]&amp;&quot;/utils/createimages.sh&quot;" office:value-type="string" office:string-value="/Users/x/8x8-patterns/utils/createimages.sh" calcext:value-type="string" table:number-columns-spanned="4" table:number-rows-spanned="1">
            <text:p>/Users/x/8x8-patterns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 office:value-type="string" calcext:value-type="string">
            <text:p>Command:</text:p>
          </table:table-cell>
          <table:table-cell table:style-name="ce34" table:formula="of:=&quot;&quot;&quot;&quot;&amp;[.B4]&amp;&quot;&quot;&quot; &quot;&amp;COM.MICROSOFT.TEXTJOIN(&quot; &quot;;1;[.C10:.C18])" office:value-type="string" office:string-value="&quot;/Users/x/8x8-patterns/utils/createimages.sh&quot; &quot;/Users/x/8x8-patterns/02-Dots/png/Pixel.png&quot; &quot;/Users/x/8x8-patterns/02-Dots/png/PixelMini.png&quot; &quot;/Users/x/8x8-patterns/02-Dots/png/Glisten.png&quot; &quot;/Users/x/8x8-patterns/02-Dots/png/FairyRing.png&quot; &quot;/Users/x/8x8-patterns/02-Dots/png/Noise.png&quot; &quot;/Users/x/8x8-patterns/02-Dots/png/Confetti.png&quot; &quot;/Users/x/8x8-patterns/02-Dots/png/Static.png&quot; &quot;/Users/x/8x8-patterns/02-Dots/png/DiamondSpeckled.png&quot; &quot;/Users/x/8x8-patterns/02-Dots/png/ConfettiLarge.png&quot;" calcext:value-type="string" table:number-columns-spanned="4" table:number-rows-spanned="1">
            <text:p>"/Users/x/8x8-patterns/utils/createimages.sh" "/Users/x/8x8-patterns/02-Dots/png/Pixel.png" "/Users/x/8x8-patterns/02-Dots/png/PixelMini.png" "/Users/x/8x8-patterns/02-Dots/png/Glisten.png" "/Users/x/8x8-patterns/02-Dots/png/FairyRing.png" "/Users/x/8x8-patterns/02-Dots/png/Noise.png" "/Users/x/8x8-patterns/02-Dots/png/Confetti.png" "/Users/x/8x8-patterns/02-Dots/png/Static.png" "/Users/x/8x8-patterns/02-Dots/png/DiamondSpeckled.png" "/Users/x/8x8-patterns/02-Dots/png/ConfettiLarge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/>
          <table:table-cell table:style-name="ce35" office:value-type="string" calcext:value-type="string">
            <text:p>Image</text:p>
          </table:table-cell>
          <table:table-cell table:style-name="ce35" office:value-type="string" calcext:value-type="string">
            <text:p>Parameter</text:p>
          </table:table-cell>
          <table:table-cell table:number-columns-repeated="1021"/>
        </table:table-row>
        <table:table-row table:style-name="ro1">
          <table:table-cell table:style-name="ce27"/>
          <table:table-cell table:style-name="ce36" office:value-type="string" calcext:value-type="string">
            <text:p>Pixel</text:p>
          </table:table-cell>
          <table:table-cell table:style-name="ce39" table:formula="of:=IF(ISBLANK([.B10]);&quot;reset&quot;;&quot;&quot;&quot;&quot;&amp;[.$B$3]&amp;[.B10]&amp;&quot;.png&quot;&quot;&quot;)" office:value-type="string" office:string-value="&quot;/Users/x/8x8-patterns/02-Dots/png/Pixel.png&quot;" calcext:value-type="string">
            <text:p>"/Users/x/8x8-patterns/02-Dots/png/Pixel.png"</text:p>
          </table:table-cell>
          <table:table-cell table:number-columns-repeated="1021"/>
        </table:table-row>
        <table:table-row table:style-name="ro1">
          <table:table-cell table:style-name="ce27"/>
          <table:table-cell table:style-name="ce36" office:value-type="string" calcext:value-type="string">
            <text:p>PixelMini</text:p>
          </table:table-cell>
          <table:table-cell table:style-name="ce39" table:formula="of:=IF(ISBLANK([.B11]);&quot;reset&quot;;&quot;&quot;&quot;&quot;&amp;[.$B$3]&amp;[.B11]&amp;&quot;.png&quot;&quot;&quot;)" office:value-type="string" office:string-value="&quot;/Users/x/8x8-patterns/02-Dots/png/PixelMini.png&quot;" calcext:value-type="string">
            <text:p>"/Users/x/8x8-patterns/02-Dots/png/PixelMini.png"</text:p>
          </table:table-cell>
          <table:table-cell table:number-columns-repeated="1021"/>
        </table:table-row>
        <table:table-row table:style-name="ro1">
          <table:table-cell table:style-name="ce28"/>
          <table:table-cell table:style-name="ce36" office:value-type="string" calcext:value-type="string">
            <text:p>Glisten</text:p>
          </table:table-cell>
          <table:table-cell table:style-name="ce39" table:formula="of:=IF(ISBLANK([.B12]);&quot;reset&quot;;&quot;&quot;&quot;&quot;&amp;[.$B$3]&amp;[.B12]&amp;&quot;.png&quot;&quot;&quot;)" office:value-type="string" office:string-value="&quot;/Users/x/8x8-patterns/02-Dots/png/Glisten.png&quot;" calcext:value-type="string">
            <text:p>"/Users/x/8x8-patterns/02-Dots/png/Glisten.png"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FairyRing</text:p>
          </table:table-cell>
          <table:table-cell table:style-name="ce39" table:formula="of:=IF(ISBLANK([.B13]);&quot;reset&quot;;&quot;&quot;&quot;&quot;&amp;[.$B$3]&amp;[.B13]&amp;&quot;.png&quot;&quot;&quot;)" office:value-type="string" office:string-value="&quot;/Users/x/8x8-patterns/02-Dots/png/FairyRing.png&quot;" calcext:value-type="string">
            <text:p>"/Users/x/8x8-patterns/02-Dots/png/FairyRing.png"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Noise</text:p>
          </table:table-cell>
          <table:table-cell table:style-name="ce39" table:formula="of:=IF(ISBLANK([.B14]);&quot;reset&quot;;&quot;&quot;&quot;&quot;&amp;[.$B$3]&amp;[.B14]&amp;&quot;.png&quot;&quot;&quot;)" office:value-type="string" office:string-value="&quot;/Users/x/8x8-patterns/02-Dots/png/Noise.png&quot;" calcext:value-type="string">
            <text:p>"/Users/x/8x8-patterns/02-Dots/png/Noise.png"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<text:span text:style-name="T1">o</text:span></text:p>
          </table:table-cell>
          <table:table-cell table:style-name="ce36" office:value-type="string" calcext:value-type="string">
            <text:p>Confetti</text:p>
          </table:table-cell>
          <table:table-cell table:style-name="ce39" table:formula="of:=IF(ISBLANK([.B15]);&quot;reset&quot;;&quot;&quot;&quot;&quot;&amp;[.$B$3]&amp;[.B15]&amp;&quot;.png&quot;&quot;&quot;)" office:value-type="string" office:string-value="&quot;/Users/x/8x8-patterns/02-Dots/png/Confetti.png&quot;" calcext:value-type="string">
            <text:p>"/Users/x/8x8-patterns/02-Dots/png/Confetti.png"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Static</text:p>
          </table:table-cell>
          <table:table-cell table:style-name="ce39" table:formula="of:=IF(ISBLANK([.B16]);&quot;reset&quot;;&quot;&quot;&quot;&quot;&amp;[.$B$3]&amp;[.B16]&amp;&quot;.png&quot;&quot;&quot;)" office:value-type="string" office:string-value="&quot;/Users/x/8x8-patterns/02-Dots/png/Static.png&quot;" calcext:value-type="string">
            <text:p>"/Users/x/8x8-patterns/02-Dots/png/Static.png"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DiamondSpeckled</text:p>
          </table:table-cell>
          <table:table-cell table:style-name="ce39" table:formula="of:=IF(ISBLANK([.B17]);&quot;reset&quot;;&quot;&quot;&quot;&quot;&amp;[.$B$3]&amp;[.B17]&amp;&quot;.png&quot;&quot;&quot;)" office:value-type="string" office:string-value="&quot;/Users/x/8x8-patterns/02-Dots/png/DiamondSpeckled.png&quot;" calcext:value-type="string">
            <text:p>"/Users/x/8x8-patterns/02-Dots/png/DiamondSpeckled.png"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<text:span text:style-name="T1">o</text:span></text:p>
          </table:table-cell>
          <table:table-cell table:style-name="ce36" office:value-type="string" calcext:value-type="string">
            <text:p>ConfettiLarge</text:p>
          </table:table-cell>
          <table:table-cell table:style-name="ce39" table:formula="of:=IF(ISBLANK([.B18]);&quot;reset&quot;;&quot;&quot;&quot;&quot;&amp;[.$B$3]&amp;[.B18]&amp;&quot;.png&quot;&quot;&quot;)" office:value-type="string" office:string-value="&quot;/Users/x/8x8-patterns/02-Dots/png/ConfettiLarge.png&quot;" calcext:value-type="string">
            <text:p>"/Users/x/8x8-patterns/02-Dots/png/ConfettiLarge.png"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 Dashes" table:style-name="ta1">
        <table:table-column table:style-name="co1" table:default-cell-style-name="ce4"/>
        <table:table-column table:style-name="co2" table:default-cell-style-name="ce37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 office:value-type="string" calcext:value-type="string">
            <text:p>Root:</text:p>
          </table:table-cell>
          <table:table-cell table:style-name="ce31" table:formula="of:=[$'01 Dither'.B2]" office:value-type="string" office:string-value="/Users/x/8x8-patterns" calcext:value-type="string" table:number-columns-spanned="4" table:number-rows-spanned="1">
            <text:p>/Users/x/8x8-pattern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 office:value-type="string" calcext:value-type="string">
            <text:p>Path:</text:p>
          </table:table-cell>
          <table:table-cell table:style-name="ce33" table:formula="of:=[.B2]&amp;&quot;/03-Dashes/png/&quot;" office:value-type="string" office:string-value="/Users/x/8x8-patterns/03-Dashes/png/" calcext:value-type="string" table:number-columns-spanned="4" table:number-rows-spanned="1">
            <text:p>/Users/x/8x8-patterns/03-Dashes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 office:value-type="string" calcext:value-type="string">
            <text:p>Script:</text:p>
          </table:table-cell>
          <table:table-cell table:style-name="ce33" table:formula="of:=[.B2]&amp;&quot;/utils/createimages.sh&quot;" office:value-type="string" office:string-value="/Users/x/8x8-patterns/utils/createimages.sh" calcext:value-type="string" table:number-columns-spanned="4" table:number-rows-spanned="1">
            <text:p>/Users/x/8x8-patterns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 office:value-type="string" calcext:value-type="string">
            <text:p>Command:</text:p>
          </table:table-cell>
          <table:table-cell table:style-name="ce34" table:formula="of:=&quot;&quot;&quot;&quot;&amp;[.B4]&amp;&quot;&quot;&quot; &quot;&amp;COM.MICROSOFT.TEXTJOIN(&quot; &quot;;1;[.C10:.C22])" office:value-type="string" office:string-value="&quot;/Users/x/8x8-patterns/utils/createimages.sh&quot; &quot;/Users/x/8x8-patterns/03-Dashes/png/HorizontalDenseTrellis.png&quot; &quot;/Users/x/8x8-patterns/03-Dashes/png/HorizontalDenseDotDash.png&quot; &quot;/Users/x/8x8-patterns/03-Dashes/png/HorizontalDash.png&quot; &quot;/Users/x/8x8-patterns/03-Dashes/png/HorizontalDashMini.png&quot; &quot;/Users/x/8x8-patterns/03-Dashes/png/VerticalDash.png&quot; reset &quot;/Users/x/8x8-patterns/03-Dashes/png/DexterDash.png&quot; &quot;/Users/x/8x8-patterns/03-Dashes/png/DexterSparseDash.png&quot; &quot;/Users/x/8x8-patterns/03-Dashes/png/SinisterDash.png&quot; &quot;/Users/x/8x8-patterns/03-Dashes/png/SinisterSparseDash.png&quot; &quot;/Users/x/8x8-patterns/03-Dashes/png/AlternatingDash.png&quot; &quot;/Users/x/8x8-patterns/03-Dashes/png/AlternatingDashDouble.png&quot; &quot;/Users/x/8x8-patterns/03-Dashes/png/AlternatingDashMini.png&quot;" calcext:value-type="string" table:number-columns-spanned="4" table:number-rows-spanned="1">
            <text:p>"/Users/x/8x8-patterns/utils/createimages.sh" "/Users/x/8x8-patterns/03-Dashes/png/HorizontalDenseTrellis.png" "/Users/x/8x8-patterns/03-Dashes/png/HorizontalDenseDotDash.png" "/Users/x/8x8-patterns/03-Dashes/png/HorizontalDash.png" "/Users/x/8x8-patterns/03-Dashes/png/HorizontalDashMini.png" "/Users/x/8x8-patterns/03-Dashes/png/VerticalDash.png" reset "/Users/x/8x8-patterns/03-Dashes/png/DexterDash.png" "/Users/x/8x8-patterns/03-Dashes/png/DexterSparseDash.png" "/Users/x/8x8-patterns/03-Dashes/png/SinisterDash.png" "/Users/x/8x8-patterns/03-Dashes/png/SinisterSparseDash.png" "/Users/x/8x8-patterns/03-Dashes/png/AlternatingDash.png" "/Users/x/8x8-patterns/03-Dashes/png/AlternatingDashDouble.png" "/Users/x/8x8-patterns/03-Dashes/png/AlternatingDashMini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/>
          <table:table-cell table:style-name="ce35" office:value-type="string" calcext:value-type="string">
            <text:p>Image</text:p>
          </table:table-cell>
          <table:table-cell table:style-name="ce35" office:value-type="string" calcext:value-type="string">
            <text:p>Parameter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<text:span text:style-name="T1">o</text:span></text:p>
          </table:table-cell>
          <table:table-cell table:style-name="ce36" office:value-type="string" calcext:value-type="string">
            <text:p>HorizontalDenseTrellis</text:p>
          </table:table-cell>
          <table:table-cell table:style-name="ce39" table:formula="of:=IF(ISBLANK([.B10]);&quot;reset&quot;;&quot;&quot;&quot;&quot;&amp;[.$B$3]&amp;[.B10]&amp;&quot;.png&quot;&quot;&quot;)" office:value-type="string" office:string-value="&quot;/Users/x/8x8-patterns/03-Dashes/png/HorizontalDenseTrellis.png&quot;" calcext:value-type="string">
            <text:p>"/Users/x/8x8-patterns/03-Dashes/png/HorizontalDenseTrellis.png"</text:p>
          </table:table-cell>
          <table:table-cell table:style-name="ce39" table:formula="of:==IF(ISTEXT([.A10]);&quot;&lt;sup&gt;&quot;&amp;[.A10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<text:span text:style-name="T1">p</text:span></text:p>
          </table:table-cell>
          <table:table-cell table:style-name="ce36" office:value-type="string" calcext:value-type="string">
            <text:p>HorizontalDenseDotDash</text:p>
          </table:table-cell>
          <table:table-cell table:style-name="ce39" table:formula="of:=IF(ISBLANK([.B11]);&quot;reset&quot;;&quot;&quot;&quot;&quot;&amp;[.$B$3]&amp;[.B11]&amp;&quot;.png&quot;&quot;&quot;)" office:value-type="string" office:string-value="&quot;/Users/x/8x8-patterns/03-Dashes/png/HorizontalDenseDotDash.png&quot;" calcext:value-type="string">
            <text:p>"/Users/x/8x8-patterns/03-Dashes/png/HorizontalDenseDotDash.png"</text:p>
          </table:table-cell>
          <table:table-cell table:style-name="ce39" table:formula="of:==IF(ISTEXT([.A11]);&quot;&lt;sup&gt;&quot;&amp;[.A11]&amp;&quot;&lt;/sup&gt;&quot;;&quot;&quot;)" office:value-type="string" office:string-value="&lt;sup&gt;p&lt;/sup&gt;" calcext:value-type="string">
            <text:p>&lt;sup&gt;p&lt;/sup&gt;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<text:span text:style-name="T1">o</text:span></text:p>
          </table:table-cell>
          <table:table-cell table:style-name="ce36" office:value-type="string" calcext:value-type="string">
            <text:p>HorizontalDash</text:p>
          </table:table-cell>
          <table:table-cell table:style-name="ce39" table:formula="of:=IF(ISBLANK([.B12]);&quot;reset&quot;;&quot;&quot;&quot;&quot;&amp;[.$B$3]&amp;[.B12]&amp;&quot;.png&quot;&quot;&quot;)" office:value-type="string" office:string-value="&quot;/Users/x/8x8-patterns/03-Dashes/png/HorizontalDash.png&quot;" calcext:value-type="string">
            <text:p>"/Users/x/8x8-patterns/03-Dashes/png/HorizontalDash.png"</text:p>
          </table:table-cell>
          <table:table-cell table:style-name="ce39" table:formula="of:==IF(ISTEXT([.A12]);&quot;&lt;sup&gt;&quot;&amp;[.A12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<text:span text:style-name="T1">p</text:span></text:p>
          </table:table-cell>
          <table:table-cell table:style-name="ce36" office:value-type="string" calcext:value-type="string">
            <text:p>HorizontalDashMini</text:p>
          </table:table-cell>
          <table:table-cell table:style-name="ce39" table:formula="of:=IF(ISBLANK([.B13]);&quot;reset&quot;;&quot;&quot;&quot;&quot;&amp;[.$B$3]&amp;[.B13]&amp;&quot;.png&quot;&quot;&quot;)" office:value-type="string" office:string-value="&quot;/Users/x/8x8-patterns/03-Dashes/png/HorizontalDashMini.png&quot;" calcext:value-type="string">
            <text:p>"/Users/x/8x8-patterns/03-Dashes/png/HorizontalDashMini.png"</text:p>
          </table:table-cell>
          <table:table-cell table:style-name="ce39" table:formula="of:==IF(ISTEXT([.A13]);&quot;&lt;sup&gt;&quot;&amp;[.A13]&amp;&quot;&lt;/sup&gt;&quot;;&quot;&quot;)" office:value-type="string" office:string-value="&lt;sup&gt;p&lt;/sup&gt;" calcext:value-type="string">
            <text:p>&lt;sup&gt;p&lt;/sup&gt;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<text:span text:style-name="T1">o</text:span></text:p>
          </table:table-cell>
          <table:table-cell table:style-name="ce36" office:value-type="string" calcext:value-type="string">
            <text:p>VerticalDash</text:p>
          </table:table-cell>
          <table:table-cell table:style-name="ce39" table:formula="of:=IF(ISBLANK([.B14]);&quot;reset&quot;;&quot;&quot;&quot;&quot;&amp;[.$B$3]&amp;[.B14]&amp;&quot;.png&quot;&quot;&quot;)" office:value-type="string" office:string-value="&quot;/Users/x/8x8-patterns/03-Dashes/png/VerticalDash.png&quot;" calcext:value-type="string">
            <text:p>"/Users/x/8x8-patterns/03-Dashes/png/VerticalDash.png"</text:p>
          </table:table-cell>
          <table:table-cell table:style-name="ce39" table:formula="of:==IF(ISTEXT([.A14]);&quot;&lt;sup&gt;&quot;&amp;[.A14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36"/>
          <table:table-cell table:style-name="ce39" table:formula="of:=IF(ISBLANK([.B15]);&quot;reset&quot;;&quot;&quot;&quot;&quot;&amp;[.$B$3]&amp;[.B15]&amp;&quot;.png&quot;&quot;&quot;)" office:value-type="string" office:string-value="reset" calcext:value-type="string">
            <text:p>reset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27" office:value-type="string" calcext:value-type="string">
            <text:p><text:span text:style-name="T1">o</text:span></text:p>
          </table:table-cell>
          <table:table-cell table:style-name="ce36" office:value-type="string" calcext:value-type="string">
            <text:p>DexterDash</text:p>
          </table:table-cell>
          <table:table-cell table:style-name="ce39" table:formula="of:=IF(ISBLANK([.B16]);&quot;reset&quot;;&quot;&quot;&quot;&quot;&amp;[.$B$3]&amp;[.B16]&amp;&quot;.png&quot;&quot;&quot;)" office:value-type="string" office:string-value="&quot;/Users/x/8x8-patterns/03-Dashes/png/DexterDash.png&quot;" calcext:value-type="string">
            <text:p>"/Users/x/8x8-patterns/03-Dashes/png/DexterDash.png"</text:p>
          </table:table-cell>
          <table:table-cell table:style-name="ce39" table:formula="of:==IF(ISTEXT([.A16]);&quot;&lt;sup&gt;&quot;&amp;[.A16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6" office:value-type="string" calcext:value-type="string">
            <text:p>DexterSparseDash</text:p>
          </table:table-cell>
          <table:table-cell table:style-name="ce39" table:formula="of:=IF(ISBLANK([.B17]);&quot;reset&quot;;&quot;&quot;&quot;&quot;&amp;[.$B$3]&amp;[.B17]&amp;&quot;.png&quot;&quot;&quot;)" office:value-type="string" office:string-value="&quot;/Users/x/8x8-patterns/03-Dashes/png/DexterSparseDash.png&quot;" calcext:value-type="string">
            <text:p>"/Users/x/8x8-patterns/03-Dashes/png/DexterSparseDash.png"</text:p>
          </table:table-cell>
          <table:table-cell table:style-name="ce39" table:formula="of:==IF(ISTEXT([.A17]);&quot;&lt;sup&gt;&quot;&amp;[.A17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<text:span text:style-name="T1">o</text:span></text:p>
          </table:table-cell>
          <table:table-cell table:style-name="ce36" office:value-type="string" calcext:value-type="string">
            <text:p>SinisterDash</text:p>
          </table:table-cell>
          <table:table-cell table:style-name="ce39" table:formula="of:=IF(ISBLANK([.B18]);&quot;reset&quot;;&quot;&quot;&quot;&quot;&amp;[.$B$3]&amp;[.B18]&amp;&quot;.png&quot;&quot;&quot;)" office:value-type="string" office:string-value="&quot;/Users/x/8x8-patterns/03-Dashes/png/SinisterDash.png&quot;" calcext:value-type="string">
            <text:p>"/Users/x/8x8-patterns/03-Dashes/png/SinisterDash.png"</text:p>
          </table:table-cell>
          <table:table-cell table:style-name="ce39" table:formula="of:==IF(ISTEXT([.A18]);&quot;&lt;sup&gt;&quot;&amp;[.A18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SinisterSparseDash</text:p>
          </table:table-cell>
          <table:table-cell table:style-name="ce39" table:formula="of:=IF(ISBLANK([.B19]);&quot;reset&quot;;&quot;&quot;&quot;&quot;&amp;[.$B$3]&amp;[.B19]&amp;&quot;.png&quot;&quot;&quot;)" office:value-type="string" office:string-value="&quot;/Users/x/8x8-patterns/03-Dashes/png/SinisterSparseDash.png&quot;" calcext:value-type="string">
            <text:p>"/Users/x/8x8-patterns/03-Dashes/png/SinisterSparseDash.png"</text:p>
          </table:table-cell>
          <table:table-cell table:style-name="ce39" table:formula="of:==IF(ISTEXT([.A19]);&quot;&lt;sup&gt;&quot;&amp;[.A19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6" office:value-type="string" calcext:value-type="string">
            <text:p>AlternatingDash</text:p>
          </table:table-cell>
          <table:table-cell table:style-name="ce39" table:formula="of:=IF(ISBLANK([.B20]);&quot;reset&quot;;&quot;&quot;&quot;&quot;&amp;[.$B$3]&amp;[.B20]&amp;&quot;.png&quot;&quot;&quot;)" office:value-type="string" office:string-value="&quot;/Users/x/8x8-patterns/03-Dashes/png/AlternatingDash.png&quot;" calcext:value-type="string">
            <text:p>"/Users/x/8x8-patterns/03-Dashes/png/AlternatingDash.png"</text:p>
          </table:table-cell>
          <table:table-cell table:style-name="ce39" table:formula="of:==IF(ISTEXT([.A20]);&quot;&lt;sup&gt;&quot;&amp;[.A20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AlternatingDashDouble</text:p>
          </table:table-cell>
          <table:table-cell table:style-name="ce39" table:formula="of:=IF(ISBLANK([.B21]);&quot;reset&quot;;&quot;&quot;&quot;&quot;&amp;[.$B$3]&amp;[.B21]&amp;&quot;.png&quot;&quot;&quot;)" office:value-type="string" office:string-value="&quot;/Users/x/8x8-patterns/03-Dashes/png/AlternatingDashDouble.png&quot;" calcext:value-type="string">
            <text:p>"/Users/x/8x8-patterns/03-Dashes/png/AlternatingDashDouble.png"</text:p>
          </table:table-cell>
          <table:table-cell table:style-name="ce39" table:formula="of:==IF(ISTEXT([.A21]);&quot;&lt;sup&gt;&quot;&amp;[.A21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AlternatingDashMini</text:p>
          </table:table-cell>
          <table:table-cell table:style-name="ce39" table:formula="of:=IF(ISBLANK([.B22]);&quot;reset&quot;;&quot;&quot;&quot;&quot;&amp;[.$B$3]&amp;[.B22]&amp;&quot;.png&quot;&quot;&quot;)" office:value-type="string" office:string-value="&quot;/Users/x/8x8-patterns/03-Dashes/png/AlternatingDashMini.png&quot;" calcext:value-type="string">
            <text:p>"/Users/x/8x8-patterns/03-Dashes/png/AlternatingDashMini.png"</text:p>
          </table:table-cell>
          <table:table-cell table:style-name="ce39" table:formula="of:==IF(ISTEXT([.A22]);&quot;&lt;sup&gt;&quot;&amp;[.A22]&amp;&quot;&lt;/sup&gt;&quot;;&quot;&quot;)">
            <text:p/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 Lines" table:style-name="ta1">
        <table:table-column table:style-name="co1" table:default-cell-style-name="ce4"/>
        <table:table-column table:style-name="co2" table:default-cell-style-name="ce37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 office:value-type="string" calcext:value-type="string">
            <text:p>Root:</text:p>
          </table:table-cell>
          <table:table-cell table:style-name="ce31" table:formula="of:=[$'01 Dither'.B2]" office:value-type="string" office:string-value="/Users/x/8x8-patterns" calcext:value-type="string" table:number-columns-spanned="4" table:number-rows-spanned="1">
            <text:p>/Users/x/8x8-pattern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 office:value-type="string" calcext:value-type="string">
            <text:p>Path:</text:p>
          </table:table-cell>
          <table:table-cell table:style-name="ce33" table:formula="of:=[.B2]&amp;&quot;/04-Lines/png/&quot;" office:value-type="string" office:string-value="/Users/x/8x8-patterns/04-Lines/png/" calcext:value-type="string" table:number-columns-spanned="4" table:number-rows-spanned="1">
            <text:p>/Users/x/8x8-patterns/04-Lines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 office:value-type="string" calcext:value-type="string">
            <text:p>Script:</text:p>
          </table:table-cell>
          <table:table-cell table:style-name="ce33" table:formula="of:=[.B2]&amp;&quot;/utils/createimages.sh&quot;" office:value-type="string" office:string-value="/Users/x/8x8-patterns/utils/createimages.sh" calcext:value-type="string" table:number-columns-spanned="4" table:number-rows-spanned="1">
            <text:p>/Users/x/8x8-patterns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 office:value-type="string" calcext:value-type="string">
            <text:p>Command:</text:p>
          </table:table-cell>
          <table:table-cell table:style-name="ce34" table:formula="of:=&quot;&quot;&quot;&quot;&amp;[.B4]&amp;&quot;&quot;&quot; &quot;&amp;COM.MICROSOFT.TEXTJOIN(&quot; &quot;;1;[.C10:.C74])" office:value-type="string" office:string-value="&quot;/Users/x/8x8-patterns/utils/createimages.sh&quot; &quot;/Users/x/8x8-patterns/04-Lines/png/Horizontal.png&quot; &quot;/Users/x/8x8-patterns/04-Lines/png/HorizontalMedium.png&quot; &quot;/Users/x/8x8-patterns/04-Lines/png/HorizontalBold.png&quot; &quot;/Users/x/8x8-patterns/04-Lines/png/HorizontalSparse.png&quot; &quot;/Users/x/8x8-patterns/04-Lines/png/HorizontalSparseMedium.png&quot; &quot;/Users/x/8x8-patterns/04-Lines/png/HorizontalSparseBold.png&quot; &quot;/Users/x/8x8-patterns/04-Lines/png/HorizontalSparseExtraBold.png&quot; &quot;/Users/x/8x8-patterns/04-Lines/png/HorizontalSparseUltraBold.png&quot; reset &quot;/Users/x/8x8-patterns/04-Lines/png/HorizontalStripes.png&quot; &quot;/Users/x/8x8-patterns/04-Lines/png/HorizontalPinstripe.png&quot; &quot;/Users/x/8x8-patterns/04-Lines/png/HorizontalPinstripeMedium.png&quot; &quot;/Users/x/8x8-patterns/04-Lines/png/HorizontalDense.png&quot; &quot;/Users/x/8x8-patterns/04-Lines/png/HorizontalDenseLineDot.png&quot; &quot;/Users/x/8x8-patterns/04-Lines/png/HorizontalDenseLineDash.png&quot; reset &quot;/Users/x/8x8-patterns/04-Lines/png/Vertical.png&quot; &quot;/Users/x/8x8-patterns/04-Lines/png/VerticalMedium.png&quot; &quot;/Users/x/8x8-patterns/04-Lines/png/VerticalBold.png&quot; &quot;/Users/x/8x8-patterns/04-Lines/png/VerticalSparse.png&quot; &quot;/Users/x/8x8-patterns/04-Lines/png/VerticalSparseMedium.png&quot; &quot;/Users/x/8x8-patterns/04-Lines/png/VerticalSparseBold.png&quot; &quot;/Users/x/8x8-patterns/04-Lines/png/VerticalSparseExtraBold.png&quot; &quot;/Users/x/8x8-patterns/04-Lines/png/VerticalSparseUltraBold.png&quot; reset &quot;/Users/x/8x8-patterns/04-Lines/png/VerticalStripes.png&quot; &quot;/Users/x/8x8-patterns/04-Lines/png/VerticalPinstripe.png&quot; &quot;/Users/x/8x8-patterns/04-Lines/png/VerticalPinstripeMedium.png&quot; &quot;/Users/x/8x8-patterns/04-Lines/png/VerticalDense.png&quot; &quot;/Users/x/8x8-patterns/04-Lines/png/VerticalDenseLineDot.png&quot; &quot;/Users/x/8x8-patterns/04-Lines/png/VerticalDenseLineDash.png&quot; reset &quot;/Users/x/8x8-patterns/04-Lines/png/Dexter.png&quot; &quot;/Users/x/8x8-patterns/04-Lines/png/DexterMedium.png&quot; &quot;/Users/x/8x8-patterns/04-Lines/png/DexterBold.png&quot; &quot;/Users/x/8x8-patterns/04-Lines/png/DexterSparse.png&quot; &quot;/Users/x/8x8-patterns/04-Lines/png/DexterSparseMedium.png&quot; &quot;/Users/x/8x8-patterns/04-Lines/png/DexterSparseBold.png&quot; &quot;/Users/x/8x8-patterns/04-Lines/png/DexterSparseExtraBold.png&quot; &quot;/Users/x/8x8-patterns/04-Lines/png/DexterSparseUltraBold.png&quot; reset &quot;/Users/x/8x8-patterns/04-Lines/png/DexterStripes.png&quot; &quot;/Users/x/8x8-patterns/04-Lines/png/DexterPinstripe.png&quot; &quot;/Users/x/8x8-patterns/04-Lines/png/DexterPinstripeMedium.png&quot; &quot;/Users/x/8x8-patterns/04-Lines/png/DexterSteep.png&quot; &quot;/Users/x/8x8-patterns/04-Lines/png/DexterSteepMedium.png&quot; &quot;/Users/x/8x8-patterns/04-Lines/png/DexterShallow.png&quot; &quot;/Users/x/8x8-patterns/04-Lines/png/DexterShallowMedium.png&quot; reset &quot;/Users/x/8x8-patterns/04-Lines/png/Sinister.png&quot; &quot;/Users/x/8x8-patterns/04-Lines/png/SinisterMedium.png&quot; &quot;/Users/x/8x8-patterns/04-Lines/png/SinisterBold.png&quot; &quot;/Users/x/8x8-patterns/04-Lines/png/SinisterSparse.png&quot; &quot;/Users/x/8x8-patterns/04-Lines/png/SinisterSparseMedium.png&quot; &quot;/Users/x/8x8-patterns/04-Lines/png/SinisterSparseBold.png&quot; &quot;/Users/x/8x8-patterns/04-Lines/png/SinisterSparseExtraBold.png&quot; &quot;/Users/x/8x8-patterns/04-Lines/png/SinisterSparseUltraBold.png&quot; reset &quot;/Users/x/8x8-patterns/04-Lines/png/SinisterStripes.png&quot; &quot;/Users/x/8x8-patterns/04-Lines/png/SinisterPinstripe.png&quot; &quot;/Users/x/8x8-patterns/04-Lines/png/SinisterPinstripeMedium.png&quot; &quot;/Users/x/8x8-patterns/04-Lines/png/SinisterSteep.png&quot; &quot;/Users/x/8x8-patterns/04-Lines/png/SinisterSteepMedium.png&quot; &quot;/Users/x/8x8-patterns/04-Lines/png/SinisterShallow.png&quot; &quot;/Users/x/8x8-patterns/04-Lines/png/SinisterShallowMedium.png&quot;" calcext:value-type="string" table:number-columns-spanned="4" table:number-rows-spanned="1">
            <text:p>"/Users/x/8x8-patterns/utils/createimages.sh" "/Users/x/8x8-patterns/04-Lines/png/Horizontal.png" "/Users/x/8x8-patterns/04-Lines/png/HorizontalMedium.png" "/Users/x/8x8-patterns/04-Lines/png/HorizontalBold.png" "/Users/x/8x8-patterns/04-Lines/png/HorizontalSparse.png" "/Users/x/8x8-patterns/04-Lines/png/HorizontalSparseMedium.png" "/Users/x/8x8-patterns/04-Lines/png/HorizontalSparseBold.png" "/Users/x/8x8-patterns/04-Lines/png/HorizontalSparseExtraBold.png" "/Users/x/8x8-patterns/04-Lines/png/HorizontalSparseUltraBold.png" reset "/Users/x/8x8-patterns/04-Lines/png/HorizontalStripes.png" "/Users/x/8x8-patterns/04-Lines/png/HorizontalPinstripe.png" "/Users/x/8x8-patterns/04-Lines/png/HorizontalPinstripeMedium.png" "/Users/x/8x8-patterns/04-Lines/png/HorizontalDense.png" "/Users/x/8x8-patterns/04-Lines/png/HorizontalDenseLineDot.png" "/Users/x/8x8-patterns/04-Lines/png/HorizontalDenseLineDash.png" reset "/Users/x/8x8-patterns/04-Lines/png/Vertical.png" "/Users/x/8x8-patterns/04-Lines/png/VerticalMedium.png" "/Users/x/8x8-patterns/04-Lines/png/VerticalBold.png" "/Users/x/8x8-patterns/04-Lines/png/VerticalSparse.png" "/Users/x/8x8-patterns/04-Lines/png/VerticalSparseMedium.png" "/Users/x/8x8-patterns/04-Lines/png/VerticalSparseBold.png" "/Users/x/8x8-patterns/04-Lines/png/VerticalSparseExtraBold.png" "/Users/x/8x8-patterns/04-Lines/png/VerticalSparseUltraBold.png" reset "/Users/x/8x8-patterns/04-Lines/png/VerticalStripes.png" "/Users/x/8x8-patterns/04-Lines/png/VerticalPinstripe.png" "/Users/x/8x8-patterns/04-Lines/png/VerticalPinstripeMedium.png" "/Users/x/8x8-patterns/04-Lines/png/VerticalDense.png" "/Users/x/8x8-patterns/04-Lines/png/VerticalDenseLineDot.png" "/Users/x/8x8-patterns/04-Lines/png/VerticalDenseLineDash.png" reset "/Users/x/8x8-patterns/04-Lines/png/Dexter.png" "/Users/x/8x8-patterns/04-Lines/png/DexterMedium.png" "/Users/x/8x8-patterns/04-Lines/png/DexterBold.png" "/Users/x/8x8-patterns/04-Lines/png/DexterSparse.png" "/Users/x/8x8-patterns/04-Lines/png/DexterSparseMedium.png" "/Users/x/8x8-patterns/04-Lines/png/DexterSparseBold.png" "/Users/x/8x8-patterns/04-Lines/png/DexterSparseExtraBold.png" "/Users/x/8x8-patterns/04-Lines/png/DexterSparseUltraBold.png" reset "/Users/x/8x8-patterns/04-Lines/png/DexterStripes.png" "/Users/x/8x8-patterns/04-Lines/png/DexterPinstripe.png" "/Users/x/8x8-patterns/04-Lines/png/DexterPinstripeMedium.png" "/Users/x/8x8-patterns/04-Lines/png/DexterSteep.png" "/Users/x/8x8-patterns/04-Lines/png/DexterSteepMedium.png" "/Users/x/8x8-patterns/04-Lines/png/DexterShallow.png" "/Users/x/8x8-patterns/04-Lines/png/DexterShallowMedium.png" reset "/Users/x/8x8-patterns/04-Lines/png/Sinister.png" "/Users/x/8x8-patterns/04-Lines/png/SinisterMedium.png" "/Users/x/8x8-patterns/04-Lines/png/SinisterBold.png" "/Users/x/8x8-patterns/04-Lines/png/SinisterSparse.png" "/Users/x/8x8-patterns/04-Lines/png/SinisterSparseMedium.png" "/Users/x/8x8-patterns/04-Lines/png/SinisterSparseBold.png" "/Users/x/8x8-patterns/04-Lines/png/SinisterSparseExtraBold.png" "/Users/x/8x8-patterns/04-Lines/png/SinisterSparseUltraBold.png" reset "/Users/x/8x8-patterns/04-Lines/png/SinisterStripes.png" "/Users/x/8x8-patterns/04-Lines/png/SinisterPinstripe.png" "/Users/x/8x8-patterns/04-Lines/png/SinisterPinstripeMedium.png" "/Users/x/8x8-patterns/04-Lines/png/SinisterSteep.png" "/Users/x/8x8-patterns/04-Lines/png/SinisterSteepMedium.png" "/Users/x/8x8-patterns/04-Lines/png/SinisterShallow.png" "/Users/x/8x8-patterns/04-Lines/png/SinisterShallowMedium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/>
          <table:table-cell table:style-name="ce35" office:value-type="string" calcext:value-type="string">
            <text:p>Image</text:p>
          </table:table-cell>
          <table:table-cell table:style-name="ce35" office:value-type="string" calcext:value-type="string">
            <text:p>Parameter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Horizontal</text:p>
          </table:table-cell>
          <table:table-cell table:style-name="ce39" table:formula="of:=IF(ISBLANK([.B10]);&quot;reset&quot;;&quot;&quot;&quot;&quot;&amp;[.$B$3]&amp;[.B10]&amp;&quot;.png&quot;&quot;&quot;)" office:value-type="string" office:string-value="&quot;/Users/x/8x8-patterns/04-Lines/png/Horizontal.png&quot;" calcext:value-type="string">
            <text:p>"/Users/x/8x8-patterns/04-Lines/png/Horizontal.png"</text:p>
          </table:table-cell>
          <table:table-cell table:style-name="ce39" table:formula="of:==IF(ISTEXT([.A10]);&quot;&lt;sup&gt;&quot;&amp;[.A10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<text:span text:style-name="T1">o</text:span></text:p>
          </table:table-cell>
          <table:table-cell table:style-name="ce36" office:value-type="string" calcext:value-type="string">
            <text:p>HorizontalMedium</text:p>
          </table:table-cell>
          <table:table-cell table:style-name="ce39" table:formula="of:=IF(ISBLANK([.B11]);&quot;reset&quot;;&quot;&quot;&quot;&quot;&amp;[.$B$3]&amp;[.B11]&amp;&quot;.png&quot;&quot;&quot;)" office:value-type="string" office:string-value="&quot;/Users/x/8x8-patterns/04-Lines/png/HorizontalMedium.png&quot;" calcext:value-type="string">
            <text:p>"/Users/x/8x8-patterns/04-Lines/png/HorizontalMedium.png"</text:p>
          </table:table-cell>
          <table:table-cell table:style-name="ce32" table:formula="of:==IF(ISTEXT([.A11]);&quot;&lt;sup&gt;&quot;&amp;[.A11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HorizontalBold</text:p>
          </table:table-cell>
          <table:table-cell table:style-name="ce39" table:formula="of:=IF(ISBLANK([.B12]);&quot;reset&quot;;&quot;&quot;&quot;&quot;&amp;[.$B$3]&amp;[.B12]&amp;&quot;.png&quot;&quot;&quot;)" office:value-type="string" office:string-value="&quot;/Users/x/8x8-patterns/04-Lines/png/HorizontalBold.png&quot;" calcext:value-type="string">
            <text:p>"/Users/x/8x8-patterns/04-Lines/png/HorizontalBold.png"</text:p>
          </table:table-cell>
          <table:table-cell table:style-name="ce32" table:formula="of:==IF(ISTEXT([.A12]);&quot;&lt;sup&gt;&quot;&amp;[.A12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HorizontalSparse</text:p>
          </table:table-cell>
          <table:table-cell table:style-name="ce39" table:formula="of:=IF(ISBLANK([.B13]);&quot;reset&quot;;&quot;&quot;&quot;&quot;&amp;[.$B$3]&amp;[.B13]&amp;&quot;.png&quot;&quot;&quot;)" office:value-type="string" office:string-value="&quot;/Users/x/8x8-patterns/04-Lines/png/HorizontalSparse.png&quot;" calcext:value-type="string">
            <text:p>"/Users/x/8x8-patterns/04-Lines/png/HorizontalSparse.png"</text:p>
          </table:table-cell>
          <table:table-cell table:style-name="ce32" table:formula="of:==IF(ISTEXT([.A13]);&quot;&lt;sup&gt;&quot;&amp;[.A13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HorizontalSparseMedium</text:p>
          </table:table-cell>
          <table:table-cell table:style-name="ce39" table:formula="of:=IF(ISBLANK([.B14]);&quot;reset&quot;;&quot;&quot;&quot;&quot;&amp;[.$B$3]&amp;[.B14]&amp;&quot;.png&quot;&quot;&quot;)" office:value-type="string" office:string-value="&quot;/Users/x/8x8-patterns/04-Lines/png/HorizontalSparseMedium.png&quot;" calcext:value-type="string">
            <text:p>"/Users/x/8x8-patterns/04-Lines/png/HorizontalSparseMedium.png"</text:p>
          </table:table-cell>
          <table:table-cell table:style-name="ce32" table:formula="of:==IF(ISTEXT([.A14]);&quot;&lt;sup&gt;&quot;&amp;[.A14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HorizontalSparseBold</text:p>
          </table:table-cell>
          <table:table-cell table:style-name="ce39" table:formula="of:=IF(ISBLANK([.B15]);&quot;reset&quot;;&quot;&quot;&quot;&quot;&amp;[.$B$3]&amp;[.B15]&amp;&quot;.png&quot;&quot;&quot;)" office:value-type="string" office:string-value="&quot;/Users/x/8x8-patterns/04-Lines/png/HorizontalSparseBold.png&quot;" calcext:value-type="string">
            <text:p>"/Users/x/8x8-patterns/04-Lines/png/HorizontalSparseBold.png"</text:p>
          </table:table-cell>
          <table:table-cell table:style-name="ce32" table:formula="of:==IF(ISTEXT([.A15]);&quot;&lt;sup&gt;&quot;&amp;[.A15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HorizontalSparseExtraBold</text:p>
          </table:table-cell>
          <table:table-cell table:style-name="ce39" table:formula="of:=IF(ISBLANK([.B16]);&quot;reset&quot;;&quot;&quot;&quot;&quot;&amp;[.$B$3]&amp;[.B16]&amp;&quot;.png&quot;&quot;&quot;)" office:value-type="string" office:string-value="&quot;/Users/x/8x8-patterns/04-Lines/png/HorizontalSparseExtraBold.png&quot;" calcext:value-type="string">
            <text:p>"/Users/x/8x8-patterns/04-Lines/png/HorizontalSparseExtraBold.png"</text:p>
          </table:table-cell>
          <table:table-cell table:style-name="ce32" table:formula="of:==IF(ISTEXT([.A16]);&quot;&lt;sup&gt;&quot;&amp;[.A16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HorizontalSparseUltraBold</text:p>
          </table:table-cell>
          <table:table-cell table:style-name="ce39" table:formula="of:=IF(ISBLANK([.B17]);&quot;reset&quot;;&quot;&quot;&quot;&quot;&amp;[.$B$3]&amp;[.B17]&amp;&quot;.png&quot;&quot;&quot;)" office:value-type="string" office:string-value="&quot;/Users/x/8x8-patterns/04-Lines/png/HorizontalSparseUltraBold.png&quot;" calcext:value-type="string">
            <text:p>"/Users/x/8x8-patterns/04-Lines/png/HorizontalSparseUltraBold.png"</text:p>
          </table:table-cell>
          <table:table-cell table:style-name="ce32" table:formula="of:==IF(ISTEXT([.A17]);&quot;&lt;sup&gt;&quot;&amp;[.A17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/>
          <table:table-cell table:style-name="ce39" table:formula="of:=IF(ISBLANK([.B18]);&quot;reset&quot;;&quot;&quot;&quot;&quot;&amp;[.$B$3]&amp;[.B18]&amp;&quot;.png&quot;&quot;&quot;)" office:value-type="string" office:string-value="reset" calcext:value-type="string">
            <text:p>reset</text:p>
          </table:table-cell>
          <table:table-cell table:style-name="ce32" table:formula="of:==IF(ISTEXT([.A18]);&quot;&lt;sup&gt;&quot;&amp;[.A18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HorizontalStripes</text:p>
          </table:table-cell>
          <table:table-cell table:style-name="ce39" table:formula="of:=IF(ISBLANK([.B19]);&quot;reset&quot;;&quot;&quot;&quot;&quot;&amp;[.$B$3]&amp;[.B19]&amp;&quot;.png&quot;&quot;&quot;)" office:value-type="string" office:string-value="&quot;/Users/x/8x8-patterns/04-Lines/png/HorizontalStripes.png&quot;" calcext:value-type="string">
            <text:p>"/Users/x/8x8-patterns/04-Lines/png/HorizontalStripes.png"</text:p>
          </table:table-cell>
          <table:table-cell table:style-name="ce32" table:formula="of:==IF(ISTEXT([.A19]);&quot;&lt;sup&gt;&quot;&amp;[.A19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HorizontalPinstripe</text:p>
          </table:table-cell>
          <table:table-cell table:style-name="ce39" table:formula="of:=IF(ISBLANK([.B20]);&quot;reset&quot;;&quot;&quot;&quot;&quot;&amp;[.$B$3]&amp;[.B20]&amp;&quot;.png&quot;&quot;&quot;)" office:value-type="string" office:string-value="&quot;/Users/x/8x8-patterns/04-Lines/png/HorizontalPinstripe.png&quot;" calcext:value-type="string">
            <text:p>"/Users/x/8x8-patterns/04-Lines/png/HorizontalPinstripe.png"</text:p>
          </table:table-cell>
          <table:table-cell table:style-name="ce32" table:formula="of:==IF(ISTEXT([.A20]);&quot;&lt;sup&gt;&quot;&amp;[.A20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HorizontalPinstripeMedium</text:p>
          </table:table-cell>
          <table:table-cell table:style-name="ce39" table:formula="of:=IF(ISBLANK([.B21]);&quot;reset&quot;;&quot;&quot;&quot;&quot;&amp;[.$B$3]&amp;[.B21]&amp;&quot;.png&quot;&quot;&quot;)" office:value-type="string" office:string-value="&quot;/Users/x/8x8-patterns/04-Lines/png/HorizontalPinstripeMedium.png&quot;" calcext:value-type="string">
            <text:p>"/Users/x/8x8-patterns/04-Lines/png/HorizontalPinstripeMedium.png"</text:p>
          </table:table-cell>
          <table:table-cell table:style-name="ce32" table:formula="of:==IF(ISTEXT([.A21]);&quot;&lt;sup&gt;&quot;&amp;[.A21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<text:span text:style-name="T1">o,p</text:span></text:p>
          </table:table-cell>
          <table:table-cell table:style-name="ce36" office:value-type="string" calcext:value-type="string">
            <text:p>HorizontalDense</text:p>
          </table:table-cell>
          <table:table-cell table:style-name="ce39" table:formula="of:=IF(ISBLANK([.B22]);&quot;reset&quot;;&quot;&quot;&quot;&quot;&amp;[.$B$3]&amp;[.B22]&amp;&quot;.png&quot;&quot;&quot;)" office:value-type="string" office:string-value="&quot;/Users/x/8x8-patterns/04-Lines/png/HorizontalDense.png&quot;" calcext:value-type="string">
            <text:p>"/Users/x/8x8-patterns/04-Lines/png/HorizontalDense.png"</text:p>
          </table:table-cell>
          <table:table-cell table:style-name="ce32" table:formula="of:==IF(ISTEXT([.A22]);&quot;&lt;sup&gt;&quot;&amp;[.A22]&amp;&quot;&lt;/sup&gt;&quot;;&quot;&quot;)" office:value-type="string" office:string-value="&lt;sup&gt;o,p&lt;/sup&gt;" calcext:value-type="string">
            <text:p>&lt;sup&gt;o,p&lt;/sup&gt;</text:p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HorizontalDenseLineDot</text:p>
          </table:table-cell>
          <table:table-cell table:style-name="ce39" table:formula="of:=IF(ISBLANK([.B23]);&quot;reset&quot;;&quot;&quot;&quot;&quot;&amp;[.$B$3]&amp;[.B23]&amp;&quot;.png&quot;&quot;&quot;)" office:value-type="string" office:string-value="&quot;/Users/x/8x8-patterns/04-Lines/png/HorizontalDenseLineDot.png&quot;" calcext:value-type="string">
            <text:p>"/Users/x/8x8-patterns/04-Lines/png/HorizontalDenseLineDot.png"</text:p>
          </table:table-cell>
          <table:table-cell table:style-name="ce32" table:formula="of:==IF(ISTEXT([.A23]);&quot;&lt;sup&gt;&quot;&amp;[.A23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HorizontalDenseLineDash</text:p>
          </table:table-cell>
          <table:table-cell table:style-name="ce39" table:formula="of:=IF(ISBLANK([.B24]);&quot;reset&quot;;&quot;&quot;&quot;&quot;&amp;[.$B$3]&amp;[.B24]&amp;&quot;.png&quot;&quot;&quot;)" office:value-type="string" office:string-value="&quot;/Users/x/8x8-patterns/04-Lines/png/HorizontalDenseLineDash.png&quot;" calcext:value-type="string">
            <text:p>"/Users/x/8x8-patterns/04-Lines/png/HorizontalDenseLineDash.png"</text:p>
          </table:table-cell>
          <table:table-cell table:style-name="ce32" table:formula="of:==IF(ISTEXT([.A24]);&quot;&lt;sup&gt;&quot;&amp;[.A24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/>
          <table:table-cell table:style-name="ce39" table:formula="of:=IF(ISBLANK([.B25]);&quot;reset&quot;;&quot;&quot;&quot;&quot;&amp;[.$B$3]&amp;[.B25]&amp;&quot;.png&quot;&quot;&quot;)" office:value-type="string" office:string-value="reset" calcext:value-type="string">
            <text:p>reset</text:p>
          </table:table-cell>
          <table:table-cell table:style-name="ce32" table:formula="of:==IF(ISTEXT([.A25]);&quot;&lt;sup&gt;&quot;&amp;[.A25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Vertical</text:p>
          </table:table-cell>
          <table:table-cell table:style-name="ce39" table:formula="of:=IF(ISBLANK([.B26]);&quot;reset&quot;;&quot;&quot;&quot;&quot;&amp;[.$B$3]&amp;[.B26]&amp;&quot;.png&quot;&quot;&quot;)" office:value-type="string" office:string-value="&quot;/Users/x/8x8-patterns/04-Lines/png/Vertical.png&quot;" calcext:value-type="string">
            <text:p>"/Users/x/8x8-patterns/04-Lines/png/Vertical.png"</text:p>
          </table:table-cell>
          <table:table-cell table:style-name="ce32" table:formula="of:==IF(ISTEXT([.A26]);&quot;&lt;sup&gt;&quot;&amp;[.A26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<text:span text:style-name="T1">o</text:span></text:p>
          </table:table-cell>
          <table:table-cell table:style-name="ce36" office:value-type="string" calcext:value-type="string">
            <text:p>VerticalMedium</text:p>
          </table:table-cell>
          <table:table-cell table:style-name="ce39" table:formula="of:=IF(ISBLANK([.B27]);&quot;reset&quot;;&quot;&quot;&quot;&quot;&amp;[.$B$3]&amp;[.B27]&amp;&quot;.png&quot;&quot;&quot;)" office:value-type="string" office:string-value="&quot;/Users/x/8x8-patterns/04-Lines/png/VerticalMedium.png&quot;" calcext:value-type="string">
            <text:p>"/Users/x/8x8-patterns/04-Lines/png/VerticalMedium.png"</text:p>
          </table:table-cell>
          <table:table-cell table:style-name="ce32" table:formula="of:==IF(ISTEXT([.A27]);&quot;&lt;sup&gt;&quot;&amp;[.A27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VerticalBold</text:p>
          </table:table-cell>
          <table:table-cell table:style-name="ce39" table:formula="of:=IF(ISBLANK([.B28]);&quot;reset&quot;;&quot;&quot;&quot;&quot;&amp;[.$B$3]&amp;[.B28]&amp;&quot;.png&quot;&quot;&quot;)" office:value-type="string" office:string-value="&quot;/Users/x/8x8-patterns/04-Lines/png/VerticalBold.png&quot;" calcext:value-type="string">
            <text:p>"/Users/x/8x8-patterns/04-Lines/png/VerticalBold.png"</text:p>
          </table:table-cell>
          <table:table-cell table:style-name="ce32" table:formula="of:==IF(ISTEXT([.A28]);&quot;&lt;sup&gt;&quot;&amp;[.A28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VerticalSparse</text:p>
          </table:table-cell>
          <table:table-cell table:style-name="ce39" table:formula="of:=IF(ISBLANK([.B29]);&quot;reset&quot;;&quot;&quot;&quot;&quot;&amp;[.$B$3]&amp;[.B29]&amp;&quot;.png&quot;&quot;&quot;)" office:value-type="string" office:string-value="&quot;/Users/x/8x8-patterns/04-Lines/png/VerticalSparse.png&quot;" calcext:value-type="string">
            <text:p>"/Users/x/8x8-patterns/04-Lines/png/VerticalSparse.png"</text:p>
          </table:table-cell>
          <table:table-cell table:style-name="ce32" table:formula="of:==IF(ISTEXT([.A29]);&quot;&lt;sup&gt;&quot;&amp;[.A29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VerticalSparseMedium</text:p>
          </table:table-cell>
          <table:table-cell table:style-name="ce39" table:formula="of:=IF(ISBLANK([.B30]);&quot;reset&quot;;&quot;&quot;&quot;&quot;&amp;[.$B$3]&amp;[.B30]&amp;&quot;.png&quot;&quot;&quot;)" office:value-type="string" office:string-value="&quot;/Users/x/8x8-patterns/04-Lines/png/VerticalSparseMedium.png&quot;" calcext:value-type="string">
            <text:p>"/Users/x/8x8-patterns/04-Lines/png/VerticalSparseMedium.png"</text:p>
          </table:table-cell>
          <table:table-cell table:style-name="ce32" table:formula="of:==IF(ISTEXT([.A30]);&quot;&lt;sup&gt;&quot;&amp;[.A30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VerticalSparseBold</text:p>
          </table:table-cell>
          <table:table-cell table:style-name="ce39" table:formula="of:=IF(ISBLANK([.B31]);&quot;reset&quot;;&quot;&quot;&quot;&quot;&amp;[.$B$3]&amp;[.B31]&amp;&quot;.png&quot;&quot;&quot;)" office:value-type="string" office:string-value="&quot;/Users/x/8x8-patterns/04-Lines/png/VerticalSparseBold.png&quot;" calcext:value-type="string">
            <text:p>"/Users/x/8x8-patterns/04-Lines/png/VerticalSparseBold.png"</text:p>
          </table:table-cell>
          <table:table-cell table:style-name="ce32" table:formula="of:==IF(ISTEXT([.A31]);&quot;&lt;sup&gt;&quot;&amp;[.A31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VerticalSparseExtraBold</text:p>
          </table:table-cell>
          <table:table-cell table:style-name="ce39" table:formula="of:=IF(ISBLANK([.B32]);&quot;reset&quot;;&quot;&quot;&quot;&quot;&amp;[.$B$3]&amp;[.B32]&amp;&quot;.png&quot;&quot;&quot;)" office:value-type="string" office:string-value="&quot;/Users/x/8x8-patterns/04-Lines/png/VerticalSparseExtraBold.png&quot;" calcext:value-type="string">
            <text:p>"/Users/x/8x8-patterns/04-Lines/png/VerticalSparseExtraBold.png"</text:p>
          </table:table-cell>
          <table:table-cell table:style-name="ce32" table:formula="of:==IF(ISTEXT([.A32]);&quot;&lt;sup&gt;&quot;&amp;[.A32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VerticalSparseUltraBold</text:p>
          </table:table-cell>
          <table:table-cell table:style-name="ce39" table:formula="of:=IF(ISBLANK([.B33]);&quot;reset&quot;;&quot;&quot;&quot;&quot;&amp;[.$B$3]&amp;[.B33]&amp;&quot;.png&quot;&quot;&quot;)" office:value-type="string" office:string-value="&quot;/Users/x/8x8-patterns/04-Lines/png/VerticalSparseUltraBold.png&quot;" calcext:value-type="string">
            <text:p>"/Users/x/8x8-patterns/04-Lines/png/VerticalSparseUltraBold.png"</text:p>
          </table:table-cell>
          <table:table-cell table:style-name="ce32" table:formula="of:==IF(ISTEXT([.A33]);&quot;&lt;sup&gt;&quot;&amp;[.A33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/>
          <table:table-cell table:style-name="ce39" table:formula="of:=IF(ISBLANK([.B34]);&quot;reset&quot;;&quot;&quot;&quot;&quot;&amp;[.$B$3]&amp;[.B34]&amp;&quot;.png&quot;&quot;&quot;)" office:value-type="string" office:string-value="reset" calcext:value-type="string">
            <text:p>reset</text:p>
          </table:table-cell>
          <table:table-cell table:style-name="ce32" table:formula="of:==IF(ISTEXT([.A34]);&quot;&lt;sup&gt;&quot;&amp;[.A34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VerticalStripes</text:p>
          </table:table-cell>
          <table:table-cell table:style-name="ce39" table:formula="of:=IF(ISBLANK([.B35]);&quot;reset&quot;;&quot;&quot;&quot;&quot;&amp;[.$B$3]&amp;[.B35]&amp;&quot;.png&quot;&quot;&quot;)" office:value-type="string" office:string-value="&quot;/Users/x/8x8-patterns/04-Lines/png/VerticalStripes.png&quot;" calcext:value-type="string">
            <text:p>"/Users/x/8x8-patterns/04-Lines/png/VerticalStripes.png"</text:p>
          </table:table-cell>
          <table:table-cell table:style-name="ce32" table:formula="of:==IF(ISTEXT([.A35]);&quot;&lt;sup&gt;&quot;&amp;[.A35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VerticalPinstripe</text:p>
          </table:table-cell>
          <table:table-cell table:style-name="ce39" table:formula="of:=IF(ISBLANK([.B36]);&quot;reset&quot;;&quot;&quot;&quot;&quot;&amp;[.$B$3]&amp;[.B36]&amp;&quot;.png&quot;&quot;&quot;)" office:value-type="string" office:string-value="&quot;/Users/x/8x8-patterns/04-Lines/png/VerticalPinstripe.png&quot;" calcext:value-type="string">
            <text:p>"/Users/x/8x8-patterns/04-Lines/png/VerticalPinstripe.png"</text:p>
          </table:table-cell>
          <table:table-cell table:style-name="ce32" table:formula="of:==IF(ISTEXT([.A36]);&quot;&lt;sup&gt;&quot;&amp;[.A36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VerticalPinstripeMedium</text:p>
          </table:table-cell>
          <table:table-cell table:style-name="ce39" table:formula="of:=IF(ISBLANK([.B37]);&quot;reset&quot;;&quot;&quot;&quot;&quot;&amp;[.$B$3]&amp;[.B37]&amp;&quot;.png&quot;&quot;&quot;)" office:value-type="string" office:string-value="&quot;/Users/x/8x8-patterns/04-Lines/png/VerticalPinstripeMedium.png&quot;" calcext:value-type="string">
            <text:p>"/Users/x/8x8-patterns/04-Lines/png/VerticalPinstripeMedium.png"</text:p>
          </table:table-cell>
          <table:table-cell table:style-name="ce32" table:formula="of:==IF(ISTEXT([.A37]);&quot;&lt;sup&gt;&quot;&amp;[.A37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<text:span text:style-name="T1">o,p</text:span></text:p>
          </table:table-cell>
          <table:table-cell table:style-name="ce36" office:value-type="string" calcext:value-type="string">
            <text:p>VerticalDense</text:p>
          </table:table-cell>
          <table:table-cell table:style-name="ce39" table:formula="of:=IF(ISBLANK([.B38]);&quot;reset&quot;;&quot;&quot;&quot;&quot;&amp;[.$B$3]&amp;[.B38]&amp;&quot;.png&quot;&quot;&quot;)" office:value-type="string" office:string-value="&quot;/Users/x/8x8-patterns/04-Lines/png/VerticalDense.png&quot;" calcext:value-type="string">
            <text:p>"/Users/x/8x8-patterns/04-Lines/png/VerticalDense.png"</text:p>
          </table:table-cell>
          <table:table-cell table:style-name="ce32" table:formula="of:==IF(ISTEXT([.A38]);&quot;&lt;sup&gt;&quot;&amp;[.A38]&amp;&quot;&lt;/sup&gt;&quot;;&quot;&quot;)" office:value-type="string" office:string-value="&lt;sup&gt;o,p&lt;/sup&gt;" calcext:value-type="string">
            <text:p>&lt;sup&gt;o,p&lt;/sup&gt;</text:p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VerticalDenseLineDot</text:p>
          </table:table-cell>
          <table:table-cell table:style-name="ce39" table:formula="of:=IF(ISBLANK([.B39]);&quot;reset&quot;;&quot;&quot;&quot;&quot;&amp;[.$B$3]&amp;[.B39]&amp;&quot;.png&quot;&quot;&quot;)" office:value-type="string" office:string-value="&quot;/Users/x/8x8-patterns/04-Lines/png/VerticalDenseLineDot.png&quot;" calcext:value-type="string">
            <text:p>"/Users/x/8x8-patterns/04-Lines/png/VerticalDenseLineDot.png"</text:p>
          </table:table-cell>
          <table:table-cell table:style-name="ce32" table:formula="of:==IF(ISTEXT([.A39]);&quot;&lt;sup&gt;&quot;&amp;[.A39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VerticalDenseLineDash</text:p>
          </table:table-cell>
          <table:table-cell table:style-name="ce39" table:formula="of:=IF(ISBLANK([.B40]);&quot;reset&quot;;&quot;&quot;&quot;&quot;&amp;[.$B$3]&amp;[.B40]&amp;&quot;.png&quot;&quot;&quot;)" office:value-type="string" office:string-value="&quot;/Users/x/8x8-patterns/04-Lines/png/VerticalDenseLineDash.png&quot;" calcext:value-type="string">
            <text:p>"/Users/x/8x8-patterns/04-Lines/png/VerticalDenseLineDash.png"</text:p>
          </table:table-cell>
          <table:table-cell table:style-name="ce32" table:formula="of:==IF(ISTEXT([.A40]);&quot;&lt;sup&gt;&quot;&amp;[.A40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/>
          <table:table-cell table:style-name="ce39" table:formula="of:=IF(ISBLANK([.B41]);&quot;reset&quot;;&quot;&quot;&quot;&quot;&amp;[.$B$3]&amp;[.B41]&amp;&quot;.png&quot;&quot;&quot;)" office:value-type="string" office:string-value="reset" calcext:value-type="string">
            <text:p>reset</text:p>
          </table:table-cell>
          <table:table-cell table:style-name="ce32" table:formula="of:==IF(ISTEXT([.A41]);&quot;&lt;sup&gt;&quot;&amp;[.A41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Dexter</text:p>
          </table:table-cell>
          <table:table-cell table:style-name="ce39" table:formula="of:=IF(ISBLANK([.B42]);&quot;reset&quot;;&quot;&quot;&quot;&quot;&amp;[.$B$3]&amp;[.B42]&amp;&quot;.png&quot;&quot;&quot;)" office:value-type="string" office:string-value="&quot;/Users/x/8x8-patterns/04-Lines/png/Dexter.png&quot;" calcext:value-type="string">
            <text:p>"/Users/x/8x8-patterns/04-Lines/png/Dexter.png"</text:p>
          </table:table-cell>
          <table:table-cell table:style-name="ce32" table:formula="of:==IF(ISTEXT([.A42]);&quot;&lt;sup&gt;&quot;&amp;[.A42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<text:span text:style-name="T1">o</text:span></text:p>
          </table:table-cell>
          <table:table-cell table:style-name="ce36" office:value-type="string" calcext:value-type="string">
            <text:p>DexterMedium</text:p>
          </table:table-cell>
          <table:table-cell table:style-name="ce39" table:formula="of:=IF(ISBLANK([.B43]);&quot;reset&quot;;&quot;&quot;&quot;&quot;&amp;[.$B$3]&amp;[.B43]&amp;&quot;.png&quot;&quot;&quot;)" office:value-type="string" office:string-value="&quot;/Users/x/8x8-patterns/04-Lines/png/DexterMedium.png&quot;" calcext:value-type="string">
            <text:p>"/Users/x/8x8-patterns/04-Lines/png/DexterMedium.png"</text:p>
          </table:table-cell>
          <table:table-cell table:style-name="ce32" table:formula="of:==IF(ISTEXT([.A43]);&quot;&lt;sup&gt;&quot;&amp;[.A43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<text:span text:style-name="T1">o</text:span></text:p>
          </table:table-cell>
          <table:table-cell table:style-name="ce36" office:value-type="string" calcext:value-type="string">
            <text:p>DexterBold</text:p>
          </table:table-cell>
          <table:table-cell table:style-name="ce39" table:formula="of:=IF(ISBLANK([.B44]);&quot;reset&quot;;&quot;&quot;&quot;&quot;&amp;[.$B$3]&amp;[.B44]&amp;&quot;.png&quot;&quot;&quot;)" office:value-type="string" office:string-value="&quot;/Users/x/8x8-patterns/04-Lines/png/DexterBold.png&quot;" calcext:value-type="string">
            <text:p>"/Users/x/8x8-patterns/04-Lines/png/DexterBold.png"</text:p>
          </table:table-cell>
          <table:table-cell table:style-name="ce32" table:formula="of:==IF(ISTEXT([.A44]);&quot;&lt;sup&gt;&quot;&amp;[.A44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DexterSparse</text:p>
          </table:table-cell>
          <table:table-cell table:style-name="ce39" table:formula="of:=IF(ISBLANK([.B45]);&quot;reset&quot;;&quot;&quot;&quot;&quot;&amp;[.$B$3]&amp;[.B45]&amp;&quot;.png&quot;&quot;&quot;)" office:value-type="string" office:string-value="&quot;/Users/x/8x8-patterns/04-Lines/png/DexterSparse.png&quot;" calcext:value-type="string">
            <text:p>"/Users/x/8x8-patterns/04-Lines/png/DexterSparse.png"</text:p>
          </table:table-cell>
          <table:table-cell table:style-name="ce32" table:formula="of:==IF(ISTEXT([.A45]);&quot;&lt;sup&gt;&quot;&amp;[.A45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DexterSparseMedium</text:p>
          </table:table-cell>
          <table:table-cell table:style-name="ce39" table:formula="of:=IF(ISBLANK([.B46]);&quot;reset&quot;;&quot;&quot;&quot;&quot;&amp;[.$B$3]&amp;[.B46]&amp;&quot;.png&quot;&quot;&quot;)" office:value-type="string" office:string-value="&quot;/Users/x/8x8-patterns/04-Lines/png/DexterSparseMedium.png&quot;" calcext:value-type="string">
            <text:p>"/Users/x/8x8-patterns/04-Lines/png/DexterSparseMedium.png"</text:p>
          </table:table-cell>
          <table:table-cell table:style-name="ce32" table:formula="of:==IF(ISTEXT([.A46]);&quot;&lt;sup&gt;&quot;&amp;[.A46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DexterSparseBold</text:p>
          </table:table-cell>
          <table:table-cell table:style-name="ce39" table:formula="of:=IF(ISBLANK([.B47]);&quot;reset&quot;;&quot;&quot;&quot;&quot;&amp;[.$B$3]&amp;[.B47]&amp;&quot;.png&quot;&quot;&quot;)" office:value-type="string" office:string-value="&quot;/Users/x/8x8-patterns/04-Lines/png/DexterSparseBold.png&quot;" calcext:value-type="string">
            <text:p>"/Users/x/8x8-patterns/04-Lines/png/DexterSparseBold.png"</text:p>
          </table:table-cell>
          <table:table-cell table:style-name="ce32" table:formula="of:==IF(ISTEXT([.A47]);&quot;&lt;sup&gt;&quot;&amp;[.A47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DexterSparseExtraBold</text:p>
          </table:table-cell>
          <table:table-cell table:style-name="ce39" table:formula="of:=IF(ISBLANK([.B48]);&quot;reset&quot;;&quot;&quot;&quot;&quot;&amp;[.$B$3]&amp;[.B48]&amp;&quot;.png&quot;&quot;&quot;)" office:value-type="string" office:string-value="&quot;/Users/x/8x8-patterns/04-Lines/png/DexterSparseExtraBold.png&quot;" calcext:value-type="string">
            <text:p>"/Users/x/8x8-patterns/04-Lines/png/DexterSparseExtraBold.png"</text:p>
          </table:table-cell>
          <table:table-cell table:style-name="ce32" table:formula="of:==IF(ISTEXT([.A48]);&quot;&lt;sup&gt;&quot;&amp;[.A48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<text:span text:style-name="T1">o</text:span></text:p>
          </table:table-cell>
          <table:table-cell table:style-name="ce36" office:value-type="string" calcext:value-type="string">
            <text:p>DexterSparseUltraBold</text:p>
          </table:table-cell>
          <table:table-cell table:style-name="ce39" table:formula="of:=IF(ISBLANK([.B49]);&quot;reset&quot;;&quot;&quot;&quot;&quot;&amp;[.$B$3]&amp;[.B49]&amp;&quot;.png&quot;&quot;&quot;)" office:value-type="string" office:string-value="&quot;/Users/x/8x8-patterns/04-Lines/png/DexterSparseUltraBold.png&quot;" calcext:value-type="string">
            <text:p>"/Users/x/8x8-patterns/04-Lines/png/DexterSparseUltraBold.png"</text:p>
          </table:table-cell>
          <table:table-cell table:style-name="ce32" table:formula="of:==IF(ISTEXT([.A49]);&quot;&lt;sup&gt;&quot;&amp;[.A49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/>
          <table:table-cell table:style-name="ce36"/>
          <table:table-cell table:style-name="ce39" table:formula="of:=IF(ISBLANK([.B50]);&quot;reset&quot;;&quot;&quot;&quot;&quot;&amp;[.$B$3]&amp;[.B50]&amp;&quot;.png&quot;&quot;&quot;)" office:value-type="string" office:string-value="reset" calcext:value-type="string">
            <text:p>reset</text:p>
          </table:table-cell>
          <table:table-cell table:style-name="ce32" table:formula="of:==IF(ISTEXT([.A50]);&quot;&lt;sup&gt;&quot;&amp;[.A50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DexterStripes</text:p>
          </table:table-cell>
          <table:table-cell table:style-name="ce39" table:formula="of:=IF(ISBLANK([.B51]);&quot;reset&quot;;&quot;&quot;&quot;&quot;&amp;[.$B$3]&amp;[.B51]&amp;&quot;.png&quot;&quot;&quot;)" office:value-type="string" office:string-value="&quot;/Users/x/8x8-patterns/04-Lines/png/DexterStripes.png&quot;" calcext:value-type="string">
            <text:p>"/Users/x/8x8-patterns/04-Lines/png/DexterStripes.png"</text:p>
          </table:table-cell>
          <table:table-cell table:style-name="ce32" table:formula="of:==IF(ISTEXT([.A51]);&quot;&lt;sup&gt;&quot;&amp;[.A51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DexterPinstripe</text:p>
          </table:table-cell>
          <table:table-cell table:style-name="ce39" table:formula="of:=IF(ISBLANK([.B52]);&quot;reset&quot;;&quot;&quot;&quot;&quot;&amp;[.$B$3]&amp;[.B52]&amp;&quot;.png&quot;&quot;&quot;)" office:value-type="string" office:string-value="&quot;/Users/x/8x8-patterns/04-Lines/png/DexterPinstripe.png&quot;" calcext:value-type="string">
            <text:p>"/Users/x/8x8-patterns/04-Lines/png/DexterPinstripe.png"</text:p>
          </table:table-cell>
          <table:table-cell table:style-name="ce32" table:formula="of:==IF(ISTEXT([.A52]);&quot;&lt;sup&gt;&quot;&amp;[.A52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DexterPinstripeMedium</text:p>
          </table:table-cell>
          <table:table-cell table:style-name="ce39" table:formula="of:=IF(ISBLANK([.B53]);&quot;reset&quot;;&quot;&quot;&quot;&quot;&amp;[.$B$3]&amp;[.B53]&amp;&quot;.png&quot;&quot;&quot;)" office:value-type="string" office:string-value="&quot;/Users/x/8x8-patterns/04-Lines/png/DexterPinstripeMedium.png&quot;" calcext:value-type="string">
            <text:p>"/Users/x/8x8-patterns/04-Lines/png/DexterPinstripeMedium.png"</text:p>
          </table:table-cell>
          <table:table-cell table:style-name="ce32" table:formula="of:==IF(ISTEXT([.A53]);&quot;&lt;sup&gt;&quot;&amp;[.A53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DexterSteep</text:p>
          </table:table-cell>
          <table:table-cell table:style-name="ce39" table:formula="of:=IF(ISBLANK([.B54]);&quot;reset&quot;;&quot;&quot;&quot;&quot;&amp;[.$B$3]&amp;[.B54]&amp;&quot;.png&quot;&quot;&quot;)" office:value-type="string" office:string-value="&quot;/Users/x/8x8-patterns/04-Lines/png/DexterSteep.png&quot;" calcext:value-type="string">
            <text:p>"/Users/x/8x8-patterns/04-Lines/png/DexterSteep.png"</text:p>
          </table:table-cell>
          <table:table-cell table:style-name="ce32" table:formula="of:==IF(ISTEXT([.A54]);&quot;&lt;sup&gt;&quot;&amp;[.A54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DexterSteepMedium</text:p>
          </table:table-cell>
          <table:table-cell table:style-name="ce39" table:formula="of:=IF(ISBLANK([.B55]);&quot;reset&quot;;&quot;&quot;&quot;&quot;&amp;[.$B$3]&amp;[.B55]&amp;&quot;.png&quot;&quot;&quot;)" office:value-type="string" office:string-value="&quot;/Users/x/8x8-patterns/04-Lines/png/DexterSteepMedium.png&quot;" calcext:value-type="string">
            <text:p>"/Users/x/8x8-patterns/04-Lines/png/DexterSteepMedium.png"</text:p>
          </table:table-cell>
          <table:table-cell table:style-name="ce32" table:formula="of:==IF(ISTEXT([.A55]);&quot;&lt;sup&gt;&quot;&amp;[.A55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DexterShallow</text:p>
          </table:table-cell>
          <table:table-cell table:style-name="ce39" table:formula="of:=IF(ISBLANK([.B56]);&quot;reset&quot;;&quot;&quot;&quot;&quot;&amp;[.$B$3]&amp;[.B56]&amp;&quot;.png&quot;&quot;&quot;)" office:value-type="string" office:string-value="&quot;/Users/x/8x8-patterns/04-Lines/png/DexterShallow.png&quot;" calcext:value-type="string">
            <text:p>"/Users/x/8x8-patterns/04-Lines/png/DexterShallow.png"</text:p>
          </table:table-cell>
          <table:table-cell table:style-name="ce32" table:formula="of:==IF(ISTEXT([.A56]);&quot;&lt;sup&gt;&quot;&amp;[.A56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DexterShallowMedium</text:p>
          </table:table-cell>
          <table:table-cell table:style-name="ce39" table:formula="of:=IF(ISBLANK([.B57]);&quot;reset&quot;;&quot;&quot;&quot;&quot;&amp;[.$B$3]&amp;[.B57]&amp;&quot;.png&quot;&quot;&quot;)" office:value-type="string" office:string-value="&quot;/Users/x/8x8-patterns/04-Lines/png/DexterShallowMedium.png&quot;" calcext:value-type="string">
            <text:p>"/Users/x/8x8-patterns/04-Lines/png/DexterShallowMedium.png"</text:p>
          </table:table-cell>
          <table:table-cell table:style-name="ce32" table:formula="of:==IF(ISTEXT([.A57]);&quot;&lt;sup&gt;&quot;&amp;[.A57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/>
          <table:table-cell table:style-name="ce39" table:formula="of:=IF(ISBLANK([.B58]);&quot;reset&quot;;&quot;&quot;&quot;&quot;&amp;[.$B$3]&amp;[.B58]&amp;&quot;.png&quot;&quot;&quot;)" office:value-type="string" office:string-value="reset" calcext:value-type="string">
            <text:p>reset</text:p>
          </table:table-cell>
          <table:table-cell table:style-name="ce32" table:formula="of:==IF(ISTEXT([.A58]);&quot;&lt;sup&gt;&quot;&amp;[.A58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Sinister</text:p>
          </table:table-cell>
          <table:table-cell table:style-name="ce39" table:formula="of:=IF(ISBLANK([.B59]);&quot;reset&quot;;&quot;&quot;&quot;&quot;&amp;[.$B$3]&amp;[.B59]&amp;&quot;.png&quot;&quot;&quot;)" office:value-type="string" office:string-value="&quot;/Users/x/8x8-patterns/04-Lines/png/Sinister.png&quot;" calcext:value-type="string">
            <text:p>"/Users/x/8x8-patterns/04-Lines/png/Sinister.png"</text:p>
          </table:table-cell>
          <table:table-cell table:style-name="ce32" table:formula="of:==IF(ISTEXT([.A59]);&quot;&lt;sup&gt;&quot;&amp;[.A59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<text:span text:style-name="T1">o</text:span></text:p>
          </table:table-cell>
          <table:table-cell table:style-name="ce36" office:value-type="string" calcext:value-type="string">
            <text:p>SinisterMedium</text:p>
          </table:table-cell>
          <table:table-cell table:style-name="ce39" table:formula="of:=IF(ISBLANK([.B60]);&quot;reset&quot;;&quot;&quot;&quot;&quot;&amp;[.$B$3]&amp;[.B60]&amp;&quot;.png&quot;&quot;&quot;)" office:value-type="string" office:string-value="&quot;/Users/x/8x8-patterns/04-Lines/png/SinisterMedium.png&quot;" calcext:value-type="string">
            <text:p>"/Users/x/8x8-patterns/04-Lines/png/SinisterMedium.png"</text:p>
          </table:table-cell>
          <table:table-cell table:style-name="ce32" table:formula="of:==IF(ISTEXT([.A60]);&quot;&lt;sup&gt;&quot;&amp;[.A60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<text:span text:style-name="T1">o</text:span></text:p>
          </table:table-cell>
          <table:table-cell table:style-name="ce36" office:value-type="string" calcext:value-type="string">
            <text:p>SinisterBold</text:p>
          </table:table-cell>
          <table:table-cell table:style-name="ce39" table:formula="of:=IF(ISBLANK([.B61]);&quot;reset&quot;;&quot;&quot;&quot;&quot;&amp;[.$B$3]&amp;[.B61]&amp;&quot;.png&quot;&quot;&quot;)" office:value-type="string" office:string-value="&quot;/Users/x/8x8-patterns/04-Lines/png/SinisterBold.png&quot;" calcext:value-type="string">
            <text:p>"/Users/x/8x8-patterns/04-Lines/png/SinisterBold.png"</text:p>
          </table:table-cell>
          <table:table-cell table:style-name="ce32" table:formula="of:==IF(ISTEXT([.A61]);&quot;&lt;sup&gt;&quot;&amp;[.A61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SinisterSparse</text:p>
          </table:table-cell>
          <table:table-cell table:style-name="ce39" table:formula="of:=IF(ISBLANK([.B62]);&quot;reset&quot;;&quot;&quot;&quot;&quot;&amp;[.$B$3]&amp;[.B62]&amp;&quot;.png&quot;&quot;&quot;)" office:value-type="string" office:string-value="&quot;/Users/x/8x8-patterns/04-Lines/png/SinisterSparse.png&quot;" calcext:value-type="string">
            <text:p>"/Users/x/8x8-patterns/04-Lines/png/SinisterSparse.png"</text:p>
          </table:table-cell>
          <table:table-cell table:style-name="ce32" table:formula="of:==IF(ISTEXT([.A62]);&quot;&lt;sup&gt;&quot;&amp;[.A62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SinisterSparseMedium</text:p>
          </table:table-cell>
          <table:table-cell table:style-name="ce39" table:formula="of:=IF(ISBLANK([.B63]);&quot;reset&quot;;&quot;&quot;&quot;&quot;&amp;[.$B$3]&amp;[.B63]&amp;&quot;.png&quot;&quot;&quot;)" office:value-type="string" office:string-value="&quot;/Users/x/8x8-patterns/04-Lines/png/SinisterSparseMedium.png&quot;" calcext:value-type="string">
            <text:p>"/Users/x/8x8-patterns/04-Lines/png/SinisterSparseMedium.png"</text:p>
          </table:table-cell>
          <table:table-cell table:style-name="ce32" table:formula="of:==IF(ISTEXT([.A63]);&quot;&lt;sup&gt;&quot;&amp;[.A63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SinisterSparseBold</text:p>
          </table:table-cell>
          <table:table-cell table:style-name="ce39" table:formula="of:=IF(ISBLANK([.B64]);&quot;reset&quot;;&quot;&quot;&quot;&quot;&amp;[.$B$3]&amp;[.B64]&amp;&quot;.png&quot;&quot;&quot;)" office:value-type="string" office:string-value="&quot;/Users/x/8x8-patterns/04-Lines/png/SinisterSparseBold.png&quot;" calcext:value-type="string">
            <text:p>"/Users/x/8x8-patterns/04-Lines/png/SinisterSparseBold.png"</text:p>
          </table:table-cell>
          <table:table-cell table:style-name="ce32" table:formula="of:==IF(ISTEXT([.A64]);&quot;&lt;sup&gt;&quot;&amp;[.A64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SinisterSparseExtraBold</text:p>
          </table:table-cell>
          <table:table-cell table:style-name="ce39" table:formula="of:=IF(ISBLANK([.B65]);&quot;reset&quot;;&quot;&quot;&quot;&quot;&amp;[.$B$3]&amp;[.B65]&amp;&quot;.png&quot;&quot;&quot;)" office:value-type="string" office:string-value="&quot;/Users/x/8x8-patterns/04-Lines/png/SinisterSparseExtraBold.png&quot;" calcext:value-type="string">
            <text:p>"/Users/x/8x8-patterns/04-Lines/png/SinisterSparseExtraBold.png"</text:p>
          </table:table-cell>
          <table:table-cell table:style-name="ce32" table:formula="of:==IF(ISTEXT([.A65]);&quot;&lt;sup&gt;&quot;&amp;[.A65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<text:span text:style-name="T1">o</text:span></text:p>
          </table:table-cell>
          <table:table-cell table:style-name="ce36" office:value-type="string" calcext:value-type="string">
            <text:p>SinisterSparseUltraBold</text:p>
          </table:table-cell>
          <table:table-cell table:style-name="ce39" table:formula="of:=IF(ISBLANK([.B66]);&quot;reset&quot;;&quot;&quot;&quot;&quot;&amp;[.$B$3]&amp;[.B66]&amp;&quot;.png&quot;&quot;&quot;)" office:value-type="string" office:string-value="&quot;/Users/x/8x8-patterns/04-Lines/png/SinisterSparseUltraBold.png&quot;" calcext:value-type="string">
            <text:p>"/Users/x/8x8-patterns/04-Lines/png/SinisterSparseUltraBold.png"</text:p>
          </table:table-cell>
          <table:table-cell table:style-name="ce32" table:formula="of:==IF(ISTEXT([.A66]);&quot;&lt;sup&gt;&quot;&amp;[.A66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/>
          <table:table-cell table:style-name="ce36"/>
          <table:table-cell table:style-name="ce39" table:formula="of:=IF(ISBLANK([.B67]);&quot;reset&quot;;&quot;&quot;&quot;&quot;&amp;[.$B$3]&amp;[.B67]&amp;&quot;.png&quot;&quot;&quot;)" office:value-type="string" office:string-value="reset" calcext:value-type="string">
            <text:p>reset</text:p>
          </table:table-cell>
          <table:table-cell table:style-name="ce32" table:formula="of:==IF(ISTEXT([.A67]);&quot;&lt;sup&gt;&quot;&amp;[.A67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SinisterStripes</text:p>
          </table:table-cell>
          <table:table-cell table:style-name="ce39" table:formula="of:=IF(ISBLANK([.B68]);&quot;reset&quot;;&quot;&quot;&quot;&quot;&amp;[.$B$3]&amp;[.B68]&amp;&quot;.png&quot;&quot;&quot;)" office:value-type="string" office:string-value="&quot;/Users/x/8x8-patterns/04-Lines/png/SinisterStripes.png&quot;" calcext:value-type="string">
            <text:p>"/Users/x/8x8-patterns/04-Lines/png/SinisterStripes.png"</text:p>
          </table:table-cell>
          <table:table-cell table:style-name="ce32" table:formula="of:==IF(ISTEXT([.A68]);&quot;&lt;sup&gt;&quot;&amp;[.A68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SinisterPinstripe</text:p>
          </table:table-cell>
          <table:table-cell table:style-name="ce39" table:formula="of:=IF(ISBLANK([.B69]);&quot;reset&quot;;&quot;&quot;&quot;&quot;&amp;[.$B$3]&amp;[.B69]&amp;&quot;.png&quot;&quot;&quot;)" office:value-type="string" office:string-value="&quot;/Users/x/8x8-patterns/04-Lines/png/SinisterPinstripe.png&quot;" calcext:value-type="string">
            <text:p>"/Users/x/8x8-patterns/04-Lines/png/SinisterPinstripe.png"</text:p>
          </table:table-cell>
          <table:table-cell table:style-name="ce32" table:formula="of:==IF(ISTEXT([.A69]);&quot;&lt;sup&gt;&quot;&amp;[.A69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SinisterPinstripeMedium</text:p>
          </table:table-cell>
          <table:table-cell table:style-name="ce39" table:formula="of:=IF(ISBLANK([.B70]);&quot;reset&quot;;&quot;&quot;&quot;&quot;&amp;[.$B$3]&amp;[.B70]&amp;&quot;.png&quot;&quot;&quot;)" office:value-type="string" office:string-value="&quot;/Users/x/8x8-patterns/04-Lines/png/SinisterPinstripeMedium.png&quot;" calcext:value-type="string">
            <text:p>"/Users/x/8x8-patterns/04-Lines/png/SinisterPinstripeMedium.png"</text:p>
          </table:table-cell>
          <table:table-cell table:style-name="ce32" table:formula="of:==IF(ISTEXT([.A70]);&quot;&lt;sup&gt;&quot;&amp;[.A70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SinisterSteep</text:p>
          </table:table-cell>
          <table:table-cell table:style-name="ce39" table:formula="of:=IF(ISBLANK([.B71]);&quot;reset&quot;;&quot;&quot;&quot;&quot;&amp;[.$B$3]&amp;[.B71]&amp;&quot;.png&quot;&quot;&quot;)" office:value-type="string" office:string-value="&quot;/Users/x/8x8-patterns/04-Lines/png/SinisterSteep.png&quot;" calcext:value-type="string">
            <text:p>"/Users/x/8x8-patterns/04-Lines/png/SinisterSteep.png"</text:p>
          </table:table-cell>
          <table:table-cell table:style-name="ce32" table:formula="of:==IF(ISTEXT([.A71]);&quot;&lt;sup&gt;&quot;&amp;[.A71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SinisterSteepMedium</text:p>
          </table:table-cell>
          <table:table-cell table:style-name="ce39" table:formula="of:=IF(ISBLANK([.B72]);&quot;reset&quot;;&quot;&quot;&quot;&quot;&amp;[.$B$3]&amp;[.B72]&amp;&quot;.png&quot;&quot;&quot;)" office:value-type="string" office:string-value="&quot;/Users/x/8x8-patterns/04-Lines/png/SinisterSteepMedium.png&quot;" calcext:value-type="string">
            <text:p>"/Users/x/8x8-patterns/04-Lines/png/SinisterSteepMedium.png"</text:p>
          </table:table-cell>
          <table:table-cell table:style-name="ce32" table:formula="of:==IF(ISTEXT([.A72]);&quot;&lt;sup&gt;&quot;&amp;[.A72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SinisterShallow</text:p>
          </table:table-cell>
          <table:table-cell table:style-name="ce39" table:formula="of:=IF(ISBLANK([.B73]);&quot;reset&quot;;&quot;&quot;&quot;&quot;&amp;[.$B$3]&amp;[.B73]&amp;&quot;.png&quot;&quot;&quot;)" office:value-type="string" office:string-value="&quot;/Users/x/8x8-patterns/04-Lines/png/SinisterShallow.png&quot;" calcext:value-type="string">
            <text:p>"/Users/x/8x8-patterns/04-Lines/png/SinisterShallow.png"</text:p>
          </table:table-cell>
          <table:table-cell table:style-name="ce32" table:formula="of:==IF(ISTEXT([.A73]);&quot;&lt;sup&gt;&quot;&amp;[.A73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SinisterShallowMedium</text:p>
          </table:table-cell>
          <table:table-cell table:style-name="ce39" table:formula="of:=IF(ISBLANK([.B74]);&quot;reset&quot;;&quot;&quot;&quot;&quot;&amp;[.$B$3]&amp;[.B74]&amp;&quot;.png&quot;&quot;&quot;)" office:value-type="string" office:string-value="&quot;/Users/x/8x8-patterns/04-Lines/png/SinisterShallowMedium.png&quot;" calcext:value-type="string">
            <text:p>"/Users/x/8x8-patterns/04-Lines/png/SinisterShallowMedium.png"</text:p>
          </table:table-cell>
          <table:table-cell table:style-name="ce32" table:formula="of:==IF(ISTEXT([.A74]);&quot;&lt;sup&gt;&quot;&amp;[.A74]&amp;&quot;&lt;/sup&gt;&quot;;&quot;&quot;)">
            <text:p/>
          </table:table-cell>
          <table:table-cell table:number-columns-repeated="1020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 Waves" table:style-name="ta1">
        <table:table-column table:style-name="co1" table:default-cell-style-name="ce4"/>
        <table:table-column table:style-name="co2" table:default-cell-style-name="ce37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 office:value-type="string" calcext:value-type="string">
            <text:p>Root:</text:p>
          </table:table-cell>
          <table:table-cell table:style-name="ce31" table:formula="of:=[$'01 Dither'.B2]" office:value-type="string" office:string-value="/Users/x/8x8-patterns" calcext:value-type="string" table:number-columns-spanned="4" table:number-rows-spanned="1">
            <text:p>/Users/x/8x8-pattern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 office:value-type="string" calcext:value-type="string">
            <text:p>Path:</text:p>
          </table:table-cell>
          <table:table-cell table:style-name="ce33" table:formula="of:=[.B2]&amp;&quot;/05-Waves/png/&quot;" office:value-type="string" office:string-value="/Users/x/8x8-patterns/05-Waves/png/" calcext:value-type="string" table:number-columns-spanned="4" table:number-rows-spanned="1">
            <text:p>/Users/x/8x8-patterns/05-Waves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 office:value-type="string" calcext:value-type="string">
            <text:p>Script:</text:p>
          </table:table-cell>
          <table:table-cell table:style-name="ce33" table:formula="of:=[.B2]&amp;&quot;/utils/createimages.sh&quot;" office:value-type="string" office:string-value="/Users/x/8x8-patterns/utils/createimages.sh" calcext:value-type="string" table:number-columns-spanned="4" table:number-rows-spanned="1">
            <text:p>/Users/x/8x8-patterns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 office:value-type="string" calcext:value-type="string">
            <text:p>Command:</text:p>
          </table:table-cell>
          <table:table-cell table:style-name="ce34" table:formula="of:=&quot;&quot;&quot;&quot;&amp;[.B4]&amp;&quot;&quot;&quot; &quot;&amp;COM.MICROSOFT.TEXTJOIN(&quot; &quot;;1;[.C10:.C18])" office:value-type="string" office:string-value="&quot;/Users/x/8x8-patterns/utils/createimages.sh&quot; &quot;/Users/x/8x8-patterns/05-Waves/png/Ripple.png&quot; &quot;/Users/x/8x8-patterns/05-Waves/png/Wave.png&quot; &quot;/Users/x/8x8-patterns/05-Waves/png/TidalLight.png&quot; &quot;/Users/x/8x8-patterns/05-Waves/png/Tidal.png&quot; &quot;/Users/x/8x8-patterns/05-Waves/png/TidalMedium.png&quot; &quot;/Users/x/8x8-patterns/05-Waves/png/OceanicLight.png&quot; &quot;/Users/x/8x8-patterns/05-Waves/png/Oceanic.png&quot; &quot;/Users/x/8x8-patterns/05-Waves/png/VairPoint.png&quot; &quot;/Users/x/8x8-patterns/05-Waves/png/DoubleHelix.png&quot;" calcext:value-type="string" table:number-columns-spanned="4" table:number-rows-spanned="1">
            <text:p>"/Users/x/8x8-patterns/utils/createimages.sh" "/Users/x/8x8-patterns/05-Waves/png/Ripple.png" "/Users/x/8x8-patterns/05-Waves/png/Wave.png" "/Users/x/8x8-patterns/05-Waves/png/TidalLight.png" "/Users/x/8x8-patterns/05-Waves/png/Tidal.png" "/Users/x/8x8-patterns/05-Waves/png/TidalMedium.png" "/Users/x/8x8-patterns/05-Waves/png/OceanicLight.png" "/Users/x/8x8-patterns/05-Waves/png/Oceanic.png" "/Users/x/8x8-patterns/05-Waves/png/VairPoint.png" "/Users/x/8x8-patterns/05-Waves/png/DoubleHelix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/>
          <table:table-cell table:style-name="ce35" office:value-type="string" calcext:value-type="string">
            <text:p>Image</text:p>
          </table:table-cell>
          <table:table-cell table:style-name="ce35" office:value-type="string" calcext:value-type="string">
            <text:p>Parameter</text:p>
          </table:table-cell>
          <table:table-cell table:number-columns-repeated="1021"/>
        </table:table-row>
        <table:table-row table:style-name="ro1">
          <table:table-cell table:style-name="ce27"/>
          <table:table-cell table:style-name="ce36" office:value-type="string" calcext:value-type="string">
            <text:p>Ripple</text:p>
          </table:table-cell>
          <table:table-cell table:style-name="ce39" table:formula="of:=IF(ISBLANK([.B10]);&quot;reset&quot;;&quot;&quot;&quot;&quot;&amp;[.$B$3]&amp;[.B10]&amp;&quot;.png&quot;&quot;&quot;)" office:value-type="string" office:string-value="&quot;/Users/x/8x8-patterns/05-Waves/png/Ripple.png&quot;" calcext:value-type="string">
            <text:p>"/Users/x/8x8-patterns/05-Waves/png/Ripple.png"</text:p>
          </table:table-cell>
          <table:table-cell table:style-name="ce39" table:formula="of:==IF(ISTEXT([.A10]);&quot;&lt;sup&gt;&quot;&amp;[.A10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<text:span text:style-name="T1">o</text:span></text:p>
          </table:table-cell>
          <table:table-cell table:style-name="ce36" office:value-type="string" calcext:value-type="string">
            <text:p>Wave</text:p>
          </table:table-cell>
          <table:table-cell table:style-name="ce39" table:formula="of:=IF(ISBLANK([.B11]);&quot;reset&quot;;&quot;&quot;&quot;&quot;&amp;[.$B$3]&amp;[.B11]&amp;&quot;.png&quot;&quot;&quot;)" office:value-type="string" office:string-value="&quot;/Users/x/8x8-patterns/05-Waves/png/Wave.png&quot;" calcext:value-type="string">
            <text:p>"/Users/x/8x8-patterns/05-Waves/png/Wave.png"</text:p>
          </table:table-cell>
          <table:table-cell table:style-name="ce39" table:formula="of:==IF(ISTEXT([.A11]);&quot;&lt;sup&gt;&quot;&amp;[.A11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36" office:value-type="string" calcext:value-type="string">
            <text:p>TidalLight</text:p>
          </table:table-cell>
          <table:table-cell table:style-name="ce39" table:formula="of:=IF(ISBLANK([.B12]);&quot;reset&quot;;&quot;&quot;&quot;&quot;&amp;[.$B$3]&amp;[.B12]&amp;&quot;.png&quot;&quot;&quot;)" office:value-type="string" office:string-value="&quot;/Users/x/8x8-patterns/05-Waves/png/TidalLight.png&quot;" calcext:value-type="string">
            <text:p>"/Users/x/8x8-patterns/05-Waves/png/TidalLight.png"</text:p>
          </table:table-cell>
          <table:table-cell table:style-name="ce39" table:formula="of:==IF(ISTEXT([.A12]);&quot;&lt;sup&gt;&quot;&amp;[.A12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6" office:value-type="string" calcext:value-type="string">
            <text:p>Tidal</text:p>
          </table:table-cell>
          <table:table-cell table:style-name="ce39" table:formula="of:=IF(ISBLANK([.B13]);&quot;reset&quot;;&quot;&quot;&quot;&quot;&amp;[.$B$3]&amp;[.B13]&amp;&quot;.png&quot;&quot;&quot;)" office:value-type="string" office:string-value="&quot;/Users/x/8x8-patterns/05-Waves/png/Tidal.png&quot;" calcext:value-type="string">
            <text:p>"/Users/x/8x8-patterns/05-Waves/png/Tidal.png"</text:p>
          </table:table-cell>
          <table:table-cell table:style-name="ce39" table:formula="of:==IF(ISTEXT([.A13]);&quot;&lt;sup&gt;&quot;&amp;[.A13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6" office:value-type="string" calcext:value-type="string">
            <text:p>TidalMedium</text:p>
          </table:table-cell>
          <table:table-cell table:style-name="ce39" table:formula="of:=IF(ISBLANK([.B14]);&quot;reset&quot;;&quot;&quot;&quot;&quot;&amp;[.$B$3]&amp;[.B14]&amp;&quot;.png&quot;&quot;&quot;)" office:value-type="string" office:string-value="&quot;/Users/x/8x8-patterns/05-Waves/png/TidalMedium.png&quot;" calcext:value-type="string">
            <text:p>"/Users/x/8x8-patterns/05-Waves/png/TidalMedium.png"</text:p>
          </table:table-cell>
          <table:table-cell table:style-name="ce39" table:formula="of:==IF(ISTEXT([.A14]);&quot;&lt;sup&gt;&quot;&amp;[.A14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6" office:value-type="string" calcext:value-type="string">
            <text:p>OceanicLight</text:p>
          </table:table-cell>
          <table:table-cell table:style-name="ce39" table:formula="of:=IF(ISBLANK([.B15]);&quot;reset&quot;;&quot;&quot;&quot;&quot;&amp;[.$B$3]&amp;[.B15]&amp;&quot;.png&quot;&quot;&quot;)" office:value-type="string" office:string-value="&quot;/Users/x/8x8-patterns/05-Waves/png/OceanicLight.png&quot;" calcext:value-type="string">
            <text:p>"/Users/x/8x8-patterns/05-Waves/png/OceanicLight.png"</text:p>
          </table:table-cell>
          <table:table-cell table:style-name="ce39" table:formula="of:==IF(ISTEXT([.A15]);&quot;&lt;sup&gt;&quot;&amp;[.A15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6" office:value-type="string" calcext:value-type="string">
            <text:p>Oceanic</text:p>
          </table:table-cell>
          <table:table-cell table:style-name="ce39" table:formula="of:=IF(ISBLANK([.B16]);&quot;reset&quot;;&quot;&quot;&quot;&quot;&amp;[.$B$3]&amp;[.B16]&amp;&quot;.png&quot;&quot;&quot;)" office:value-type="string" office:string-value="&quot;/Users/x/8x8-patterns/05-Waves/png/Oceanic.png&quot;" calcext:value-type="string">
            <text:p>"/Users/x/8x8-patterns/05-Waves/png/Oceanic.png"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27"/>
          <table:table-cell table:style-name="ce36" office:value-type="string" calcext:value-type="string">
            <text:p>VairPoint</text:p>
          </table:table-cell>
          <table:table-cell table:style-name="ce39" table:formula="of:=IF(ISBLANK([.B17]);&quot;reset&quot;;&quot;&quot;&quot;&quot;&amp;[.$B$3]&amp;[.B17]&amp;&quot;.png&quot;&quot;&quot;)" office:value-type="string" office:string-value="&quot;/Users/x/8x8-patterns/05-Waves/png/VairPoint.png&quot;" calcext:value-type="string">
            <text:p>"/Users/x/8x8-patterns/05-Waves/png/VairPoint.png"</text:p>
          </table:table-cell>
          <table:table-cell table:style-name="ce39" table:formula="of:==IF(ISTEXT([.A17]);&quot;&lt;sup&gt;&quot;&amp;[.A17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6" office:value-type="string" calcext:value-type="string">
            <text:p>DoubleHelix</text:p>
          </table:table-cell>
          <table:table-cell table:style-name="ce39" table:formula="of:=IF(ISBLANK([.B18]);&quot;reset&quot;;&quot;&quot;&quot;&quot;&amp;[.$B$3]&amp;[.B18]&amp;&quot;.png&quot;&quot;&quot;)" office:value-type="string" office:string-value="&quot;/Users/x/8x8-patterns/05-Waves/png/DoubleHelix.png&quot;" calcext:value-type="string">
            <text:p>"/Users/x/8x8-patterns/05-Waves/png/DoubleHelix.png"</text:p>
          </table:table-cell>
          <table:table-cell table:style-name="ce39" table:formula="of:==IF(ISTEXT([.A18]);&quot;&lt;sup&gt;&quot;&amp;[.A18]&amp;&quot;&lt;/sup&gt;&quot;;&quot;&quot;)">
            <text:p/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 Grid" table:style-name="ta1">
        <table:table-column table:style-name="co1" table:default-cell-style-name="ce4"/>
        <table:table-column table:style-name="co2" table:default-cell-style-name="ce37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 office:value-type="string" calcext:value-type="string">
            <text:p>Root:</text:p>
          </table:table-cell>
          <table:table-cell table:style-name="ce31" table:formula="of:=[$'01 Dither'.B2]" office:value-type="string" office:string-value="/Users/x/8x8-patterns" calcext:value-type="string" table:number-columns-spanned="4" table:number-rows-spanned="1">
            <text:p>/Users/x/8x8-pattern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 office:value-type="string" calcext:value-type="string">
            <text:p>Path:</text:p>
          </table:table-cell>
          <table:table-cell table:style-name="ce33" table:formula="of:=[.B2]&amp;&quot;/06-Grid/png/&quot;" office:value-type="string" office:string-value="/Users/x/8x8-patterns/06-Grid/png/" calcext:value-type="string" table:number-columns-spanned="4" table:number-rows-spanned="1">
            <text:p>/Users/x/8x8-patterns/06-Grid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 office:value-type="string" calcext:value-type="string">
            <text:p>Script:</text:p>
          </table:table-cell>
          <table:table-cell table:style-name="ce33" table:formula="of:=[.B2]&amp;&quot;/utils/createimages.sh&quot;" office:value-type="string" office:string-value="/Users/x/8x8-patterns/utils/createimages.sh" calcext:value-type="string" table:number-columns-spanned="4" table:number-rows-spanned="1">
            <text:p>/Users/x/8x8-patterns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 office:value-type="string" calcext:value-type="string">
            <text:p>Command:</text:p>
          </table:table-cell>
          <table:table-cell table:style-name="ce34" table:formula="of:=&quot;&quot;&quot;&quot;&amp;[.B4]&amp;&quot;&quot;&quot; &quot;&amp;COM.MICROSOFT.TEXTJOIN(&quot; &quot;;1;[.C10:.C25])" office:value-type="string" office:string-value="&quot;/Users/x/8x8-patterns/utils/createimages.sh&quot; &quot;/Users/x/8x8-patterns/06-Grid/png/GridDots.png&quot; &quot;/Users/x/8x8-patterns/06-Grid/png/GridDotsCentre.png&quot; &quot;/Users/x/8x8-patterns/06-Grid/png/Grid.png&quot; &quot;/Users/x/8x8-patterns/06-Grid/png/GridMedium.png&quot; &quot;/Users/x/8x8-patterns/06-Grid/png/GridBold.png&quot; &quot;/Users/x/8x8-patterns/06-Grid/png/GridMiniDots.png&quot; &quot;/Users/x/8x8-patterns/06-Grid/png/GridMini.png&quot; &quot;/Users/x/8x8-patterns/06-Grid/png/GridMiniMedium.png&quot; &quot;/Users/x/8x8-patterns/06-Grid/png/GridDense.png&quot; reset &quot;/Users/x/8x8-patterns/06-Grid/png/GridDiagonalDots.png&quot; &quot;/Users/x/8x8-patterns/06-Grid/png/GridDiagonal.png&quot; &quot;/Users/x/8x8-patterns/06-Grid/png/GridDiagonalMedium.png&quot; &quot;/Users/x/8x8-patterns/06-Grid/png/GridDiagonalMini.png&quot; &quot;/Users/x/8x8-patterns/06-Grid/png/Honeycomb.png&quot; &quot;/Users/x/8x8-patterns/06-Grid/png/Trapezoid.png&quot;" calcext:value-type="string" table:number-columns-spanned="4" table:number-rows-spanned="1">
            <text:p>"/Users/x/8x8-patterns/utils/createimages.sh" "/Users/x/8x8-patterns/06-Grid/png/GridDots.png" "/Users/x/8x8-patterns/06-Grid/png/GridDotsCentre.png" "/Users/x/8x8-patterns/06-Grid/png/Grid.png" "/Users/x/8x8-patterns/06-Grid/png/GridMedium.png" "/Users/x/8x8-patterns/06-Grid/png/GridBold.png" "/Users/x/8x8-patterns/06-Grid/png/GridMiniDots.png" "/Users/x/8x8-patterns/06-Grid/png/GridMini.png" "/Users/x/8x8-patterns/06-Grid/png/GridMiniMedium.png" "/Users/x/8x8-patterns/06-Grid/png/GridDense.png" reset "/Users/x/8x8-patterns/06-Grid/png/GridDiagonalDots.png" "/Users/x/8x8-patterns/06-Grid/png/GridDiagonal.png" "/Users/x/8x8-patterns/06-Grid/png/GridDiagonalMedium.png" "/Users/x/8x8-patterns/06-Grid/png/GridDiagonalMini.png" "/Users/x/8x8-patterns/06-Grid/png/Honeycomb.png" "/Users/x/8x8-patterns/06-Grid/png/Trapezoid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/>
          <table:table-cell table:style-name="ce35" office:value-type="string" calcext:value-type="string">
            <text:p>Image</text:p>
          </table:table-cell>
          <table:table-cell table:style-name="ce35" office:value-type="string" calcext:value-type="string">
            <text:p>Parameter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<text:span text:style-name="T1">o</text:span></text:p>
          </table:table-cell>
          <table:table-cell table:style-name="ce36" office:value-type="string" calcext:value-type="string">
            <text:p>GridDots</text:p>
          </table:table-cell>
          <table:table-cell table:style-name="ce39" table:formula="of:=IF(ISBLANK([.B10]);&quot;reset&quot;;&quot;&quot;&quot;&quot;&amp;[.$B$3]&amp;[.B10]&amp;&quot;.png&quot;&quot;&quot;)" office:value-type="string" office:string-value="&quot;/Users/x/8x8-patterns/06-Grid/png/GridDots.png&quot;" calcext:value-type="string">
            <text:p>"/Users/x/8x8-patterns/06-Grid/png/GridDots.png"</text:p>
          </table:table-cell>
          <table:table-cell table:style-name="ce39" table:formula="of:==IF(ISTEXT([.A10]);&quot;&lt;sup&gt;&quot;&amp;[.A10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6" office:value-type="string" calcext:value-type="string">
            <text:p>GridDotsCentre</text:p>
          </table:table-cell>
          <table:table-cell table:style-name="ce39" table:formula="of:=IF(ISBLANK([.B11]);&quot;reset&quot;;&quot;&quot;&quot;&quot;&amp;[.$B$3]&amp;[.B11]&amp;&quot;.png&quot;&quot;&quot;)" office:value-type="string" office:string-value="&quot;/Users/x/8x8-patterns/06-Grid/png/GridDotsCentre.png&quot;" calcext:value-type="string">
            <text:p>"/Users/x/8x8-patterns/06-Grid/png/GridDotsCentre.png"</text:p>
          </table:table-cell>
          <table:table-cell table:style-name="ce39" table:formula="of:==IF(ISTEXT([.A11]);&quot;&lt;sup&gt;&quot;&amp;[.A11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<text:span text:style-name="T1">o</text:span></text:p>
          </table:table-cell>
          <table:table-cell table:style-name="ce36" office:value-type="string" calcext:value-type="string">
            <text:p>Grid</text:p>
          </table:table-cell>
          <table:table-cell table:style-name="ce39" table:formula="of:=IF(ISBLANK([.B12]);&quot;reset&quot;;&quot;&quot;&quot;&quot;&amp;[.$B$3]&amp;[.B12]&amp;&quot;.png&quot;&quot;&quot;)" office:value-type="string" office:string-value="&quot;/Users/x/8x8-patterns/06-Grid/png/Grid.png&quot;" calcext:value-type="string">
            <text:p>"/Users/x/8x8-patterns/06-Grid/png/Grid.png"</text:p>
          </table:table-cell>
          <table:table-cell table:style-name="ce39" table:formula="of:==IF(ISTEXT([.A12]);&quot;&lt;sup&gt;&quot;&amp;[.A12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36" office:value-type="string" calcext:value-type="string">
            <text:p>GridMedium</text:p>
          </table:table-cell>
          <table:table-cell table:style-name="ce39" table:formula="of:=IF(ISBLANK([.B13]);&quot;reset&quot;;&quot;&quot;&quot;&quot;&amp;[.$B$3]&amp;[.B13]&amp;&quot;.png&quot;&quot;&quot;)" office:value-type="string" office:string-value="&quot;/Users/x/8x8-patterns/06-Grid/png/GridMedium.png&quot;" calcext:value-type="string">
            <text:p>"/Users/x/8x8-patterns/06-Grid/png/GridMedium.png"</text:p>
          </table:table-cell>
          <table:table-cell table:style-name="ce39" table:formula="of:==IF(ISTEXT([.A13]);&quot;&lt;sup&gt;&quot;&amp;[.A13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6" office:value-type="string" calcext:value-type="string">
            <text:p>GridBold</text:p>
          </table:table-cell>
          <table:table-cell table:style-name="ce39" table:formula="of:=IF(ISBLANK([.B14]);&quot;reset&quot;;&quot;&quot;&quot;&quot;&amp;[.$B$3]&amp;[.B14]&amp;&quot;.png&quot;&quot;&quot;)" office:value-type="string" office:string-value="&quot;/Users/x/8x8-patterns/06-Grid/png/GridBold.png&quot;" calcext:value-type="string">
            <text:p>"/Users/x/8x8-patterns/06-Grid/png/GridBold.png"</text:p>
          </table:table-cell>
          <table:table-cell table:style-name="ce39" table:formula="of:==IF(ISTEXT([.A14]);&quot;&lt;sup&gt;&quot;&amp;[.A14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6" office:value-type="string" calcext:value-type="string">
            <text:p>GridMiniDots</text:p>
          </table:table-cell>
          <table:table-cell table:style-name="ce39" table:formula="of:=IF(ISBLANK([.B15]);&quot;reset&quot;;&quot;&quot;&quot;&quot;&amp;[.$B$3]&amp;[.B15]&amp;&quot;.png&quot;&quot;&quot;)" office:value-type="string" office:string-value="&quot;/Users/x/8x8-patterns/06-Grid/png/GridMiniDots.png&quot;" calcext:value-type="string">
            <text:p>"/Users/x/8x8-patterns/06-Grid/png/GridMiniDots.png"</text:p>
          </table:table-cell>
          <table:table-cell table:style-name="ce39" table:formula="of:==IF(ISTEXT([.A15]);&quot;&lt;sup&gt;&quot;&amp;[.A15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<text:span text:style-name="T1">o</text:span></text:p>
          </table:table-cell>
          <table:table-cell table:style-name="ce36" office:value-type="string" calcext:value-type="string">
            <text:p>GridMini</text:p>
          </table:table-cell>
          <table:table-cell table:style-name="ce39" table:formula="of:=IF(ISBLANK([.B16]);&quot;reset&quot;;&quot;&quot;&quot;&quot;&amp;[.$B$3]&amp;[.B16]&amp;&quot;.png&quot;&quot;&quot;)" office:value-type="string" office:string-value="&quot;/Users/x/8x8-patterns/06-Grid/png/GridMini.png&quot;" calcext:value-type="string">
            <text:p>"/Users/x/8x8-patterns/06-Grid/png/GridMini.png"</text:p>
          </table:table-cell>
          <table:table-cell table:style-name="ce39" table:formula="of:==IF(ISTEXT([.A16]);&quot;&lt;sup&gt;&quot;&amp;[.A16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36" office:value-type="string" calcext:value-type="string">
            <text:p>GridMiniMedium</text:p>
          </table:table-cell>
          <table:table-cell table:style-name="ce39" table:formula="of:=IF(ISBLANK([.B17]);&quot;reset&quot;;&quot;&quot;&quot;&quot;&amp;[.$B$3]&amp;[.B17]&amp;&quot;.png&quot;&quot;&quot;)" office:value-type="string" office:string-value="&quot;/Users/x/8x8-patterns/06-Grid/png/GridMiniMedium.png&quot;" calcext:value-type="string">
            <text:p>"/Users/x/8x8-patterns/06-Grid/png/GridMiniMedium.png"</text:p>
          </table:table-cell>
          <table:table-cell table:style-name="ce39" table:formula="of:==IF(ISTEXT([.A17]);&quot;&lt;sup&gt;&quot;&amp;[.A17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6" office:value-type="string" calcext:value-type="string">
            <text:p>GridDense</text:p>
          </table:table-cell>
          <table:table-cell table:style-name="ce39" table:formula="of:=IF(ISBLANK([.B18]);&quot;reset&quot;;&quot;&quot;&quot;&quot;&amp;[.$B$3]&amp;[.B18]&amp;&quot;.png&quot;&quot;&quot;)" office:value-type="string" office:string-value="&quot;/Users/x/8x8-patterns/06-Grid/png/GridDense.png&quot;" calcext:value-type="string">
            <text:p>"/Users/x/8x8-patterns/06-Grid/png/GridDense.png"</text:p>
          </table:table-cell>
          <table:table-cell table:style-name="ce39" table:formula="of:==IF(ISTEXT([.A18]);&quot;&lt;sup&gt;&quot;&amp;[.A18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6"/>
          <table:table-cell table:style-name="ce39" table:formula="of:=IF(ISBLANK([.B19]);&quot;reset&quot;;&quot;&quot;&quot;&quot;&amp;[.$B$3]&amp;[.B19]&amp;&quot;.png&quot;&quot;&quot;)" office:value-type="string" office:string-value="reset" calcext:value-type="string">
            <text:p>reset</text:p>
          </table:table-cell>
          <table:table-cell table:style-name="ce39" table:formula="of:==IF(ISTEXT([.A19]);&quot;&lt;sup&gt;&quot;&amp;[.A19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<text:span text:style-name="T1">o</text:span></text:p>
          </table:table-cell>
          <table:table-cell table:style-name="ce36" office:value-type="string" calcext:value-type="string">
            <text:p>GridDiagonalDots</text:p>
          </table:table-cell>
          <table:table-cell table:style-name="ce39" table:formula="of:=IF(ISBLANK([.B20]);&quot;reset&quot;;&quot;&quot;&quot;&quot;&amp;[.$B$3]&amp;[.B20]&amp;&quot;.png&quot;&quot;&quot;)" office:value-type="string" office:string-value="&quot;/Users/x/8x8-patterns/06-Grid/png/GridDiagonalDots.png&quot;" calcext:value-type="string">
            <text:p>"/Users/x/8x8-patterns/06-Grid/png/GridDiagonalDots.png"</text:p>
          </table:table-cell>
          <table:table-cell table:style-name="ce39" table:formula="of:==IF(ISTEXT([.A20]);&quot;&lt;sup&gt;&quot;&amp;[.A20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<text:span text:style-name="T1">o</text:span></text:p>
          </table:table-cell>
          <table:table-cell table:style-name="ce36" office:value-type="string" calcext:value-type="string">
            <text:p>GridDiagonal</text:p>
          </table:table-cell>
          <table:table-cell table:style-name="ce39" table:formula="of:=IF(ISBLANK([.B21]);&quot;reset&quot;;&quot;&quot;&quot;&quot;&amp;[.$B$3]&amp;[.B21]&amp;&quot;.png&quot;&quot;&quot;)" office:value-type="string" office:string-value="&quot;/Users/x/8x8-patterns/06-Grid/png/GridDiagonal.png&quot;" calcext:value-type="string">
            <text:p>"/Users/x/8x8-patterns/06-Grid/png/GridDiagonal.png"</text:p>
          </table:table-cell>
          <table:table-cell table:style-name="ce39" table:formula="of:==IF(ISTEXT([.A21]);&quot;&lt;sup&gt;&quot;&amp;[.A21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GridDiagonalMedium</text:p>
          </table:table-cell>
          <table:table-cell table:style-name="ce39" table:formula="of:=IF(ISBLANK([.B22]);&quot;reset&quot;;&quot;&quot;&quot;&quot;&amp;[.$B$3]&amp;[.B22]&amp;&quot;.png&quot;&quot;&quot;)" office:value-type="string" office:string-value="&quot;/Users/x/8x8-patterns/06-Grid/png/GridDiagonalMedium.png&quot;" calcext:value-type="string">
            <text:p>"/Users/x/8x8-patterns/06-Grid/png/GridDiagonalMedium.png"</text:p>
          </table:table-cell>
          <table:table-cell table:style-name="ce39" table:formula="of:==IF(ISTEXT([.A22]);&quot;&lt;sup&gt;&quot;&amp;[.A22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GridDiagonalMini</text:p>
          </table:table-cell>
          <table:table-cell table:style-name="ce39" table:formula="of:=IF(ISBLANK([.B23]);&quot;reset&quot;;&quot;&quot;&quot;&quot;&amp;[.$B$3]&amp;[.B23]&amp;&quot;.png&quot;&quot;&quot;)" office:value-type="string" office:string-value="&quot;/Users/x/8x8-patterns/06-Grid/png/GridDiagonalMini.png&quot;" calcext:value-type="string">
            <text:p>"/Users/x/8x8-patterns/06-Grid/png/GridDiagonalMini.png"</text:p>
          </table:table-cell>
          <table:table-cell table:style-name="ce39" table:formula="of:==IF(ISTEXT([.A23]);&quot;&lt;sup&gt;&quot;&amp;[.A23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Honeycomb</text:p>
          </table:table-cell>
          <table:table-cell table:style-name="ce39" table:formula="of:=IF(ISBLANK([.B24]);&quot;reset&quot;;&quot;&quot;&quot;&quot;&amp;[.$B$3]&amp;[.B24]&amp;&quot;.png&quot;&quot;&quot;)" office:value-type="string" office:string-value="&quot;/Users/x/8x8-patterns/06-Grid/png/Honeycomb.png&quot;" calcext:value-type="string">
            <text:p>"/Users/x/8x8-patterns/06-Grid/png/Honeycomb.png"</text:p>
          </table:table-cell>
          <table:table-cell table:style-name="ce39" table:formula="of:==IF(ISTEXT([.A24]);&quot;&lt;sup&gt;&quot;&amp;[.A24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Trapezoid</text:p>
          </table:table-cell>
          <table:table-cell table:style-name="ce39" table:formula="of:=IF(ISBLANK([.B25]);&quot;reset&quot;;&quot;&quot;&quot;&quot;&amp;[.$B$3]&amp;[.B25]&amp;&quot;.png&quot;&quot;&quot;)" office:value-type="string" office:string-value="&quot;/Users/x/8x8-patterns/06-Grid/png/Trapezoid.png&quot;" calcext:value-type="string">
            <text:p>"/Users/x/8x8-patterns/06-Grid/png/Trapezoid.png"</text:p>
          </table:table-cell>
          <table:table-cell table:style-name="ce39" table:formula="of:==IF(ISTEXT([.A25]);&quot;&lt;sup&gt;&quot;&amp;[.A25]&amp;&quot;&lt;/sup&gt;&quot;;&quot;&quot;)">
            <text:p/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7 Checked" table:style-name="ta1">
        <table:table-column table:style-name="co1" table:default-cell-style-name="ce4"/>
        <table:table-column table:style-name="co2" table:default-cell-style-name="ce37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 office:value-type="string" calcext:value-type="string">
            <text:p>Root:</text:p>
          </table:table-cell>
          <table:table-cell table:style-name="ce31" table:formula="of:=[$'01 Dither'.B2]" office:value-type="string" office:string-value="/Users/x/8x8-patterns" calcext:value-type="string" table:number-columns-spanned="4" table:number-rows-spanned="1">
            <text:p>/Users/x/8x8-pattern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 office:value-type="string" calcext:value-type="string">
            <text:p>Path:</text:p>
          </table:table-cell>
          <table:table-cell table:style-name="ce33" table:formula="of:=[.B2]&amp;&quot;/07-Checked/png/&quot;" office:value-type="string" office:string-value="/Users/x/8x8-patterns/07-Checked/png/" calcext:value-type="string" table:number-columns-spanned="4" table:number-rows-spanned="1">
            <text:p>/Users/x/8x8-patterns/07-Checked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 office:value-type="string" calcext:value-type="string">
            <text:p>Script:</text:p>
          </table:table-cell>
          <table:table-cell table:style-name="ce33" table:formula="of:=[.B2]&amp;&quot;/utils/createimages.sh&quot;" office:value-type="string" office:string-value="/Users/x/8x8-patterns/utils/createimages.sh" calcext:value-type="string" table:number-columns-spanned="4" table:number-rows-spanned="1">
            <text:p>/Users/x/8x8-patterns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 office:value-type="string" calcext:value-type="string">
            <text:p>Command:</text:p>
          </table:table-cell>
          <table:table-cell table:style-name="ce34" table:formula="of:=&quot;&quot;&quot;&quot;&amp;[.B4]&amp;&quot;&quot;&quot; &quot;&amp;COM.MICROSOFT.TEXTJOIN(&quot; &quot;;1;[.C10:.C38])" office:value-type="string" office:string-value="&quot;/Users/x/8x8-patterns/utils/createimages.sh&quot; &quot;/Users/x/8x8-patterns/07-Checked/png/CheckMicro.png&quot; &quot;/Users/x/8x8-patterns/07-Checked/png/CheckMini.png&quot; &quot;/Users/x/8x8-patterns/07-Checked/png/Check.png&quot; &quot;/Users/x/8x8-patterns/07-Checked/png/CheckShaded.png&quot; &quot;/Users/x/8x8-patterns/07-Checked/png/CheckBox.png&quot; &quot;/Users/x/8x8-patterns/07-Checked/png/CheckSquare.png&quot; &quot;/Users/x/8x8-patterns/07-Checked/png/CheckHorizontalMini.png&quot; &quot;/Users/x/8x8-patterns/07-Checked/png/CheckHorizontal.png&quot; &quot;/Users/x/8x8-patterns/07-Checked/png/CheckVerticalMini.png&quot; &quot;/Users/x/8x8-patterns/07-Checked/png/CheckVertical.png&quot; reset &quot;/Users/x/8x8-patterns/07-Checked/png/Diamond.png&quot; &quot;/Users/x/8x8-patterns/07-Checked/png/DiamondShaded.png&quot; &quot;/Users/x/8x8-patterns/07-Checked/png/DiamondLined.png&quot; &quot;/Users/x/8x8-patterns/07-Checked/png/DiamondBold.png&quot; &quot;/Users/x/8x8-patterns/07-Checked/png/CheckDiagonalMini.png&quot; &quot;/Users/x/8x8-patterns/07-Checked/png/CheckDiagonal.png&quot; &quot;/Users/x/8x8-patterns/07-Checked/png/CheckDiagonalShaded.png&quot; &quot;/Users/x/8x8-patterns/07-Checked/png/TernaryMini.png&quot; &quot;/Users/x/8x8-patterns/07-Checked/png/Ternary.png&quot; &quot;/Users/x/8x8-patterns/07-Checked/png/TernaryVerticalMini.png&quot; &quot;/Users/x/8x8-patterns/07-Checked/png/TernaryVertical.png&quot; &quot;/Users/x/8x8-patterns/07-Checked/png/Gyron.png&quot; &quot;/Users/x/8x8-patterns/07-Checked/png/TriangleMini.png&quot; &quot;/Users/x/8x8-patterns/07-Checked/png/Triangle.png&quot; &quot;/Users/x/8x8-patterns/07-Checked/png/TriangleShaded.png&quot; &quot;/Users/x/8x8-patterns/07-Checked/png/ChevronCheckMini.png&quot; &quot;/Users/x/8x8-patterns/07-Checked/png/ChevronCheckDense.png&quot; &quot;/Users/x/8x8-patterns/07-Checked/png/ChevronCheck.png&quot;" calcext:value-type="string" table:number-columns-spanned="4" table:number-rows-spanned="1">
            <text:p>"/Users/x/8x8-patterns/utils/createimages.sh" "/Users/x/8x8-patterns/07-Checked/png/CheckMicro.png" "/Users/x/8x8-patterns/07-Checked/png/CheckMini.png" "/Users/x/8x8-patterns/07-Checked/png/Check.png" "/Users/x/8x8-patterns/07-Checked/png/CheckShaded.png" "/Users/x/8x8-patterns/07-Checked/png/CheckBox.png" "/Users/x/8x8-patterns/07-Checked/png/CheckSquare.png" "/Users/x/8x8-patterns/07-Checked/png/CheckHorizontalMini.png" "/Users/x/8x8-patterns/07-Checked/png/CheckHorizontal.png" "/Users/x/8x8-patterns/07-Checked/png/CheckVerticalMini.png" "/Users/x/8x8-patterns/07-Checked/png/CheckVertical.png" reset "/Users/x/8x8-patterns/07-Checked/png/Diamond.png" "/Users/x/8x8-patterns/07-Checked/png/DiamondShaded.png" "/Users/x/8x8-patterns/07-Checked/png/DiamondLined.png" "/Users/x/8x8-patterns/07-Checked/png/DiamondBold.png" "/Users/x/8x8-patterns/07-Checked/png/CheckDiagonalMini.png" "/Users/x/8x8-patterns/07-Checked/png/CheckDiagonal.png" "/Users/x/8x8-patterns/07-Checked/png/CheckDiagonalShaded.png" "/Users/x/8x8-patterns/07-Checked/png/TernaryMini.png" "/Users/x/8x8-patterns/07-Checked/png/Ternary.png" "/Users/x/8x8-patterns/07-Checked/png/TernaryVerticalMini.png" "/Users/x/8x8-patterns/07-Checked/png/TernaryVertical.png" "/Users/x/8x8-patterns/07-Checked/png/Gyron.png" "/Users/x/8x8-patterns/07-Checked/png/TriangleMini.png" "/Users/x/8x8-patterns/07-Checked/png/Triangle.png" "/Users/x/8x8-patterns/07-Checked/png/TriangleShaded.png" "/Users/x/8x8-patterns/07-Checked/png/ChevronCheckMini.png" "/Users/x/8x8-patterns/07-Checked/png/ChevronCheckDense.png" "/Users/x/8x8-patterns/07-Checked/png/ChevronCheck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/>
          <table:table-cell table:style-name="ce35" office:value-type="string" calcext:value-type="string">
            <text:p>Image</text:p>
          </table:table-cell>
          <table:table-cell table:style-name="ce35" office:value-type="string" calcext:value-type="string">
            <text:p>Parameter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<text:span text:style-name="T1">p</text:span></text:p>
          </table:table-cell>
          <table:table-cell table:style-name="ce36" office:value-type="string" calcext:value-type="string">
            <text:p>CheckMicro</text:p>
          </table:table-cell>
          <table:table-cell table:style-name="ce39" table:formula="of:=IF(ISBLANK([.B10]);&quot;reset&quot;;&quot;&quot;&quot;&quot;&amp;[.$B$3]&amp;[.B10]&amp;&quot;.png&quot;&quot;&quot;)" office:value-type="string" office:string-value="&quot;/Users/x/8x8-patterns/07-Checked/png/CheckMicro.png&quot;" calcext:value-type="string">
            <text:p>"/Users/x/8x8-patterns/07-Checked/png/CheckMicro.png"</text:p>
          </table:table-cell>
          <table:table-cell table:style-name="ce39" table:formula="of:= IF(ISTEXT([.A10]);&quot;&lt;sup&gt;&quot;&amp;[.A10]&amp;&quot;&lt;/sup&gt;&quot;;&quot;&quot;)" office:value-type="string" office:string-value="&lt;sup&gt;p&lt;/sup&gt;" calcext:value-type="string">
            <text:p>&lt;sup&gt;p&lt;/sup&gt;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<text:span text:style-name="T1">o</text:span></text:p>
          </table:table-cell>
          <table:table-cell table:style-name="ce36" office:value-type="string" calcext:value-type="string">
            <text:p>CheckMini</text:p>
          </table:table-cell>
          <table:table-cell table:style-name="ce39" table:formula="of:=IF(ISBLANK([.B11]);&quot;reset&quot;;&quot;&quot;&quot;&quot;&amp;[.$B$3]&amp;[.B11]&amp;&quot;.png&quot;&quot;&quot;)" office:value-type="string" office:string-value="&quot;/Users/x/8x8-patterns/07-Checked/png/CheckMini.png&quot;" calcext:value-type="string">
            <text:p>"/Users/x/8x8-patterns/07-Checked/png/CheckMini.png"</text:p>
          </table:table-cell>
          <table:table-cell table:style-name="ce39" table:formula="of:= IF(ISTEXT([.A11]);&quot;&lt;sup&gt;&quot;&amp;[.A11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<text:span text:style-name="T1">o</text:span></text:p>
          </table:table-cell>
          <table:table-cell table:style-name="ce36" office:value-type="string" calcext:value-type="string">
            <text:p>Check</text:p>
          </table:table-cell>
          <table:table-cell table:style-name="ce39" table:formula="of:=IF(ISBLANK([.B12]);&quot;reset&quot;;&quot;&quot;&quot;&quot;&amp;[.$B$3]&amp;[.B12]&amp;&quot;.png&quot;&quot;&quot;)" office:value-type="string" office:string-value="&quot;/Users/x/8x8-patterns/07-Checked/png/Check.png&quot;" calcext:value-type="string">
            <text:p>"/Users/x/8x8-patterns/07-Checked/png/Check.png"</text:p>
          </table:table-cell>
          <table:table-cell table:style-name="ce39" table:formula="of:= IF(ISTEXT([.A12]);&quot;&lt;sup&gt;&quot;&amp;[.A12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36" office:value-type="string" calcext:value-type="string">
            <text:p>CheckShaded</text:p>
          </table:table-cell>
          <table:table-cell table:style-name="ce39" table:formula="of:=IF(ISBLANK([.B13]);&quot;reset&quot;;&quot;&quot;&quot;&quot;&amp;[.$B$3]&amp;[.B13]&amp;&quot;.png&quot;&quot;&quot;)" office:value-type="string" office:string-value="&quot;/Users/x/8x8-patterns/07-Checked/png/CheckShaded.png&quot;" calcext:value-type="string">
            <text:p>"/Users/x/8x8-patterns/07-Checked/png/CheckShaded.png"</text:p>
          </table:table-cell>
          <table:table-cell table:style-name="ce39" table:formula="of:= IF(ISTEXT([.A13]);&quot;&lt;sup&gt;&quot;&amp;[.A13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6" office:value-type="string" calcext:value-type="string">
            <text:p>CheckBox</text:p>
          </table:table-cell>
          <table:table-cell table:style-name="ce39" table:formula="of:=IF(ISBLANK([.B14]);&quot;reset&quot;;&quot;&quot;&quot;&quot;&amp;[.$B$3]&amp;[.B14]&amp;&quot;.png&quot;&quot;&quot;)" office:value-type="string" office:string-value="&quot;/Users/x/8x8-patterns/07-Checked/png/CheckBox.png&quot;" calcext:value-type="string">
            <text:p>"/Users/x/8x8-patterns/07-Checked/png/CheckBox.png"</text:p>
          </table:table-cell>
          <table:table-cell table:style-name="ce39" table:formula="of:= IF(ISTEXT([.A14]);&quot;&lt;sup&gt;&quot;&amp;[.A14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6" office:value-type="string" calcext:value-type="string">
            <text:p>CheckSquare</text:p>
          </table:table-cell>
          <table:table-cell table:style-name="ce39" table:formula="of:=IF(ISBLANK([.B15]);&quot;reset&quot;;&quot;&quot;&quot;&quot;&amp;[.$B$3]&amp;[.B15]&amp;&quot;.png&quot;&quot;&quot;)" office:value-type="string" office:string-value="&quot;/Users/x/8x8-patterns/07-Checked/png/CheckSquare.png&quot;" calcext:value-type="string">
            <text:p>"/Users/x/8x8-patterns/07-Checked/png/CheckSquare.png"</text:p>
          </table:table-cell>
          <table:table-cell table:style-name="ce39" table:formula="of:= IF(ISTEXT([.A15]);&quot;&lt;sup&gt;&quot;&amp;[.A15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6" office:value-type="string" calcext:value-type="string">
            <text:p>CheckHorizontalMini</text:p>
          </table:table-cell>
          <table:table-cell table:style-name="ce39" table:formula="of:=IF(ISBLANK([.B16]);&quot;reset&quot;;&quot;&quot;&quot;&quot;&amp;[.$B$3]&amp;[.B16]&amp;&quot;.png&quot;&quot;&quot;)" office:value-type="string" office:string-value="&quot;/Users/x/8x8-patterns/07-Checked/png/CheckHorizontalMini.png&quot;" calcext:value-type="string">
            <text:p>"/Users/x/8x8-patterns/07-Checked/png/CheckHorizontalMini.png"</text:p>
          </table:table-cell>
          <table:table-cell table:style-name="ce39" table:formula="of:= IF(ISTEXT([.A16]);&quot;&lt;sup&gt;&quot;&amp;[.A16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6" office:value-type="string" calcext:value-type="string">
            <text:p>CheckHorizontal</text:p>
          </table:table-cell>
          <table:table-cell table:style-name="ce39" table:formula="of:=IF(ISBLANK([.B17]);&quot;reset&quot;;&quot;&quot;&quot;&quot;&amp;[.$B$3]&amp;[.B17]&amp;&quot;.png&quot;&quot;&quot;)" office:value-type="string" office:string-value="&quot;/Users/x/8x8-patterns/07-Checked/png/CheckHorizontal.png&quot;" calcext:value-type="string">
            <text:p>"/Users/x/8x8-patterns/07-Checked/png/CheckHorizontal.png"</text:p>
          </table:table-cell>
          <table:table-cell table:style-name="ce39" table:formula="of:= IF(ISTEXT([.A17]);&quot;&lt;sup&gt;&quot;&amp;[.A17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6" office:value-type="string" calcext:value-type="string">
            <text:p>CheckVerticalMini</text:p>
          </table:table-cell>
          <table:table-cell table:style-name="ce39" table:formula="of:=IF(ISBLANK([.B18]);&quot;reset&quot;;&quot;&quot;&quot;&quot;&amp;[.$B$3]&amp;[.B18]&amp;&quot;.png&quot;&quot;&quot;)" office:value-type="string" office:string-value="&quot;/Users/x/8x8-patterns/07-Checked/png/CheckVerticalMini.png&quot;" calcext:value-type="string">
            <text:p>"/Users/x/8x8-patterns/07-Checked/png/CheckVerticalMini.png"</text:p>
          </table:table-cell>
          <table:table-cell table:style-name="ce39" table:formula="of:= IF(ISTEXT([.A18]);&quot;&lt;sup&gt;&quot;&amp;[.A18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CheckVertical</text:p>
          </table:table-cell>
          <table:table-cell table:style-name="ce39" table:formula="of:=IF(ISBLANK([.B19]);&quot;reset&quot;;&quot;&quot;&quot;&quot;&amp;[.$B$3]&amp;[.B19]&amp;&quot;.png&quot;&quot;&quot;)" office:value-type="string" office:string-value="&quot;/Users/x/8x8-patterns/07-Checked/png/CheckVertical.png&quot;" calcext:value-type="string">
            <text:p>"/Users/x/8x8-patterns/07-Checked/png/CheckVertical.png"</text:p>
          </table:table-cell>
          <table:table-cell table:style-name="ce39" table:formula="of:= IF(ISTEXT([.A19]);&quot;&lt;sup&gt;&quot;&amp;[.A19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/>
          <table:table-cell table:style-name="ce39" table:formula="of:=IF(ISBLANK([.B20]);&quot;reset&quot;;&quot;&quot;&quot;&quot;&amp;[.$B$3]&amp;[.B20]&amp;&quot;.png&quot;&quot;&quot;)" office:value-type="string" office:string-value="reset" calcext:value-type="string">
            <text:p>reset</text:p>
          </table:table-cell>
          <table:table-cell table:style-name="ce39" table:formula="of:= IF(ISTEXT([.A20]);&quot;&lt;sup&gt;&quot;&amp;[.A20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<text:span text:style-name="T1">o</text:span></text:p>
          </table:table-cell>
          <table:table-cell table:style-name="ce36" office:value-type="string" calcext:value-type="string">
            <text:p>Diamond</text:p>
          </table:table-cell>
          <table:table-cell table:style-name="ce39" table:formula="of:=IF(ISBLANK([.B21]);&quot;reset&quot;;&quot;&quot;&quot;&quot;&amp;[.$B$3]&amp;[.B21]&amp;&quot;.png&quot;&quot;&quot;)" office:value-type="string" office:string-value="&quot;/Users/x/8x8-patterns/07-Checked/png/Diamond.png&quot;" calcext:value-type="string">
            <text:p>"/Users/x/8x8-patterns/07-Checked/png/Diamond.png"</text:p>
          </table:table-cell>
          <table:table-cell table:style-name="ce39" table:formula="of:= IF(ISTEXT([.A21]);&quot;&lt;sup&gt;&quot;&amp;[.A21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DiamondShaded</text:p>
          </table:table-cell>
          <table:table-cell table:style-name="ce39" table:formula="of:=IF(ISBLANK([.B22]);&quot;reset&quot;;&quot;&quot;&quot;&quot;&amp;[.$B$3]&amp;[.B22]&amp;&quot;.png&quot;&quot;&quot;)" office:value-type="string" office:string-value="&quot;/Users/x/8x8-patterns/07-Checked/png/DiamondShaded.png&quot;" calcext:value-type="string">
            <text:p>"/Users/x/8x8-patterns/07-Checked/png/DiamondShaded.png"</text:p>
          </table:table-cell>
          <table:table-cell table:style-name="ce39" table:formula="of:= IF(ISTEXT([.A22]);&quot;&lt;sup&gt;&quot;&amp;[.A22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DiamondLined</text:p>
          </table:table-cell>
          <table:table-cell table:style-name="ce39" table:formula="of:=IF(ISBLANK([.B23]);&quot;reset&quot;;&quot;&quot;&quot;&quot;&amp;[.$B$3]&amp;[.B23]&amp;&quot;.png&quot;&quot;&quot;)" office:value-type="string" office:string-value="&quot;/Users/x/8x8-patterns/07-Checked/png/DiamondLined.png&quot;" calcext:value-type="string">
            <text:p>"/Users/x/8x8-patterns/07-Checked/png/DiamondLined.png"</text:p>
          </table:table-cell>
          <table:table-cell table:style-name="ce39" table:formula="of:= IF(ISTEXT([.A23]);&quot;&lt;sup&gt;&quot;&amp;[.A23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DiamondBold</text:p>
          </table:table-cell>
          <table:table-cell table:style-name="ce39" table:formula="of:=IF(ISBLANK([.B24]);&quot;reset&quot;;&quot;&quot;&quot;&quot;&amp;[.$B$3]&amp;[.B24]&amp;&quot;.png&quot;&quot;&quot;)" office:value-type="string" office:string-value="&quot;/Users/x/8x8-patterns/07-Checked/png/DiamondBold.png&quot;" calcext:value-type="string">
            <text:p>"/Users/x/8x8-patterns/07-Checked/png/DiamondBold.png"</text:p>
          </table:table-cell>
          <table:table-cell table:style-name="ce39" table:formula="of:= IF(ISTEXT([.A24]);&quot;&lt;sup&gt;&quot;&amp;[.A24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CheckDiagonalMini</text:p>
          </table:table-cell>
          <table:table-cell table:style-name="ce39" table:formula="of:=IF(ISBLANK([.B25]);&quot;reset&quot;;&quot;&quot;&quot;&quot;&amp;[.$B$3]&amp;[.B25]&amp;&quot;.png&quot;&quot;&quot;)" office:value-type="string" office:string-value="&quot;/Users/x/8x8-patterns/07-Checked/png/CheckDiagonalMini.png&quot;" calcext:value-type="string">
            <text:p>"/Users/x/8x8-patterns/07-Checked/png/CheckDiagonalMini.png"</text:p>
          </table:table-cell>
          <table:table-cell table:style-name="ce39" table:formula="of:= IF(ISTEXT([.A25]);&quot;&lt;sup&gt;&quot;&amp;[.A25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CheckDiagonal</text:p>
          </table:table-cell>
          <table:table-cell table:style-name="ce39" table:formula="of:=IF(ISBLANK([.B26]);&quot;reset&quot;;&quot;&quot;&quot;&quot;&amp;[.$B$3]&amp;[.B26]&amp;&quot;.png&quot;&quot;&quot;)" office:value-type="string" office:string-value="&quot;/Users/x/8x8-patterns/07-Checked/png/CheckDiagonal.png&quot;" calcext:value-type="string">
            <text:p>"/Users/x/8x8-patterns/07-Checked/png/CheckDiagonal.png"</text:p>
          </table:table-cell>
          <table:table-cell table:style-name="ce39" table:formula="of:= IF(ISTEXT([.A26]);&quot;&lt;sup&gt;&quot;&amp;[.A26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CheckDiagonalShaded</text:p>
          </table:table-cell>
          <table:table-cell table:style-name="ce39" table:formula="of:=IF(ISBLANK([.B27]);&quot;reset&quot;;&quot;&quot;&quot;&quot;&amp;[.$B$3]&amp;[.B27]&amp;&quot;.png&quot;&quot;&quot;)" office:value-type="string" office:string-value="&quot;/Users/x/8x8-patterns/07-Checked/png/CheckDiagonalShaded.png&quot;" calcext:value-type="string">
            <text:p>"/Users/x/8x8-patterns/07-Checked/png/CheckDiagonalShaded.png"</text:p>
          </table:table-cell>
          <table:table-cell table:style-name="ce39" table:formula="of:= IF(ISTEXT([.A27]);&quot;&lt;sup&gt;&quot;&amp;[.A27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TernaryMini</text:p>
          </table:table-cell>
          <table:table-cell table:style-name="ce39" table:formula="of:=IF(ISBLANK([.B28]);&quot;reset&quot;;&quot;&quot;&quot;&quot;&amp;[.$B$3]&amp;[.B28]&amp;&quot;.png&quot;&quot;&quot;)" office:value-type="string" office:string-value="&quot;/Users/x/8x8-patterns/07-Checked/png/TernaryMini.png&quot;" calcext:value-type="string">
            <text:p>"/Users/x/8x8-patterns/07-Checked/png/TernaryMini.png"</text:p>
          </table:table-cell>
          <table:table-cell table:style-name="ce39" table:formula="of:= IF(ISTEXT([.A28]);&quot;&lt;sup&gt;&quot;&amp;[.A28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Ternary</text:p>
          </table:table-cell>
          <table:table-cell table:style-name="ce39" table:formula="of:=IF(ISBLANK([.B29]);&quot;reset&quot;;&quot;&quot;&quot;&quot;&amp;[.$B$3]&amp;[.B29]&amp;&quot;.png&quot;&quot;&quot;)" office:value-type="string" office:string-value="&quot;/Users/x/8x8-patterns/07-Checked/png/Ternary.png&quot;" calcext:value-type="string">
            <text:p>"/Users/x/8x8-patterns/07-Checked/png/Ternary.png"</text:p>
          </table:table-cell>
          <table:table-cell table:style-name="ce39" table:formula="of:= IF(ISTEXT([.A29]);&quot;&lt;sup&gt;&quot;&amp;[.A29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TernaryVerticalMini</text:p>
          </table:table-cell>
          <table:table-cell table:style-name="ce39" table:formula="of:=IF(ISBLANK([.B30]);&quot;reset&quot;;&quot;&quot;&quot;&quot;&amp;[.$B$3]&amp;[.B30]&amp;&quot;.png&quot;&quot;&quot;)" office:value-type="string" office:string-value="&quot;/Users/x/8x8-patterns/07-Checked/png/TernaryVerticalMini.png&quot;" calcext:value-type="string">
            <text:p>"/Users/x/8x8-patterns/07-Checked/png/TernaryVerticalMini.png"</text:p>
          </table:table-cell>
          <table:table-cell table:style-name="ce39" table:formula="of:= IF(ISTEXT([.A30]);&quot;&lt;sup&gt;&quot;&amp;[.A30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TernaryVertical</text:p>
          </table:table-cell>
          <table:table-cell table:style-name="ce39" table:formula="of:=IF(ISBLANK([.B31]);&quot;reset&quot;;&quot;&quot;&quot;&quot;&amp;[.$B$3]&amp;[.B31]&amp;&quot;.png&quot;&quot;&quot;)" office:value-type="string" office:string-value="&quot;/Users/x/8x8-patterns/07-Checked/png/TernaryVertical.png&quot;" calcext:value-type="string">
            <text:p>"/Users/x/8x8-patterns/07-Checked/png/TernaryVertical.png"</text:p>
          </table:table-cell>
          <table:table-cell table:style-name="ce39" table:formula="of:= IF(ISTEXT([.A31]);&quot;&lt;sup&gt;&quot;&amp;[.A31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Gyron</text:p>
          </table:table-cell>
          <table:table-cell table:style-name="ce39" table:formula="of:=IF(ISBLANK([.B32]);&quot;reset&quot;;&quot;&quot;&quot;&quot;&amp;[.$B$3]&amp;[.B32]&amp;&quot;.png&quot;&quot;&quot;)" office:value-type="string" office:string-value="&quot;/Users/x/8x8-patterns/07-Checked/png/Gyron.png&quot;" calcext:value-type="string">
            <text:p>"/Users/x/8x8-patterns/07-Checked/png/Gyron.png"</text:p>
          </table:table-cell>
          <table:table-cell table:style-name="ce39" table:formula="of:= IF(ISTEXT([.A32]);&quot;&lt;sup&gt;&quot;&amp;[.A32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TriangleMini</text:p>
          </table:table-cell>
          <table:table-cell table:style-name="ce39" table:formula="of:=IF(ISBLANK([.B33]);&quot;reset&quot;;&quot;&quot;&quot;&quot;&amp;[.$B$3]&amp;[.B33]&amp;&quot;.png&quot;&quot;&quot;)" office:value-type="string" office:string-value="&quot;/Users/x/8x8-patterns/07-Checked/png/TriangleMini.png&quot;" calcext:value-type="string">
            <text:p>"/Users/x/8x8-patterns/07-Checked/png/TriangleMini.png"</text:p>
          </table:table-cell>
          <table:table-cell table:style-name="ce39" table:formula="of:= IF(ISTEXT([.A33]);&quot;&lt;sup&gt;&quot;&amp;[.A33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Triangle</text:p>
          </table:table-cell>
          <table:table-cell table:style-name="ce39" table:formula="of:=IF(ISBLANK([.B34]);&quot;reset&quot;;&quot;&quot;&quot;&quot;&amp;[.$B$3]&amp;[.B34]&amp;&quot;.png&quot;&quot;&quot;)" office:value-type="string" office:string-value="&quot;/Users/x/8x8-patterns/07-Checked/png/Triangle.png&quot;" calcext:value-type="string">
            <text:p>"/Users/x/8x8-patterns/07-Checked/png/Triangle.png"</text:p>
          </table:table-cell>
          <table:table-cell table:style-name="ce39" table:formula="of:= IF(ISTEXT([.A34]);&quot;&lt;sup&gt;&quot;&amp;[.A34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TriangleShaded</text:p>
          </table:table-cell>
          <table:table-cell table:style-name="ce39" table:formula="of:=IF(ISBLANK([.B35]);&quot;reset&quot;;&quot;&quot;&quot;&quot;&amp;[.$B$3]&amp;[.B35]&amp;&quot;.png&quot;&quot;&quot;)" office:value-type="string" office:string-value="&quot;/Users/x/8x8-patterns/07-Checked/png/TriangleShaded.png&quot;" calcext:value-type="string">
            <text:p>"/Users/x/8x8-patterns/07-Checked/png/TriangleShaded.png"</text:p>
          </table:table-cell>
          <table:table-cell table:style-name="ce39" table:formula="of:= IF(ISTEXT([.A35]);&quot;&lt;sup&gt;&quot;&amp;[.A35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ChevronCheckMini</text:p>
          </table:table-cell>
          <table:table-cell table:style-name="ce39" table:formula="of:=IF(ISBLANK([.B36]);&quot;reset&quot;;&quot;&quot;&quot;&quot;&amp;[.$B$3]&amp;[.B36]&amp;&quot;.png&quot;&quot;&quot;)" office:value-type="string" office:string-value="&quot;/Users/x/8x8-patterns/07-Checked/png/ChevronCheckMini.png&quot;" calcext:value-type="string">
            <text:p>"/Users/x/8x8-patterns/07-Checked/png/ChevronCheckMini.png"</text:p>
          </table:table-cell>
          <table:table-cell table:style-name="ce39" table:formula="of:= IF(ISTEXT([.A36]);&quot;&lt;sup&gt;&quot;&amp;[.A36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ChevronCheckDense</text:p>
          </table:table-cell>
          <table:table-cell table:style-name="ce39" table:formula="of:=IF(ISBLANK([.B37]);&quot;reset&quot;;&quot;&quot;&quot;&quot;&amp;[.$B$3]&amp;[.B37]&amp;&quot;.png&quot;&quot;&quot;)" office:value-type="string" office:string-value="&quot;/Users/x/8x8-patterns/07-Checked/png/ChevronCheckDense.png&quot;" calcext:value-type="string">
            <text:p>"/Users/x/8x8-patterns/07-Checked/png/ChevronCheckDense.png"</text:p>
          </table:table-cell>
          <table:table-cell table:style-name="ce39" table:formula="of:= IF(ISTEXT([.A37]);&quot;&lt;sup&gt;&quot;&amp;[.A37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ChevronCheck</text:p>
          </table:table-cell>
          <table:table-cell table:style-name="ce39" table:formula="of:=IF(ISBLANK([.B38]);&quot;reset&quot;;&quot;&quot;&quot;&quot;&amp;[.$B$3]&amp;[.B38]&amp;&quot;.png&quot;&quot;&quot;)" office:value-type="string" office:string-value="&quot;/Users/x/8x8-patterns/07-Checked/png/ChevronCheck.png&quot;" calcext:value-type="string">
            <text:p>"/Users/x/8x8-patterns/07-Checked/png/ChevronCheck.png"</text:p>
          </table:table-cell>
          <table:table-cell table:style-name="ce39" table:formula="of:= IF(ISTEXT([.A38]);&quot;&lt;sup&gt;&quot;&amp;[.A38]&amp;&quot;&lt;/sup&gt;&quot;;&quot;&quot;)">
            <text:p/>
          </table:table-cell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8 Rectilinear" table:style-name="ta1">
        <table:table-column table:style-name="co1" table:default-cell-style-name="ce4"/>
        <table:table-column table:style-name="co2" table:default-cell-style-name="ce37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 office:value-type="string" calcext:value-type="string">
            <text:p>Root:</text:p>
          </table:table-cell>
          <table:table-cell table:style-name="ce31" table:formula="of:=[$'01 Dither'.B2]" office:value-type="string" office:string-value="/Users/x/8x8-patterns" calcext:value-type="string" table:number-columns-spanned="4" table:number-rows-spanned="1">
            <text:p>/Users/x/8x8-pattern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 office:value-type="string" calcext:value-type="string">
            <text:p>Path:</text:p>
          </table:table-cell>
          <table:table-cell table:style-name="ce33" table:formula="of:=[.B2]&amp;&quot;/08-Rectilinear/png/&quot;" office:value-type="string" office:string-value="/Users/x/8x8-patterns/08-Rectilinear/png/" calcext:value-type="string" table:number-columns-spanned="4" table:number-rows-spanned="1">
            <text:p>/Users/x/8x8-patterns/08-Rectilinear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 office:value-type="string" calcext:value-type="string">
            <text:p>Script:</text:p>
          </table:table-cell>
          <table:table-cell table:style-name="ce33" table:formula="of:=[.B2]&amp;&quot;/utils/createimages.sh&quot;" office:value-type="string" office:string-value="/Users/x/8x8-patterns/utils/createimages.sh" calcext:value-type="string" table:number-columns-spanned="4" table:number-rows-spanned="1">
            <text:p>/Users/x/8x8-patterns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 office:value-type="string" calcext:value-type="string">
            <text:p>Command:</text:p>
          </table:table-cell>
          <table:table-cell table:style-name="ce34" table:formula="of:=&quot;&quot;&quot;&quot;&amp;[.B4]&amp;&quot;&quot;&quot; &quot;&amp;COM.MICROSOFT.TEXTJOIN(&quot; &quot;;1;[.C10:.C19])" office:value-type="string" office:string-value="&quot;/Users/x/8x8-patterns/utils/createimages.sh&quot; &quot;/Users/x/8x8-patterns/08-Rectilinear/png/SquareMini.png&quot; &quot;/Users/x/8x8-patterns/08-Rectilinear/png/BilletMini.png&quot; &quot;/Users/x/8x8-patterns/08-Rectilinear/png/Box.png&quot; &quot;/Users/x/8x8-patterns/08-Rectilinear/png/BoxMedium.png&quot; &quot;/Users/x/8x8-patterns/08-Rectilinear/png/Waffle.png&quot; &quot;/Users/x/8x8-patterns/08-Rectilinear/png/Tile.png&quot; &quot;/Users/x/8x8-patterns/08-Rectilinear/png/TileShaded.png&quot; &quot;/Users/x/8x8-patterns/08-Rectilinear/png/Illuminated.png&quot; &quot;/Users/x/8x8-patterns/08-Rectilinear/png/Block.png&quot; &quot;/Users/x/8x8-patterns/08-Rectilinear/png/BlockPyramid.png&quot;" calcext:value-type="string" table:number-columns-spanned="4" table:number-rows-spanned="1">
            <text:p>"/Users/x/8x8-patterns/utils/createimages.sh" "/Users/x/8x8-patterns/08-Rectilinear/png/SquareMini.png" "/Users/x/8x8-patterns/08-Rectilinear/png/BilletMini.png" "/Users/x/8x8-patterns/08-Rectilinear/png/Box.png" "/Users/x/8x8-patterns/08-Rectilinear/png/BoxMedium.png" "/Users/x/8x8-patterns/08-Rectilinear/png/Waffle.png" "/Users/x/8x8-patterns/08-Rectilinear/png/Tile.png" "/Users/x/8x8-patterns/08-Rectilinear/png/TileShaded.png" "/Users/x/8x8-patterns/08-Rectilinear/png/Illuminated.png" "/Users/x/8x8-patterns/08-Rectilinear/png/Block.png" "/Users/x/8x8-patterns/08-Rectilinear/png/BlockPyramid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/>
          <table:table-cell table:style-name="ce35" office:value-type="string" calcext:value-type="string">
            <text:p>Image</text:p>
          </table:table-cell>
          <table:table-cell table:style-name="ce35" office:value-type="string" calcext:value-type="string">
            <text:p>Parameter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<text:span text:style-name="T1">p</text:span></text:p>
          </table:table-cell>
          <table:table-cell table:style-name="ce36" office:value-type="string" calcext:value-type="string">
            <text:p>SquareMini</text:p>
          </table:table-cell>
          <table:table-cell table:style-name="ce39" table:formula="of:=IF(ISBLANK([.B10]);&quot;reset&quot;;&quot;&quot;&quot;&quot;&amp;[.$B$3]&amp;[.B10]&amp;&quot;.png&quot;&quot;&quot;)" office:value-type="string" office:string-value="&quot;/Users/x/8x8-patterns/08-Rectilinear/png/SquareMini.png&quot;" calcext:value-type="string">
            <text:p>"/Users/x/8x8-patterns/08-Rectilinear/png/SquareMini.png"</text:p>
          </table:table-cell>
          <table:table-cell table:style-name="ce39" table:formula="of:= IF(ISTEXT([.A10]);&quot;&lt;sup&gt;&quot;&amp;[.A10]&amp;&quot;&lt;/sup&gt;&quot;;&quot;&quot;)" office:value-type="string" office:string-value="&lt;sup&gt;p&lt;/sup&gt;" calcext:value-type="string">
            <text:p>&lt;sup&gt;p&lt;/sup&gt;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<text:span text:style-name="T1">p</text:span></text:p>
          </table:table-cell>
          <table:table-cell table:style-name="ce36" office:value-type="string" calcext:value-type="string">
            <text:p>BilletMini</text:p>
          </table:table-cell>
          <table:table-cell table:style-name="ce39" table:formula="of:=IF(ISBLANK([.B11]);&quot;reset&quot;;&quot;&quot;&quot;&quot;&amp;[.$B$3]&amp;[.B11]&amp;&quot;.png&quot;&quot;&quot;)" office:value-type="string" office:string-value="&quot;/Users/x/8x8-patterns/08-Rectilinear/png/BilletMini.png&quot;" calcext:value-type="string">
            <text:p>"/Users/x/8x8-patterns/08-Rectilinear/png/BilletMini.png"</text:p>
          </table:table-cell>
          <table:table-cell table:style-name="ce39" table:formula="of:= IF(ISTEXT([.A11]);&quot;&lt;sup&gt;&quot;&amp;[.A11]&amp;&quot;&lt;/sup&gt;&quot;;&quot;&quot;)" office:value-type="string" office:string-value="&lt;sup&gt;p&lt;/sup&gt;" calcext:value-type="string">
            <text:p>&lt;sup&gt;p&lt;/sup&gt;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36" office:value-type="string" calcext:value-type="string">
            <text:p>Box</text:p>
          </table:table-cell>
          <table:table-cell table:style-name="ce39" table:formula="of:=IF(ISBLANK([.B12]);&quot;reset&quot;;&quot;&quot;&quot;&quot;&amp;[.$B$3]&amp;[.B12]&amp;&quot;.png&quot;&quot;&quot;)" office:value-type="string" office:string-value="&quot;/Users/x/8x8-patterns/08-Rectilinear/png/Box.png&quot;" calcext:value-type="string">
            <text:p>"/Users/x/8x8-patterns/08-Rectilinear/png/Box.png"</text:p>
          </table:table-cell>
          <table:table-cell table:style-name="ce39" table:formula="of:= IF(ISTEXT([.A12]);&quot;&lt;sup&gt;&quot;&amp;[.A12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6" office:value-type="string" calcext:value-type="string">
            <text:p>BoxMedium</text:p>
          </table:table-cell>
          <table:table-cell table:style-name="ce39" table:formula="of:=IF(ISBLANK([.B13]);&quot;reset&quot;;&quot;&quot;&quot;&quot;&amp;[.$B$3]&amp;[.B13]&amp;&quot;.png&quot;&quot;&quot;)" office:value-type="string" office:string-value="&quot;/Users/x/8x8-patterns/08-Rectilinear/png/BoxMedium.png&quot;" calcext:value-type="string">
            <text:p>"/Users/x/8x8-patterns/08-Rectilinear/png/BoxMedium.png"</text:p>
          </table:table-cell>
          <table:table-cell table:style-name="ce39" table:formula="of:= IF(ISTEXT([.A13]);&quot;&lt;sup&gt;&quot;&amp;[.A13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6" office:value-type="string" calcext:value-type="string">
            <text:p>Waffle</text:p>
          </table:table-cell>
          <table:table-cell table:style-name="ce39" table:formula="of:=IF(ISBLANK([.B14]);&quot;reset&quot;;&quot;&quot;&quot;&quot;&amp;[.$B$3]&amp;[.B14]&amp;&quot;.png&quot;&quot;&quot;)" office:value-type="string" office:string-value="&quot;/Users/x/8x8-patterns/08-Rectilinear/png/Waffle.png&quot;" calcext:value-type="string">
            <text:p>"/Users/x/8x8-patterns/08-Rectilinear/png/Waffle.png"</text:p>
          </table:table-cell>
          <table:table-cell table:style-name="ce39" table:formula="of:= IF(ISTEXT([.A14]);&quot;&lt;sup&gt;&quot;&amp;[.A14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6" office:value-type="string" calcext:value-type="string">
            <text:p>Tile</text:p>
          </table:table-cell>
          <table:table-cell table:style-name="ce39" table:formula="of:=IF(ISBLANK([.B15]);&quot;reset&quot;;&quot;&quot;&quot;&quot;&amp;[.$B$3]&amp;[.B15]&amp;&quot;.png&quot;&quot;&quot;)" office:value-type="string" office:string-value="&quot;/Users/x/8x8-patterns/08-Rectilinear/png/Tile.png&quot;" calcext:value-type="string">
            <text:p>"/Users/x/8x8-patterns/08-Rectilinear/png/Tile.png"</text:p>
          </table:table-cell>
          <table:table-cell table:style-name="ce39" table:formula="of:= IF(ISTEXT([.A15]);&quot;&lt;sup&gt;&quot;&amp;[.A15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6" office:value-type="string" calcext:value-type="string">
            <text:p>TileShaded</text:p>
          </table:table-cell>
          <table:table-cell table:style-name="ce39" table:formula="of:=IF(ISBLANK([.B16]);&quot;reset&quot;;&quot;&quot;&quot;&quot;&amp;[.$B$3]&amp;[.B16]&amp;&quot;.png&quot;&quot;&quot;)" office:value-type="string" office:string-value="&quot;/Users/x/8x8-patterns/08-Rectilinear/png/TileShaded.png&quot;" calcext:value-type="string">
            <text:p>"/Users/x/8x8-patterns/08-Rectilinear/png/TileShaded.png"</text:p>
          </table:table-cell>
          <table:table-cell table:style-name="ce39" table:formula="of:= IF(ISTEXT([.A16]);&quot;&lt;sup&gt;&quot;&amp;[.A16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6" office:value-type="string" calcext:value-type="string">
            <text:p>Illuminated</text:p>
          </table:table-cell>
          <table:table-cell table:style-name="ce39" table:formula="of:=IF(ISBLANK([.B17]);&quot;reset&quot;;&quot;&quot;&quot;&quot;&amp;[.$B$3]&amp;[.B17]&amp;&quot;.png&quot;&quot;&quot;)" office:value-type="string" office:string-value="&quot;/Users/x/8x8-patterns/08-Rectilinear/png/Illuminated.png&quot;" calcext:value-type="string">
            <text:p>"/Users/x/8x8-patterns/08-Rectilinear/png/Illuminated.png"</text:p>
          </table:table-cell>
          <table:table-cell table:style-name="ce39" table:formula="of:= IF(ISTEXT([.A17]);&quot;&lt;sup&gt;&quot;&amp;[.A17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6" office:value-type="string" calcext:value-type="string">
            <text:p>Block</text:p>
          </table:table-cell>
          <table:table-cell table:style-name="ce39" table:formula="of:=IF(ISBLANK([.B18]);&quot;reset&quot;;&quot;&quot;&quot;&quot;&amp;[.$B$3]&amp;[.B18]&amp;&quot;.png&quot;&quot;&quot;)" office:value-type="string" office:string-value="&quot;/Users/x/8x8-patterns/08-Rectilinear/png/Block.png&quot;" calcext:value-type="string">
            <text:p>"/Users/x/8x8-patterns/08-Rectilinear/png/Block.png"</text:p>
          </table:table-cell>
          <table:table-cell table:style-name="ce39" table:formula="of:= IF(ISTEXT([.A18]);&quot;&lt;sup&gt;&quot;&amp;[.A18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BlockPyramid</text:p>
          </table:table-cell>
          <table:table-cell table:style-name="ce39" table:formula="of:=IF(ISBLANK([.B19]);&quot;reset&quot;;&quot;&quot;&quot;&quot;&amp;[.$B$3]&amp;[.B19]&amp;&quot;.png&quot;&quot;&quot;)" office:value-type="string" office:string-value="&quot;/Users/x/8x8-patterns/08-Rectilinear/png/BlockPyramid.png&quot;" calcext:value-type="string">
            <text:p>"/Users/x/8x8-patterns/08-Rectilinear/png/BlockPyramid.png"</text:p>
          </table:table-cell>
          <table:table-cell table:style-name="ce39" table:formula="of:= IF(ISTEXT([.A19]);&quot;&lt;sup&gt;&quot;&amp;[.A19]&amp;&quot;&lt;/sup&gt;&quot;;&quot;&quot;)">
            <text:p/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9 Radial" table:style-name="ta1">
        <table:table-column table:style-name="co1" table:default-cell-style-name="ce4"/>
        <table:table-column table:style-name="co2" table:default-cell-style-name="ce37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 office:value-type="string" calcext:value-type="string">
            <text:p>Root:</text:p>
          </table:table-cell>
          <table:table-cell table:style-name="ce31" table:formula="of:=[$'01 Dither'.B2]" office:value-type="string" office:string-value="/Users/x/8x8-patterns" calcext:value-type="string" table:number-columns-spanned="4" table:number-rows-spanned="1">
            <text:p>/Users/x/8x8-pattern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 office:value-type="string" calcext:value-type="string">
            <text:p>Path:</text:p>
          </table:table-cell>
          <table:table-cell table:style-name="ce33" table:formula="of:=[.B2]&amp;&quot;/09-Radial/png/&quot;" office:value-type="string" office:string-value="/Users/x/8x8-patterns/09-Radial/png/" calcext:value-type="string" table:number-columns-spanned="4" table:number-rows-spanned="1">
            <text:p>/Users/x/8x8-patterns/09-Radial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 office:value-type="string" calcext:value-type="string">
            <text:p>Script:</text:p>
          </table:table-cell>
          <table:table-cell table:style-name="ce33" table:formula="of:=[.B2]&amp;&quot;/utils/createimages.sh&quot;" office:value-type="string" office:string-value="/Users/x/8x8-patterns/utils/createimages.sh" calcext:value-type="string" table:number-columns-spanned="4" table:number-rows-spanned="1">
            <text:p>/Users/x/8x8-patterns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 office:value-type="string" calcext:value-type="string">
            <text:p>Command:</text:p>
          </table:table-cell>
          <table:table-cell table:style-name="ce34" table:formula="of:=&quot;&quot;&quot;&quot;&amp;[.B4]&amp;&quot;&quot;&quot; &quot;&amp;COM.MICROSOFT.TEXTJOIN(&quot; &quot;;1;[.C10:.C22])" office:value-type="string" office:string-value="&quot;/Users/x/8x8-patterns/utils/createimages.sh&quot; &quot;/Users/x/8x8-patterns/09-Radial/png/Nebula.png&quot; &quot;/Users/x/8x8-patterns/09-Radial/png/Pinwheel.png&quot; &quot;/Users/x/8x8-patterns/09-Radial/png/Pivot.png&quot; &quot;/Users/x/8x8-patterns/09-Radial/png/Fylfot.png&quot; &quot;/Users/x/8x8-patterns/09-Radial/png/Rotary.png&quot; &quot;/Users/x/8x8-patterns/09-Radial/png/StarBurst.png&quot; &quot;/Users/x/8x8-patterns/09-Radial/png/Swirl.png&quot; &quot;/Users/x/8x8-patterns/09-Radial/png/Swarm.png&quot; &quot;/Users/x/8x8-patterns/09-Radial/png/Encircled.png&quot; &quot;/Users/x/8x8-patterns/09-Radial/png/Spokes.png&quot; &quot;/Users/x/8x8-patterns/09-Radial/png/Cartwheel.png&quot; &quot;/Users/x/8x8-patterns/09-Radial/png/CartwheelBold.png&quot; &quot;/Users/x/8x8-patterns/09-Radial/png/CartwheelExtraBold.png&quot;" calcext:value-type="string" table:number-columns-spanned="4" table:number-rows-spanned="1">
            <text:p>"/Users/x/8x8-patterns/utils/createimages.sh" "/Users/x/8x8-patterns/09-Radial/png/Nebula.png" "/Users/x/8x8-patterns/09-Radial/png/Pinwheel.png" "/Users/x/8x8-patterns/09-Radial/png/Pivot.png" "/Users/x/8x8-patterns/09-Radial/png/Fylfot.png" "/Users/x/8x8-patterns/09-Radial/png/Rotary.png" "/Users/x/8x8-patterns/09-Radial/png/StarBurst.png" "/Users/x/8x8-patterns/09-Radial/png/Swirl.png" "/Users/x/8x8-patterns/09-Radial/png/Swarm.png" "/Users/x/8x8-patterns/09-Radial/png/Encircled.png" "/Users/x/8x8-patterns/09-Radial/png/Spokes.png" "/Users/x/8x8-patterns/09-Radial/png/Cartwheel.png" "/Users/x/8x8-patterns/09-Radial/png/CartwheelBold.png" "/Users/x/8x8-patterns/09-Radial/png/CartwheelExtraBold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/>
          <table:table-cell table:style-name="ce35" office:value-type="string" calcext:value-type="string">
            <text:p>Image</text:p>
          </table:table-cell>
          <table:table-cell table:style-name="ce35" office:value-type="string" calcext:value-type="string">
            <text:p>Parameter</text:p>
          </table:table-cell>
          <table:table-cell table:number-columns-repeated="1021"/>
        </table:table-row>
        <table:table-row table:style-name="ro1">
          <table:table-cell table:style-name="ce27"/>
          <table:table-cell table:style-name="ce36" office:value-type="string" calcext:value-type="string">
            <text:p>Nebula</text:p>
          </table:table-cell>
          <table:table-cell table:style-name="ce39" table:formula="of:=IF(ISBLANK([.B10]);&quot;reset&quot;;&quot;&quot;&quot;&quot;&amp;[.$B$3]&amp;[.B10]&amp;&quot;.png&quot;&quot;&quot;)" office:value-type="string" office:string-value="&quot;/Users/x/8x8-patterns/09-Radial/png/Nebula.png&quot;" calcext:value-type="string">
            <text:p>"/Users/x/8x8-patterns/09-Radial/png/Nebula.png"</text:p>
          </table:table-cell>
          <table:table-cell table:style-name="ce39" table:formula="of:= IF(ISTEXT([.A10]);&quot;&lt;sup&gt;&quot;&amp;[.A10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6" office:value-type="string" calcext:value-type="string">
            <text:p>Pinwheel</text:p>
          </table:table-cell>
          <table:table-cell table:style-name="ce39" table:formula="of:=IF(ISBLANK([.B11]);&quot;reset&quot;;&quot;&quot;&quot;&quot;&amp;[.$B$3]&amp;[.B11]&amp;&quot;.png&quot;&quot;&quot;)" office:value-type="string" office:string-value="&quot;/Users/x/8x8-patterns/09-Radial/png/Pinwheel.png&quot;" calcext:value-type="string">
            <text:p>"/Users/x/8x8-patterns/09-Radial/png/Pinwheel.png"</text:p>
          </table:table-cell>
          <table:table-cell table:style-name="ce39" table:formula="of:= IF(ISTEXT([.A11]);&quot;&lt;sup&gt;&quot;&amp;[.A11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6" office:value-type="string" calcext:value-type="string">
            <text:p>Pivot</text:p>
          </table:table-cell>
          <table:table-cell table:style-name="ce39" table:formula="of:=IF(ISBLANK([.B12]);&quot;reset&quot;;&quot;&quot;&quot;&quot;&amp;[.$B$3]&amp;[.B12]&amp;&quot;.png&quot;&quot;&quot;)" office:value-type="string" office:string-value="&quot;/Users/x/8x8-patterns/09-Radial/png/Pivot.png&quot;" calcext:value-type="string">
            <text:p>"/Users/x/8x8-patterns/09-Radial/png/Pivot.png"</text:p>
          </table:table-cell>
          <table:table-cell table:style-name="ce39" table:formula="of:= IF(ISTEXT([.A12]);&quot;&lt;sup&gt;&quot;&amp;[.A12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6" office:value-type="string" calcext:value-type="string">
            <text:p>Fylfot</text:p>
          </table:table-cell>
          <table:table-cell table:style-name="ce39" table:formula="of:=IF(ISBLANK([.B13]);&quot;reset&quot;;&quot;&quot;&quot;&quot;&amp;[.$B$3]&amp;[.B13]&amp;&quot;.png&quot;&quot;&quot;)" office:value-type="string" office:string-value="&quot;/Users/x/8x8-patterns/09-Radial/png/Fylfot.png&quot;" calcext:value-type="string">
            <text:p>"/Users/x/8x8-patterns/09-Radial/png/Fylfot.png"</text:p>
          </table:table-cell>
          <table:table-cell table:style-name="ce39" table:formula="of:= IF(ISTEXT([.A13]);&quot;&lt;sup&gt;&quot;&amp;[.A13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6" office:value-type="string" calcext:value-type="string">
            <text:p>Rotary</text:p>
          </table:table-cell>
          <table:table-cell table:style-name="ce39" table:formula="of:=IF(ISBLANK([.B14]);&quot;reset&quot;;&quot;&quot;&quot;&quot;&amp;[.$B$3]&amp;[.B14]&amp;&quot;.png&quot;&quot;&quot;)" office:value-type="string" office:string-value="&quot;/Users/x/8x8-patterns/09-Radial/png/Rotary.png&quot;" calcext:value-type="string">
            <text:p>"/Users/x/8x8-patterns/09-Radial/png/Rotary.png"</text:p>
          </table:table-cell>
          <table:table-cell table:style-name="ce39" table:formula="of:= IF(ISTEXT([.A14]);&quot;&lt;sup&gt;&quot;&amp;[.A14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6" office:value-type="string" calcext:value-type="string">
            <text:p>StarBurst</text:p>
          </table:table-cell>
          <table:table-cell table:style-name="ce39" table:formula="of:=IF(ISBLANK([.B15]);&quot;reset&quot;;&quot;&quot;&quot;&quot;&amp;[.$B$3]&amp;[.B15]&amp;&quot;.png&quot;&quot;&quot;)" office:value-type="string" office:string-value="&quot;/Users/x/8x8-patterns/09-Radial/png/StarBurst.png&quot;" calcext:value-type="string">
            <text:p>"/Users/x/8x8-patterns/09-Radial/png/StarBurst.png"</text:p>
          </table:table-cell>
          <table:table-cell table:style-name="ce39" table:formula="of:= IF(ISTEXT([.A15]);&quot;&lt;sup&gt;&quot;&amp;[.A15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6" office:value-type="string" calcext:value-type="string">
            <text:p>Swirl</text:p>
          </table:table-cell>
          <table:table-cell table:style-name="ce39" table:formula="of:=IF(ISBLANK([.B16]);&quot;reset&quot;;&quot;&quot;&quot;&quot;&amp;[.$B$3]&amp;[.B16]&amp;&quot;.png&quot;&quot;&quot;)" office:value-type="string" office:string-value="&quot;/Users/x/8x8-patterns/09-Radial/png/Swirl.png&quot;" calcext:value-type="string">
            <text:p>"/Users/x/8x8-patterns/09-Radial/png/Swirl.png"</text:p>
          </table:table-cell>
          <table:table-cell table:style-name="ce39" table:formula="of:= IF(ISTEXT([.A16]);&quot;&lt;sup&gt;&quot;&amp;[.A16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6" office:value-type="string" calcext:value-type="string">
            <text:p>Swarm</text:p>
          </table:table-cell>
          <table:table-cell table:style-name="ce39" table:formula="of:=IF(ISBLANK([.B17]);&quot;reset&quot;;&quot;&quot;&quot;&quot;&amp;[.$B$3]&amp;[.B17]&amp;&quot;.png&quot;&quot;&quot;)" office:value-type="string" office:string-value="&quot;/Users/x/8x8-patterns/09-Radial/png/Swarm.png&quot;" calcext:value-type="string">
            <text:p>"/Users/x/8x8-patterns/09-Radial/png/Swarm.png"</text:p>
          </table:table-cell>
          <table:table-cell table:style-name="ce39" table:formula="of:= IF(ISTEXT([.A17]);&quot;&lt;sup&gt;&quot;&amp;[.A17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6" office:value-type="string" calcext:value-type="string">
            <text:p>Encircled</text:p>
          </table:table-cell>
          <table:table-cell table:style-name="ce39" table:formula="of:=IF(ISBLANK([.B18]);&quot;reset&quot;;&quot;&quot;&quot;&quot;&amp;[.$B$3]&amp;[.B18]&amp;&quot;.png&quot;&quot;&quot;)" office:value-type="string" office:string-value="&quot;/Users/x/8x8-patterns/09-Radial/png/Encircled.png&quot;" calcext:value-type="string">
            <text:p>"/Users/x/8x8-patterns/09-Radial/png/Encircled.png"</text:p>
          </table:table-cell>
          <table:table-cell table:style-name="ce39" table:formula="of:= IF(ISTEXT([.A18]);&quot;&lt;sup&gt;&quot;&amp;[.A18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Spokes</text:p>
          </table:table-cell>
          <table:table-cell table:style-name="ce39" table:formula="of:=IF(ISBLANK([.B19]);&quot;reset&quot;;&quot;&quot;&quot;&quot;&amp;[.$B$3]&amp;[.B19]&amp;&quot;.png&quot;&quot;&quot;)" office:value-type="string" office:string-value="&quot;/Users/x/8x8-patterns/09-Radial/png/Spokes.png&quot;" calcext:value-type="string">
            <text:p>"/Users/x/8x8-patterns/09-Radial/png/Spokes.png"</text:p>
          </table:table-cell>
          <table:table-cell table:style-name="ce39" table:formula="of:= IF(ISTEXT([.A19]);&quot;&lt;sup&gt;&quot;&amp;[.A19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Cartwheel</text:p>
          </table:table-cell>
          <table:table-cell table:style-name="ce39" table:formula="of:=IF(ISBLANK([.B20]);&quot;reset&quot;;&quot;&quot;&quot;&quot;&amp;[.$B$3]&amp;[.B20]&amp;&quot;.png&quot;&quot;&quot;)" office:value-type="string" office:string-value="&quot;/Users/x/8x8-patterns/09-Radial/png/Cartwheel.png&quot;" calcext:value-type="string">
            <text:p>"/Users/x/8x8-patterns/09-Radial/png/Cartwheel.png"</text:p>
          </table:table-cell>
          <table:table-cell table:style-name="ce39" table:formula="of:= IF(ISTEXT([.A20]);&quot;&lt;sup&gt;&quot;&amp;[.A20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CartwheelBold</text:p>
          </table:table-cell>
          <table:table-cell table:style-name="ce39" table:formula="of:=IF(ISBLANK([.B21]);&quot;reset&quot;;&quot;&quot;&quot;&quot;&amp;[.$B$3]&amp;[.B21]&amp;&quot;.png&quot;&quot;&quot;)" office:value-type="string" office:string-value="&quot;/Users/x/8x8-patterns/09-Radial/png/CartwheelBold.png&quot;" calcext:value-type="string">
            <text:p>"/Users/x/8x8-patterns/09-Radial/png/CartwheelBold.png"</text:p>
          </table:table-cell>
          <table:table-cell table:style-name="ce39" table:formula="of:= IF(ISTEXT([.A21]);&quot;&lt;sup&gt;&quot;&amp;[.A21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CartwheelExtraBold</text:p>
          </table:table-cell>
          <table:table-cell table:style-name="ce39" table:formula="of:=IF(ISBLANK([.B22]);&quot;reset&quot;;&quot;&quot;&quot;&quot;&amp;[.$B$3]&amp;[.B22]&amp;&quot;.png&quot;&quot;&quot;)" office:value-type="string" office:string-value="&quot;/Users/x/8x8-patterns/09-Radial/png/CartwheelExtraBold.png&quot;" calcext:value-type="string">
            <text:p>"/Users/x/8x8-patterns/09-Radial/png/CartwheelExtraBold.png"</text:p>
          </table:table-cell>
          <table:table-cell table:style-name="ce39" table:formula="of:= IF(ISTEXT([.A22]);&quot;&lt;sup&gt;&quot;&amp;[.A22]&amp;&quot;&lt;/sup&gt;&quot;;&quot;&quot;)">
            <text:p/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 Round" table:style-name="ta1">
        <table:table-column table:style-name="co1" table:default-cell-style-name="ce4"/>
        <table:table-column table:style-name="co2" table:default-cell-style-name="ce37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 office:value-type="string" calcext:value-type="string">
            <text:p>Root:</text:p>
          </table:table-cell>
          <table:table-cell table:style-name="ce31" table:formula="of:=[$'01 Dither'.B2]" office:value-type="string" office:string-value="/Users/x/8x8-patterns" calcext:value-type="string" table:number-columns-spanned="4" table:number-rows-spanned="1">
            <text:p>/Users/x/8x8-pattern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 office:value-type="string" calcext:value-type="string">
            <text:p>Path:</text:p>
          </table:table-cell>
          <table:table-cell table:style-name="ce33" table:formula="of:=[.B2]&amp;&quot;/10-Round/png/&quot;" office:value-type="string" office:string-value="/Users/x/8x8-patterns/10-Round/png/" calcext:value-type="string" table:number-columns-spanned="4" table:number-rows-spanned="1">
            <text:p>/Users/x/8x8-patterns/10-Round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 office:value-type="string" calcext:value-type="string">
            <text:p>Script:</text:p>
          </table:table-cell>
          <table:table-cell table:style-name="ce33" table:formula="of:=[.B2]&amp;&quot;/utils/createimages.sh&quot;" office:value-type="string" office:string-value="/Users/x/8x8-patterns/utils/createimages.sh" calcext:value-type="string" table:number-columns-spanned="4" table:number-rows-spanned="1">
            <text:p>/Users/x/8x8-patterns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 office:value-type="string" calcext:value-type="string">
            <text:p>Command:</text:p>
          </table:table-cell>
          <table:table-cell table:style-name="ce34" table:formula="of:=&quot;&quot;&quot;&quot;&amp;[.B4]&amp;&quot;&quot;&quot; &quot;&amp;COM.MICROSOFT.TEXTJOIN(&quot; &quot;;1;[.C10:.C50])" office:value-type="string" office:string-value="&quot;/Users/x/8x8-patterns/utils/createimages.sh&quot; &quot;/Users/x/8x8-patterns/10-Round/png/AnnuletSmall.png&quot; &quot;/Users/x/8x8-patterns/10-Round/png/AnnuletSmallDuo.png&quot; &quot;/Users/x/8x8-patterns/10-Round/png/AnnuletSmallQuad.png&quot; &quot;/Users/x/8x8-patterns/10-Round/png/RoundelSmallDuo.png&quot; &quot;/Users/x/8x8-patterns/10-Round/png/RoundelSmall.png&quot; reset &quot;/Users/x/8x8-patterns/10-Round/png/Annulet.png&quot; &quot;/Users/x/8x8-patterns/10-Round/png/AnnuletCoAnnulet.png&quot; &quot;/Users/x/8x8-patterns/10-Round/png/AnnuletCoAnnuletSquare.png&quot; &quot;/Users/x/8x8-patterns/10-Round/png/AnnuletCoAnnuletXL.png&quot; &quot;/Users/x/8x8-patterns/10-Round/png/RoundelCoAnnuletXL.png&quot; &quot;/Users/x/8x8-patterns/10-Round/png/RoundelCoAnnulet.png&quot; &quot;/Users/x/8x8-patterns/10-Round/png/RoundelCoRoundel.png&quot; &quot;/Users/x/8x8-patterns/10-Round/png/Roundel.png&quot; &quot;/Users/x/8x8-patterns/10-Round/png/Ball.png&quot; reset &quot;/Users/x/8x8-patterns/10-Round/png/AnnuletLarge.png&quot; &quot;/Users/x/8x8-patterns/10-Round/png/AnnuletLargeMedium.png&quot; &quot;/Users/x/8x8-patterns/10-Round/png/AnnuletLargeBold.png&quot; &quot;/Users/x/8x8-patterns/10-Round/png/RoundelLarge.png&quot; &quot;/Users/x/8x8-patterns/10-Round/png/BallLarge.png&quot; &quot;/Users/x/8x8-patterns/10-Round/png/SphereCoSphere.png&quot; reset &quot;/Users/x/8x8-patterns/10-Round/png/AnnuletXXL.png&quot; &quot;/Users/x/8x8-patterns/10-Round/png/Bubble.png&quot; &quot;/Users/x/8x8-patterns/10-Round/png/RoundelXXL.png&quot; &quot;/Users/x/8x8-patterns/10-Round/png/BallXXL.png&quot; reset &quot;/Users/x/8x8-patterns/10-Round/png/AnnuletUltraLarge.png&quot; &quot;/Users/x/8x8-patterns/10-Round/png/AnnuletUltraLargeMedium.png&quot; &quot;/Users/x/8x8-patterns/10-Round/png/AnnuletUltraLargeBold.png&quot; &quot;/Users/x/8x8-patterns/10-Round/png/AnnuletUltraLargeExtraBold.png&quot; &quot;/Users/x/8x8-patterns/10-Round/png/RoundelUltraLarge.png&quot;" calcext:value-type="string" table:number-columns-spanned="4" table:number-rows-spanned="1">
            <text:p>"/Users/x/8x8-patterns/utils/createimages.sh" "/Users/x/8x8-patterns/10-Round/png/AnnuletSmall.png" "/Users/x/8x8-patterns/10-Round/png/AnnuletSmallDuo.png" "/Users/x/8x8-patterns/10-Round/png/AnnuletSmallQuad.png" "/Users/x/8x8-patterns/10-Round/png/RoundelSmallDuo.png" "/Users/x/8x8-patterns/10-Round/png/RoundelSmall.png" reset "/Users/x/8x8-patterns/10-Round/png/Annulet.png" "/Users/x/8x8-patterns/10-Round/png/AnnuletCoAnnulet.png" "/Users/x/8x8-patterns/10-Round/png/AnnuletCoAnnuletSquare.png" "/Users/x/8x8-patterns/10-Round/png/AnnuletCoAnnuletXL.png" "/Users/x/8x8-patterns/10-Round/png/RoundelCoAnnuletXL.png" "/Users/x/8x8-patterns/10-Round/png/RoundelCoAnnulet.png" "/Users/x/8x8-patterns/10-Round/png/RoundelCoRoundel.png" "/Users/x/8x8-patterns/10-Round/png/Roundel.png" "/Users/x/8x8-patterns/10-Round/png/Ball.png" reset "/Users/x/8x8-patterns/10-Round/png/AnnuletLarge.png" "/Users/x/8x8-patterns/10-Round/png/AnnuletLargeMedium.png" "/Users/x/8x8-patterns/10-Round/png/AnnuletLargeBold.png" "/Users/x/8x8-patterns/10-Round/png/RoundelLarge.png" "/Users/x/8x8-patterns/10-Round/png/BallLarge.png" "/Users/x/8x8-patterns/10-Round/png/SphereCoSphere.png" reset "/Users/x/8x8-patterns/10-Round/png/AnnuletXXL.png" "/Users/x/8x8-patterns/10-Round/png/Bubble.png" "/Users/x/8x8-patterns/10-Round/png/RoundelXXL.png" "/Users/x/8x8-patterns/10-Round/png/BallXXL.png" reset "/Users/x/8x8-patterns/10-Round/png/AnnuletUltraLarge.png" "/Users/x/8x8-patterns/10-Round/png/AnnuletUltraLargeMedium.png" "/Users/x/8x8-patterns/10-Round/png/AnnuletUltraLargeBold.png" "/Users/x/8x8-patterns/10-Round/png/AnnuletUltraLargeExtraBold.png" "/Users/x/8x8-patterns/10-Round/png/RoundelUltraLarge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/>
          <table:table-cell table:style-name="ce35" office:value-type="string" calcext:value-type="string">
            <text:p>Image</text:p>
          </table:table-cell>
          <table:table-cell table:style-name="ce35" office:value-type="string" calcext:value-type="string">
            <text:p>Parameter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36" office:value-type="string" calcext:value-type="string">
            <text:p>AnnuletSmall</text:p>
          </table:table-cell>
          <table:table-cell table:style-name="ce39" table:formula="of:=IF(ISBLANK([.B10]);&quot;reset&quot;;&quot;&quot;&quot;&quot;&amp;[.$B$3]&amp;[.B10]&amp;&quot;.png&quot;&quot;&quot;)" office:value-type="string" office:string-value="&quot;/Users/x/8x8-patterns/10-Round/png/AnnuletSmall.png&quot;" calcext:value-type="string">
            <text:p>"/Users/x/8x8-patterns/10-Round/png/AnnuletSmall.png"</text:p>
          </table:table-cell>
          <table:table-cell table:style-name="ce39" table:formula="of:= IF(ISTEXT([.A31]);&quot;&lt;sup&gt;&quot;&amp;[.A31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6" office:value-type="string" calcext:value-type="string">
            <text:p>AnnuletSmallDuo</text:p>
          </table:table-cell>
          <table:table-cell table:style-name="ce39" table:formula="of:=IF(ISBLANK([.B11]);&quot;reset&quot;;&quot;&quot;&quot;&quot;&amp;[.$B$3]&amp;[.B11]&amp;&quot;.png&quot;&quot;&quot;)" office:value-type="string" office:string-value="&quot;/Users/x/8x8-patterns/10-Round/png/AnnuletSmallDuo.png&quot;" calcext:value-type="string">
            <text:p>"/Users/x/8x8-patterns/10-Round/png/AnnuletSmallDuo.png"</text:p>
          </table:table-cell>
          <table:table-cell table:style-name="ce39" table:formula="of:= IF(ISTEXT([.A11]);&quot;&lt;sup&gt;&quot;&amp;[.A11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<text:span text:style-name="T1">p</text:span></text:p>
          </table:table-cell>
          <table:table-cell table:style-name="ce36" office:value-type="string" calcext:value-type="string">
            <text:p>AnnuletSmallQuad</text:p>
          </table:table-cell>
          <table:table-cell table:style-name="ce39" table:formula="of:=IF(ISBLANK([.B12]);&quot;reset&quot;;&quot;&quot;&quot;&quot;&amp;[.$B$3]&amp;[.B12]&amp;&quot;.png&quot;&quot;&quot;)" office:value-type="string" office:string-value="&quot;/Users/x/8x8-patterns/10-Round/png/AnnuletSmallQuad.png&quot;" calcext:value-type="string">
            <text:p>"/Users/x/8x8-patterns/10-Round/png/AnnuletSmallQuad.png"</text:p>
          </table:table-cell>
          <table:table-cell table:style-name="ce39" table:formula="of:= IF(ISTEXT([.A12]);&quot;&lt;sup&gt;&quot;&amp;[.A12]&amp;&quot;&lt;/sup&gt;&quot;;&quot;&quot;)" office:value-type="string" office:string-value="&lt;sup&gt;p&lt;/sup&gt;" calcext:value-type="string">
            <text:p>&lt;sup&gt;p&lt;/sup&gt;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36" office:value-type="string" calcext:value-type="string">
            <text:p>RoundelSmallDuo</text:p>
          </table:table-cell>
          <table:table-cell table:style-name="ce39" table:formula="of:=IF(ISBLANK([.B13]);&quot;reset&quot;;&quot;&quot;&quot;&quot;&amp;[.$B$3]&amp;[.B13]&amp;&quot;.png&quot;&quot;&quot;)" office:value-type="string" office:string-value="&quot;/Users/x/8x8-patterns/10-Round/png/RoundelSmallDuo.png&quot;" calcext:value-type="string">
            <text:p>"/Users/x/8x8-patterns/10-Round/png/RoundelSmallDuo.png"</text:p>
          </table:table-cell>
          <table:table-cell table:style-name="ce39" table:formula="of:= IF(ISTEXT([.A13]);&quot;&lt;sup&gt;&quot;&amp;[.A13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6" office:value-type="string" calcext:value-type="string">
            <text:p>RoundelSmall</text:p>
          </table:table-cell>
          <table:table-cell table:style-name="ce39" table:formula="of:=IF(ISBLANK([.B14]);&quot;reset&quot;;&quot;&quot;&quot;&quot;&amp;[.$B$3]&amp;[.B14]&amp;&quot;.png&quot;&quot;&quot;)" office:value-type="string" office:string-value="&quot;/Users/x/8x8-patterns/10-Round/png/RoundelSmall.png&quot;" calcext:value-type="string">
            <text:p>"/Users/x/8x8-patterns/10-Round/png/RoundelSmall.png"</text:p>
          </table:table-cell>
          <table:table-cell table:style-name="ce39" table:formula="of:= IF(ISTEXT([.A14]);&quot;&lt;sup&gt;&quot;&amp;[.A14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6"/>
          <table:table-cell table:style-name="ce39" table:formula="of:=IF(ISBLANK([.B15]);&quot;reset&quot;;&quot;&quot;&quot;&quot;&amp;[.$B$3]&amp;[.B15]&amp;&quot;.png&quot;&quot;&quot;)" office:value-type="string" office:string-value="reset" calcext:value-type="string">
            <text:p>reset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27"/>
          <table:table-cell table:style-name="ce36" office:value-type="string" calcext:value-type="string">
            <text:p>Annulet</text:p>
          </table:table-cell>
          <table:table-cell table:style-name="ce39" table:formula="of:=IF(ISBLANK([.B16]);&quot;reset&quot;;&quot;&quot;&quot;&quot;&amp;[.$B$3]&amp;[.B16]&amp;&quot;.png&quot;&quot;&quot;)" office:value-type="string" office:string-value="&quot;/Users/x/8x8-patterns/10-Round/png/Annulet.png&quot;" calcext:value-type="string">
            <text:p>"/Users/x/8x8-patterns/10-Round/png/Annulet.png"</text:p>
          </table:table-cell>
          <table:table-cell table:style-name="ce39" table:formula="of:= IF(ISTEXT([.A16]);&quot;&lt;sup&gt;&quot;&amp;[.A16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6" office:value-type="string" calcext:value-type="string">
            <text:p>AnnuletCoAnnulet</text:p>
          </table:table-cell>
          <table:table-cell table:style-name="ce39" table:formula="of:=IF(ISBLANK([.B17]);&quot;reset&quot;;&quot;&quot;&quot;&quot;&amp;[.$B$3]&amp;[.B17]&amp;&quot;.png&quot;&quot;&quot;)" office:value-type="string" office:string-value="&quot;/Users/x/8x8-patterns/10-Round/png/AnnuletCoAnnulet.png&quot;" calcext:value-type="string">
            <text:p>"/Users/x/8x8-patterns/10-Round/png/AnnuletCoAnnulet.png"</text:p>
          </table:table-cell>
          <table:table-cell table:style-name="ce39" table:formula="of:= IF(ISTEXT([.A17]);&quot;&lt;sup&gt;&quot;&amp;[.A17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6" office:value-type="string" calcext:value-type="string">
            <text:p>AnnuletCoAnnuletSquare</text:p>
          </table:table-cell>
          <table:table-cell table:style-name="ce39" table:formula="of:=IF(ISBLANK([.B18]);&quot;reset&quot;;&quot;&quot;&quot;&quot;&amp;[.$B$3]&amp;[.B18]&amp;&quot;.png&quot;&quot;&quot;)" office:value-type="string" office:string-value="&quot;/Users/x/8x8-patterns/10-Round/png/AnnuletCoAnnuletSquare.png&quot;" calcext:value-type="string">
            <text:p>"/Users/x/8x8-patterns/10-Round/png/AnnuletCoAnnuletSquare.png"</text:p>
          </table:table-cell>
          <table:table-cell table:style-name="ce39" table:formula="of:= IF(ISTEXT([.A18]);&quot;&lt;sup&gt;&quot;&amp;[.A18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6" office:value-type="string" calcext:value-type="string">
            <text:p>AnnuletCoAnnuletXL</text:p>
          </table:table-cell>
          <table:table-cell table:style-name="ce39" table:formula="of:=IF(ISBLANK([.B19]);&quot;reset&quot;;&quot;&quot;&quot;&quot;&amp;[.$B$3]&amp;[.B19]&amp;&quot;.png&quot;&quot;&quot;)" office:value-type="string" office:string-value="&quot;/Users/x/8x8-patterns/10-Round/png/AnnuletCoAnnuletXL.png&quot;" calcext:value-type="string">
            <text:p>"/Users/x/8x8-patterns/10-Round/png/AnnuletCoAnnuletXL.png"</text:p>
          </table:table-cell>
          <table:table-cell table:style-name="ce39" table:formula="of:= IF(ISTEXT([.A19]);&quot;&lt;sup&gt;&quot;&amp;[.A19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RoundelCoAnnuletXL</text:p>
          </table:table-cell>
          <table:table-cell table:style-name="ce39" table:formula="of:=IF(ISBLANK([.B20]);&quot;reset&quot;;&quot;&quot;&quot;&quot;&amp;[.$B$3]&amp;[.B20]&amp;&quot;.png&quot;&quot;&quot;)" office:value-type="string" office:string-value="&quot;/Users/x/8x8-patterns/10-Round/png/RoundelCoAnnuletXL.png&quot;" calcext:value-type="string">
            <text:p>"/Users/x/8x8-patterns/10-Round/png/RoundelCoAnnuletXL.png"</text:p>
          </table:table-cell>
          <table:table-cell table:style-name="ce39" table:formula="of:= IF(ISTEXT([.A20]);&quot;&lt;sup&gt;&quot;&amp;[.A20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RoundelCoAnnulet</text:p>
          </table:table-cell>
          <table:table-cell table:style-name="ce39" table:formula="of:=IF(ISBLANK([.B21]);&quot;reset&quot;;&quot;&quot;&quot;&quot;&amp;[.$B$3]&amp;[.B21]&amp;&quot;.png&quot;&quot;&quot;)" office:value-type="string" office:string-value="&quot;/Users/x/8x8-patterns/10-Round/png/RoundelCoAnnulet.png&quot;" calcext:value-type="string">
            <text:p>"/Users/x/8x8-patterns/10-Round/png/RoundelCoAnnulet.png"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RoundelCoRoundel</text:p>
          </table:table-cell>
          <table:table-cell table:style-name="ce39" table:formula="of:=IF(ISBLANK([.B22]);&quot;reset&quot;;&quot;&quot;&quot;&quot;&amp;[.$B$3]&amp;[.B22]&amp;&quot;.png&quot;&quot;&quot;)" office:value-type="string" office:string-value="&quot;/Users/x/8x8-patterns/10-Round/png/RoundelCoRoundel.png&quot;" calcext:value-type="string">
            <text:p>"/Users/x/8x8-patterns/10-Round/png/RoundelCoRoundel.png"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Roundel</text:p>
          </table:table-cell>
          <table:table-cell table:style-name="ce39" table:formula="of:=IF(ISBLANK([.B23]);&quot;reset&quot;;&quot;&quot;&quot;&quot;&amp;[.$B$3]&amp;[.B23]&amp;&quot;.png&quot;&quot;&quot;)" office:value-type="string" office:string-value="&quot;/Users/x/8x8-patterns/10-Round/png/Roundel.png&quot;" calcext:value-type="string">
            <text:p>"/Users/x/8x8-patterns/10-Round/png/Roundel.png"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Ball</text:p>
          </table:table-cell>
          <table:table-cell table:style-name="ce39" table:formula="of:=IF(ISBLANK([.B24]);&quot;reset&quot;;&quot;&quot;&quot;&quot;&amp;[.$B$3]&amp;[.B24]&amp;&quot;.png&quot;&quot;&quot;)" office:value-type="string" office:string-value="&quot;/Users/x/8x8-patterns/10-Round/png/Ball.png&quot;" calcext:value-type="string">
            <text:p>"/Users/x/8x8-patterns/10-Round/png/Ball.png"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style-name="ce39" table:formula="of:=IF(ISBLANK([.B25]);&quot;reset&quot;;&quot;&quot;&quot;&quot;&amp;[.$B$3]&amp;[.B25]&amp;&quot;.png&quot;&quot;&quot;)" office:value-type="string" office:string-value="reset" calcext:value-type="string">
            <text:p>reset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AnnuletLarge</text:p>
          </table:table-cell>
          <table:table-cell table:style-name="ce39" table:formula="of:=IF(ISBLANK([.B26]);&quot;reset&quot;;&quot;&quot;&quot;&quot;&amp;[.$B$3]&amp;[.B26]&amp;&quot;.png&quot;&quot;&quot;)" office:value-type="string" office:string-value="&quot;/Users/x/8x8-patterns/10-Round/png/AnnuletLarge.png&quot;" calcext:value-type="string">
            <text:p>"/Users/x/8x8-patterns/10-Round/png/AnnuletLarge.png"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AnnuletLargeMedium</text:p>
          </table:table-cell>
          <table:table-cell table:style-name="ce39" table:formula="of:=IF(ISBLANK([.B27]);&quot;reset&quot;;&quot;&quot;&quot;&quot;&amp;[.$B$3]&amp;[.B27]&amp;&quot;.png&quot;&quot;&quot;)" office:value-type="string" office:string-value="&quot;/Users/x/8x8-patterns/10-Round/png/AnnuletLargeMedium.png&quot;" calcext:value-type="string">
            <text:p>"/Users/x/8x8-patterns/10-Round/png/AnnuletLargeMedium.png"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AnnuletLargeBold</text:p>
          </table:table-cell>
          <table:table-cell table:style-name="ce39" table:formula="of:=IF(ISBLANK([.B28]);&quot;reset&quot;;&quot;&quot;&quot;&quot;&amp;[.$B$3]&amp;[.B28]&amp;&quot;.png&quot;&quot;&quot;)" office:value-type="string" office:string-value="&quot;/Users/x/8x8-patterns/10-Round/png/AnnuletLargeBold.png&quot;" calcext:value-type="string">
            <text:p>"/Users/x/8x8-patterns/10-Round/png/AnnuletLargeBold.png"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RoundelLarge</text:p>
          </table:table-cell>
          <table:table-cell table:style-name="ce39" table:formula="of:=IF(ISBLANK([.B29]);&quot;reset&quot;;&quot;&quot;&quot;&quot;&amp;[.$B$3]&amp;[.B29]&amp;&quot;.png&quot;&quot;&quot;)" office:value-type="string" office:string-value="&quot;/Users/x/8x8-patterns/10-Round/png/RoundelLarge.png&quot;" calcext:value-type="string">
            <text:p>"/Users/x/8x8-patterns/10-Round/png/RoundelLarge.png"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BallLarge</text:p>
          </table:table-cell>
          <table:table-cell table:style-name="ce39" table:formula="of:=IF(ISBLANK([.B30]);&quot;reset&quot;;&quot;&quot;&quot;&quot;&amp;[.$B$3]&amp;[.B30]&amp;&quot;.png&quot;&quot;&quot;)" office:value-type="string" office:string-value="&quot;/Users/x/8x8-patterns/10-Round/png/BallLarge.png&quot;" calcext:value-type="string">
            <text:p>"/Users/x/8x8-patterns/10-Round/png/BallLarge.png"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<text:span text:style-name="T1">o</text:span></text:p>
          </table:table-cell>
          <table:table-cell table:style-name="ce36" office:value-type="string" calcext:value-type="string">
            <text:p>SphereCoSphere</text:p>
          </table:table-cell>
          <table:table-cell table:style-name="ce39" table:formula="of:=IF(ISBLANK([.B31]);&quot;reset&quot;;&quot;&quot;&quot;&quot;&amp;[.$B$3]&amp;[.B31]&amp;&quot;.png&quot;&quot;&quot;)" office:value-type="string" office:string-value="&quot;/Users/x/8x8-patterns/10-Round/png/SphereCoSphere.png&quot;" calcext:value-type="string">
            <text:p>"/Users/x/8x8-patterns/10-Round/png/SphereCoSphere.png"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style-name="ce39" table:formula="of:=IF(ISBLANK([.B32]);&quot;reset&quot;;&quot;&quot;&quot;&quot;&amp;[.$B$3]&amp;[.B32]&amp;&quot;.png&quot;&quot;&quot;)" office:value-type="string" office:string-value="reset" calcext:value-type="string">
            <text:p>reset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AnnuletXXL</text:p>
          </table:table-cell>
          <table:table-cell table:style-name="ce39" table:formula="of:=IF(ISBLANK([.B33]);&quot;reset&quot;;&quot;&quot;&quot;&quot;&amp;[.$B$3]&amp;[.B33]&amp;&quot;.png&quot;&quot;&quot;)" office:value-type="string" office:string-value="&quot;/Users/x/8x8-patterns/10-Round/png/AnnuletXXL.png&quot;" calcext:value-type="string">
            <text:p>"/Users/x/8x8-patterns/10-Round/png/AnnuletXXL.png"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Bubble</text:p>
          </table:table-cell>
          <table:table-cell table:style-name="ce39" table:formula="of:=IF(ISBLANK([.B34]);&quot;reset&quot;;&quot;&quot;&quot;&quot;&amp;[.$B$3]&amp;[.B34]&amp;&quot;.png&quot;&quot;&quot;)" office:value-type="string" office:string-value="&quot;/Users/x/8x8-patterns/10-Round/png/Bubble.png&quot;" calcext:value-type="string">
            <text:p>"/Users/x/8x8-patterns/10-Round/png/Bubble.png"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RoundelXXL</text:p>
          </table:table-cell>
          <table:table-cell table:style-name="ce39" table:formula="of:=IF(ISBLANK([.B35]);&quot;reset&quot;;&quot;&quot;&quot;&quot;&amp;[.$B$3]&amp;[.B35]&amp;&quot;.png&quot;&quot;&quot;)" office:value-type="string" office:string-value="&quot;/Users/x/8x8-patterns/10-Round/png/RoundelXXL.png&quot;" calcext:value-type="string">
            <text:p>"/Users/x/8x8-patterns/10-Round/png/RoundelXXL.png"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BallXXL</text:p>
          </table:table-cell>
          <table:table-cell table:style-name="ce39" table:formula="of:=IF(ISBLANK([.B36]);&quot;reset&quot;;&quot;&quot;&quot;&quot;&amp;[.$B$3]&amp;[.B36]&amp;&quot;.png&quot;&quot;&quot;)" office:value-type="string" office:string-value="&quot;/Users/x/8x8-patterns/10-Round/png/BallXXL.png&quot;" calcext:value-type="string">
            <text:p>"/Users/x/8x8-patterns/10-Round/png/BallXXL.png"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style-name="ce39" table:formula="of:=IF(ISBLANK([.B37]);&quot;reset&quot;;&quot;&quot;&quot;&quot;&amp;[.$B$3]&amp;[.B37]&amp;&quot;.png&quot;&quot;&quot;)" office:value-type="string" office:string-value="reset" calcext:value-type="string">
            <text:p>reset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AnnuletUltraLarge</text:p>
          </table:table-cell>
          <table:table-cell table:style-name="ce39" table:formula="of:=IF(ISBLANK([.B38]);&quot;reset&quot;;&quot;&quot;&quot;&quot;&amp;[.$B$3]&amp;[.B38]&amp;&quot;.png&quot;&quot;&quot;)" office:value-type="string" office:string-value="&quot;/Users/x/8x8-patterns/10-Round/png/AnnuletUltraLarge.png&quot;" calcext:value-type="string">
            <text:p>"/Users/x/8x8-patterns/10-Round/png/AnnuletUltraLarge.png"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AnnuletUltraLargeMedium</text:p>
          </table:table-cell>
          <table:table-cell table:style-name="ce39" table:formula="of:=IF(ISBLANK([.B39]);&quot;reset&quot;;&quot;&quot;&quot;&quot;&amp;[.$B$3]&amp;[.B39]&amp;&quot;.png&quot;&quot;&quot;)" office:value-type="string" office:string-value="&quot;/Users/x/8x8-patterns/10-Round/png/AnnuletUltraLargeMedium.png&quot;" calcext:value-type="string">
            <text:p>"/Users/x/8x8-patterns/10-Round/png/AnnuletUltraLargeMedium.png"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AnnuletUltraLargeBold</text:p>
          </table:table-cell>
          <table:table-cell table:style-name="ce39" table:formula="of:=IF(ISBLANK([.B40]);&quot;reset&quot;;&quot;&quot;&quot;&quot;&amp;[.$B$3]&amp;[.B40]&amp;&quot;.png&quot;&quot;&quot;)" office:value-type="string" office:string-value="&quot;/Users/x/8x8-patterns/10-Round/png/AnnuletUltraLargeBold.png&quot;" calcext:value-type="string">
            <text:p>"/Users/x/8x8-patterns/10-Round/png/AnnuletUltraLargeBold.png"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AnnuletUltraLargeExtraBold</text:p>
          </table:table-cell>
          <table:table-cell table:style-name="ce39" table:formula="of:=IF(ISBLANK([.B41]);&quot;reset&quot;;&quot;&quot;&quot;&quot;&amp;[.$B$3]&amp;[.B41]&amp;&quot;.png&quot;&quot;&quot;)" office:value-type="string" office:string-value="&quot;/Users/x/8x8-patterns/10-Round/png/AnnuletUltraLargeExtraBold.png&quot;" calcext:value-type="string">
            <text:p>"/Users/x/8x8-patterns/10-Round/png/AnnuletUltraLargeExtraBold.png"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RoundelUltraLarge</text:p>
          </table:table-cell>
          <table:table-cell table:style-name="ce39" table:formula="of:=IF(ISBLANK([.B42]);&quot;reset&quot;;&quot;&quot;&quot;&quot;&amp;[.$B$3]&amp;[.B42]&amp;&quot;.png&quot;&quot;&quot;)" office:value-type="string" office:string-value="&quot;/Users/x/8x8-patterns/10-Round/png/RoundelUltraLarge.png&quot;" calcext:value-type="string">
            <text:p>"/Users/x/8x8-patterns/10-Round/png/RoundelUltraLarge.png"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 Woven" table:style-name="ta1">
        <table:table-column table:style-name="co1" table:default-cell-style-name="ce4"/>
        <table:table-column table:style-name="co2" table:default-cell-style-name="ce37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 office:value-type="string" calcext:value-type="string">
            <text:p>Root:</text:p>
          </table:table-cell>
          <table:table-cell table:style-name="ce31" table:formula="of:=[$'01 Dither'.B2]" office:value-type="string" office:string-value="/Users/x/8x8-patterns" calcext:value-type="string" table:number-columns-spanned="4" table:number-rows-spanned="1">
            <text:p>/Users/x/8x8-pattern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 office:value-type="string" calcext:value-type="string">
            <text:p>Path:</text:p>
          </table:table-cell>
          <table:table-cell table:style-name="ce33" table:formula="of:=[.B2]&amp;&quot;/11-Woven/png/&quot;" office:value-type="string" office:string-value="/Users/x/8x8-patterns/11-Woven/png/" calcext:value-type="string" table:number-columns-spanned="4" table:number-rows-spanned="1">
            <text:p>/Users/x/8x8-patterns/11-Woven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 office:value-type="string" calcext:value-type="string">
            <text:p>Script:</text:p>
          </table:table-cell>
          <table:table-cell table:style-name="ce33" table:formula="of:=[.B2]&amp;&quot;/utils/createimages.sh&quot;" office:value-type="string" office:string-value="/Users/x/8x8-patterns/utils/createimages.sh" calcext:value-type="string" table:number-columns-spanned="4" table:number-rows-spanned="1">
            <text:p>/Users/x/8x8-patterns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 office:value-type="string" calcext:value-type="string">
            <text:p>Command:</text:p>
          </table:table-cell>
          <table:table-cell table:style-name="ce34" table:formula="of:=&quot;&quot;&quot;&quot;&amp;[.B4]&amp;&quot;&quot;&quot; &quot;&amp;COM.MICROSOFT.TEXTJOIN(&quot; &quot;;1;[.C10:.C24])" office:value-type="string" office:string-value="&quot;/Users/x/8x8-patterns/utils/createimages.sh&quot; &quot;/Users/x/8x8-patterns/11-Woven/png/Interlinked.png&quot; &quot;/Users/x/8x8-patterns/11-Woven/png/WeaveDense.png&quot; &quot;/Users/x/8x8-patterns/11-Woven/png/Weave.png&quot; &quot;/Users/x/8x8-patterns/11-Woven/png/WeaveMedium.png&quot; &quot;/Users/x/8x8-patterns/11-Woven/png/WeaveBold.png&quot; &quot;/Users/x/8x8-patterns/11-Woven/png/Net.png&quot; &quot;/Users/x/8x8-patterns/11-Woven/png/Wicker.png&quot; &quot;/Users/x/8x8-patterns/11-Woven/png/Laced.png&quot; &quot;/Users/x/8x8-patterns/11-Woven/png/SquareBasket.png&quot; reset &quot;/Users/x/8x8-patterns/11-Woven/png/Puppytooth.png&quot; &quot;/Users/x/8x8-patterns/11-Woven/png/Houndstooth.png&quot; &quot;/Users/x/8x8-patterns/11-Woven/png/Gingham.png&quot; &quot;/Users/x/8x8-patterns/11-Woven/png/Plaid.png&quot; &quot;/Users/x/8x8-patterns/11-Woven/png/Tartan.png&quot;" calcext:value-type="string" table:number-columns-spanned="4" table:number-rows-spanned="1">
            <text:p>"/Users/x/8x8-patterns/utils/createimages.sh" "/Users/x/8x8-patterns/11-Woven/png/Interlinked.png" "/Users/x/8x8-patterns/11-Woven/png/WeaveDense.png" "/Users/x/8x8-patterns/11-Woven/png/Weave.png" "/Users/x/8x8-patterns/11-Woven/png/WeaveMedium.png" "/Users/x/8x8-patterns/11-Woven/png/WeaveBold.png" "/Users/x/8x8-patterns/11-Woven/png/Net.png" "/Users/x/8x8-patterns/11-Woven/png/Wicker.png" "/Users/x/8x8-patterns/11-Woven/png/Laced.png" "/Users/x/8x8-patterns/11-Woven/png/SquareBasket.png" reset "/Users/x/8x8-patterns/11-Woven/png/Puppytooth.png" "/Users/x/8x8-patterns/11-Woven/png/Houndstooth.png" "/Users/x/8x8-patterns/11-Woven/png/Gingham.png" "/Users/x/8x8-patterns/11-Woven/png/Plaid.png" "/Users/x/8x8-patterns/11-Woven/png/Tartan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/>
          <table:table-cell table:style-name="ce35" office:value-type="string" calcext:value-type="string">
            <text:p>Image</text:p>
          </table:table-cell>
          <table:table-cell table:style-name="ce35" office:value-type="string" calcext:value-type="string">
            <text:p>Parameter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<text:span text:style-name="T1">o</text:span></text:p>
          </table:table-cell>
          <table:table-cell table:style-name="ce36" office:value-type="string" calcext:value-type="string">
            <text:p>Interlinked</text:p>
          </table:table-cell>
          <table:table-cell table:style-name="ce39" table:formula="of:=IF(ISBLANK([.B10]);&quot;reset&quot;;&quot;&quot;&quot;&quot;&amp;[.$B$3]&amp;[.B10]&amp;&quot;.png&quot;&quot;&quot;)" office:value-type="string" office:string-value="&quot;/Users/x/8x8-patterns/11-Woven/png/Interlinked.png&quot;" calcext:value-type="string">
            <text:p>"/Users/x/8x8-patterns/11-Woven/png/Interlinked.png"</text:p>
          </table:table-cell>
          <table:table-cell table:number-columns-repeated="1021"/>
        </table:table-row>
        <table:table-row table:style-name="ro1">
          <table:table-cell table:style-name="ce28"/>
          <table:table-cell table:style-name="ce36" office:value-type="string" calcext:value-type="string">
            <text:p>WeaveDense</text:p>
          </table:table-cell>
          <table:table-cell table:style-name="ce39" table:formula="of:=IF(ISBLANK([.B11]);&quot;reset&quot;;&quot;&quot;&quot;&quot;&amp;[.$B$3]&amp;[.B11]&amp;&quot;.png&quot;&quot;&quot;)" office:value-type="string" office:string-value="&quot;/Users/x/8x8-patterns/11-Woven/png/WeaveDense.png&quot;" calcext:value-type="string">
            <text:p>"/Users/x/8x8-patterns/11-Woven/png/WeaveDense.png"</text:p>
          </table:table-cell>
          <table:table-cell table:number-columns-repeated="1021"/>
        </table:table-row>
        <table:table-row table:style-name="ro1">
          <table:table-cell table:style-name="ce28"/>
          <table:table-cell table:style-name="ce36" office:value-type="string" calcext:value-type="string">
            <text:p>Weave</text:p>
          </table:table-cell>
          <table:table-cell table:style-name="ce39" table:formula="of:=IF(ISBLANK([.B12]);&quot;reset&quot;;&quot;&quot;&quot;&quot;&amp;[.$B$3]&amp;[.B12]&amp;&quot;.png&quot;&quot;&quot;)" office:value-type="string" office:string-value="&quot;/Users/x/8x8-patterns/11-Woven/png/Weave.png&quot;" calcext:value-type="string">
            <text:p>"/Users/x/8x8-patterns/11-Woven/png/Weave.png"</text:p>
          </table:table-cell>
          <table:table-cell table:number-columns-repeated="1021"/>
        </table:table-row>
        <table:table-row table:style-name="ro1">
          <table:table-cell table:style-name="ce28"/>
          <table:table-cell table:style-name="ce36" office:value-type="string" calcext:value-type="string">
            <text:p>WeaveMedium</text:p>
          </table:table-cell>
          <table:table-cell table:style-name="ce39" table:formula="of:=IF(ISBLANK([.B13]);&quot;reset&quot;;&quot;&quot;&quot;&quot;&amp;[.$B$3]&amp;[.B13]&amp;&quot;.png&quot;&quot;&quot;)" office:value-type="string" office:string-value="&quot;/Users/x/8x8-patterns/11-Woven/png/WeaveMedium.png&quot;" calcext:value-type="string">
            <text:p>"/Users/x/8x8-patterns/11-Woven/png/WeaveMedium.png"</text:p>
          </table:table-cell>
          <table:table-cell table:number-columns-repeated="1021"/>
        </table:table-row>
        <table:table-row table:style-name="ro1">
          <table:table-cell table:style-name="ce28"/>
          <table:table-cell table:style-name="ce36" office:value-type="string" calcext:value-type="string">
            <text:p>WeaveBold</text:p>
          </table:table-cell>
          <table:table-cell table:style-name="ce39" table:formula="of:=IF(ISBLANK([.B14]);&quot;reset&quot;;&quot;&quot;&quot;&quot;&amp;[.$B$3]&amp;[.B14]&amp;&quot;.png&quot;&quot;&quot;)" office:value-type="string" office:string-value="&quot;/Users/x/8x8-patterns/11-Woven/png/WeaveBold.png&quot;" calcext:value-type="string">
            <text:p>"/Users/x/8x8-patterns/11-Woven/png/WeaveBold.png"</text:p>
          </table:table-cell>
          <table:table-cell table:number-columns-repeated="1021"/>
        </table:table-row>
        <table:table-row table:style-name="ro1">
          <table:table-cell table:style-name="ce28"/>
          <table:table-cell table:style-name="ce36" office:value-type="string" calcext:value-type="string">
            <text:p>Net</text:p>
          </table:table-cell>
          <table:table-cell table:style-name="ce39" table:formula="of:=IF(ISBLANK([.B15]);&quot;reset&quot;;&quot;&quot;&quot;&quot;&amp;[.$B$3]&amp;[.B15]&amp;&quot;.png&quot;&quot;&quot;)" office:value-type="string" office:string-value="&quot;/Users/x/8x8-patterns/11-Woven/png/Net.png&quot;" calcext:value-type="string">
            <text:p>"/Users/x/8x8-patterns/11-Woven/png/Net.png"</text:p>
          </table:table-cell>
          <table:table-cell table:number-columns-repeated="1021"/>
        </table:table-row>
        <table:table-row table:style-name="ro1">
          <table:table-cell table:style-name="ce28"/>
          <table:table-cell table:style-name="ce36" office:value-type="string" calcext:value-type="string">
            <text:p>Wicker</text:p>
          </table:table-cell>
          <table:table-cell table:style-name="ce39" table:formula="of:=IF(ISBLANK([.B16]);&quot;reset&quot;;&quot;&quot;&quot;&quot;&amp;[.$B$3]&amp;[.B16]&amp;&quot;.png&quot;&quot;&quot;)" office:value-type="string" office:string-value="&quot;/Users/x/8x8-patterns/11-Woven/png/Wicker.png&quot;" calcext:value-type="string">
            <text:p>"/Users/x/8x8-patterns/11-Woven/png/Wicker.png"</text:p>
          </table:table-cell>
          <table:table-cell table:number-columns-repeated="1021"/>
        </table:table-row>
        <table:table-row table:style-name="ro1">
          <table:table-cell table:style-name="ce28"/>
          <table:table-cell table:style-name="ce36" office:value-type="string" calcext:value-type="string">
            <text:p>Laced</text:p>
          </table:table-cell>
          <table:table-cell table:style-name="ce39" table:formula="of:=IF(ISBLANK([.B17]);&quot;reset&quot;;&quot;&quot;&quot;&quot;&amp;[.$B$3]&amp;[.B17]&amp;&quot;.png&quot;&quot;&quot;)" office:value-type="string" office:string-value="&quot;/Users/x/8x8-patterns/11-Woven/png/Laced.png&quot;" calcext:value-type="string">
            <text:p>"/Users/x/8x8-patterns/11-Woven/png/Laced.png"</text:p>
          </table:table-cell>
          <table:table-cell table:number-columns-repeated="1021"/>
        </table:table-row>
        <table:table-row table:style-name="ro1">
          <table:table-cell table:style-name="ce28"/>
          <table:table-cell table:style-name="ce36" office:value-type="string" calcext:value-type="string">
            <text:p>SquareBasket</text:p>
          </table:table-cell>
          <table:table-cell table:style-name="ce39" table:formula="of:=IF(ISBLANK([.B18]);&quot;reset&quot;;&quot;&quot;&quot;&quot;&amp;[.$B$3]&amp;[.B18]&amp;&quot;.png&quot;&quot;&quot;)" office:value-type="string" office:string-value="&quot;/Users/x/8x8-patterns/11-Woven/png/SquareBasket.png&quot;" calcext:value-type="string">
            <text:p>"/Users/x/8x8-patterns/11-Woven/png/SquareBasket.png"</text:p>
          </table:table-cell>
          <table:table-cell table:number-columns-repeated="1021"/>
        </table:table-row>
        <table:table-row table:style-name="ro1">
          <table:table-cell table:style-name="ce28"/>
          <table:table-cell table:style-name="ce36"/>
          <table:table-cell table:style-name="ce39" table:formula="of:=IF(ISBLANK([.B19]);&quot;reset&quot;;&quot;&quot;&quot;&quot;&amp;[.$B$3]&amp;[.B19]&amp;&quot;.png&quot;&quot;&quot;)" office:value-type="string" office:string-value="reset" calcext:value-type="string">
            <text:p>reset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<text:span text:style-name="T1">p</text:span></text:p>
          </table:table-cell>
          <table:table-cell table:style-name="ce36" office:value-type="string" calcext:value-type="string">
            <text:p>Puppytooth</text:p>
          </table:table-cell>
          <table:table-cell table:style-name="ce39" table:formula="of:=IF(ISBLANK([.B20]);&quot;reset&quot;;&quot;&quot;&quot;&quot;&amp;[.$B$3]&amp;[.B20]&amp;&quot;.png&quot;&quot;&quot;)" office:value-type="string" office:string-value="&quot;/Users/x/8x8-patterns/11-Woven/png/Puppytooth.png&quot;" calcext:value-type="string">
            <text:p>"/Users/x/8x8-patterns/11-Woven/png/Puppytooth.png"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Houndstooth</text:p>
          </table:table-cell>
          <table:table-cell table:style-name="ce39" table:formula="of:=IF(ISBLANK([.B21]);&quot;reset&quot;;&quot;&quot;&quot;&quot;&amp;[.$B$3]&amp;[.B21]&amp;&quot;.png&quot;&quot;&quot;)" office:value-type="string" office:string-value="&quot;/Users/x/8x8-patterns/11-Woven/png/Houndstooth.png&quot;" calcext:value-type="string">
            <text:p>"/Users/x/8x8-patterns/11-Woven/png/Houndstooth.png"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Gingham</text:p>
          </table:table-cell>
          <table:table-cell table:style-name="ce39" table:formula="of:=IF(ISBLANK([.B22]);&quot;reset&quot;;&quot;&quot;&quot;&quot;&amp;[.$B$3]&amp;[.B22]&amp;&quot;.png&quot;&quot;&quot;)" office:value-type="string" office:string-value="&quot;/Users/x/8x8-patterns/11-Woven/png/Gingham.png&quot;" calcext:value-type="string">
            <text:p>"/Users/x/8x8-patterns/11-Woven/png/Gingham.png"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Plaid</text:p>
          </table:table-cell>
          <table:table-cell table:style-name="ce39" table:formula="of:=IF(ISBLANK([.B23]);&quot;reset&quot;;&quot;&quot;&quot;&quot;&amp;[.$B$3]&amp;[.B23]&amp;&quot;.png&quot;&quot;&quot;)" office:value-type="string" office:string-value="&quot;/Users/x/8x8-patterns/11-Woven/png/Plaid.png&quot;" calcext:value-type="string">
            <text:p>"/Users/x/8x8-patterns/11-Woven/png/Plaid.png"</text:p>
          </table:table-cell>
          <table:table-cell table:number-columns-repeated="1021"/>
        </table:table-row>
        <table:table-row table:style-name="ro1">
          <table:table-cell/>
          <table:table-cell table:style-name="ce36" office:value-type="string" calcext:value-type="string">
            <text:p>Tartan</text:p>
          </table:table-cell>
          <table:table-cell table:style-name="ce39" table:formula="of:=IF(ISBLANK([.B24]);&quot;reset&quot;;&quot;&quot;&quot;&quot;&amp;[.$B$3]&amp;[.B24]&amp;&quot;.png&quot;&quot;&quot;)" office:value-type="string" office:string-value="&quot;/Users/x/8x8-patterns/11-Woven/png/Tartan.png&quot;" calcext:value-type="string">
            <text:p>"/Users/x/8x8-patterns/11-Woven/png/Tartan.png"</text:p>
          </table:table-cell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 Architecture" table:style-name="ta1">
        <table:table-column table:style-name="co1" table:default-cell-style-name="ce4"/>
        <table:table-column table:style-name="co2" table:default-cell-style-name="ce37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 office:value-type="string" calcext:value-type="string">
            <text:p>Root:</text:p>
          </table:table-cell>
          <table:table-cell table:style-name="ce31" table:formula="of:=[$'01 Dither'.B2]" office:value-type="string" office:string-value="/Users/x/8x8-patterns" calcext:value-type="string" table:number-columns-spanned="4" table:number-rows-spanned="1">
            <text:p>/Users/x/8x8-pattern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 office:value-type="string" calcext:value-type="string">
            <text:p>Path:</text:p>
          </table:table-cell>
          <table:table-cell table:style-name="ce33" table:formula="of:=[.B2]&amp;&quot;/12-Architecture/png/&quot;" office:value-type="string" office:string-value="/Users/x/8x8-patterns/12-Architecture/png/" calcext:value-type="string" table:number-columns-spanned="4" table:number-rows-spanned="1">
            <text:p>/Users/x/8x8-patterns/12-Architecture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 office:value-type="string" calcext:value-type="string">
            <text:p>Script:</text:p>
          </table:table-cell>
          <table:table-cell table:style-name="ce33" table:formula="of:=[.B2]&amp;&quot;/utils/createimages.sh&quot;" office:value-type="string" office:string-value="/Users/x/8x8-patterns/utils/createimages.sh" calcext:value-type="string" table:number-columns-spanned="4" table:number-rows-spanned="1">
            <text:p>/Users/x/8x8-patterns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 office:value-type="string" calcext:value-type="string">
            <text:p>Command:</text:p>
          </table:table-cell>
          <table:table-cell table:style-name="ce34" table:formula="of:=&quot;&quot;&quot;&quot;&amp;[.B4]&amp;&quot;&quot;&quot; &quot;&amp;COM.MICROSOFT.TEXTJOIN(&quot; &quot;;1;[.C10:.C38])" office:value-type="string" office:string-value="&quot;/Users/x/8x8-patterns/utils/createimages.sh&quot; &quot;/Users/x/8x8-patterns/12-Architecture/png/Brick.png&quot; &quot;/Users/x/8x8-patterns/12-Architecture/png/BrickDense.png&quot; &quot;/Users/x/8x8-patterns/12-Architecture/png/BrickNarrow.png&quot; &quot;/Users/x/8x8-patterns/12-Architecture/png/BrickWide.png&quot; &quot;/Users/x/8x8-patterns/12-Architecture/png/BrickAged.png&quot; &quot;/Users/x/8x8-patterns/12-Architecture/png/BrickPointed.png&quot; &quot;/Users/x/8x8-patterns/12-Architecture/png/BrickSparse.png&quot; &quot;/Users/x/8x8-patterns/12-Architecture/png/BrickHighlights.png&quot; &quot;/Users/x/8x8-patterns/12-Architecture/png/Mortar.png&quot; &quot;/Users/x/8x8-patterns/12-Architecture/png/MortarAged.png&quot; reset &quot;/Users/x/8x8-patterns/12-Architecture/png/BrickVertical.png&quot; &quot;/Users/x/8x8-patterns/12-Architecture/png/BrickSinister.png&quot; &quot;/Users/x/8x8-patterns/12-Architecture/png/BrickSinisterRounded.png&quot; &quot;/Users/x/8x8-patterns/12-Architecture/png/BrickSinisterMini.png&quot; &quot;/Users/x/8x8-patterns/12-Architecture/png/BrickMini.png&quot; &quot;/Users/x/8x8-patterns/12-Architecture/png/BrickMiniDamage.png&quot; &quot;/Users/x/8x8-patterns/12-Architecture/png/BrickMiniRuins.png&quot; reset &quot;/Users/x/8x8-patterns/12-Architecture/png/StoneWall.png&quot; &quot;/Users/x/8x8-patterns/12-Architecture/png/QuarryWall.png&quot; &quot;/Users/x/8x8-patterns/12-Architecture/png/StoneBlock.png&quot; &quot;/Users/x/8x8-patterns/12-Architecture/png/Flagstone.png&quot; &quot;/Users/x/8x8-patterns/12-Architecture/png/PavingStones.png&quot; &quot;/Users/x/8x8-patterns/12-Architecture/png/Shingle.png&quot; &quot;/Users/x/8x8-patterns/12-Architecture/png/RoofTiles.png&quot; &quot;/Users/x/8x8-patterns/12-Architecture/png/Archway.png&quot; &quot;/Users/x/8x8-patterns/12-Architecture/png/Window.png&quot; &quot;/Users/x/8x8-patterns/12-Architecture/png/Picket.png&quot;" calcext:value-type="string" table:number-columns-spanned="4" table:number-rows-spanned="1">
            <text:p>"/Users/x/8x8-patterns/utils/createimages.sh" "/Users/x/8x8-patterns/12-Architecture/png/Brick.png" "/Users/x/8x8-patterns/12-Architecture/png/BrickDense.png" "/Users/x/8x8-patterns/12-Architecture/png/BrickNarrow.png" "/Users/x/8x8-patterns/12-Architecture/png/BrickWide.png" "/Users/x/8x8-patterns/12-Architecture/png/BrickAged.png" "/Users/x/8x8-patterns/12-Architecture/png/BrickPointed.png" "/Users/x/8x8-patterns/12-Architecture/png/BrickSparse.png" "/Users/x/8x8-patterns/12-Architecture/png/BrickHighlights.png" "/Users/x/8x8-patterns/12-Architecture/png/Mortar.png" "/Users/x/8x8-patterns/12-Architecture/png/MortarAged.png" reset "/Users/x/8x8-patterns/12-Architecture/png/BrickVertical.png" "/Users/x/8x8-patterns/12-Architecture/png/BrickSinister.png" "/Users/x/8x8-patterns/12-Architecture/png/BrickSinisterRounded.png" "/Users/x/8x8-patterns/12-Architecture/png/BrickSinisterMini.png" "/Users/x/8x8-patterns/12-Architecture/png/BrickMini.png" "/Users/x/8x8-patterns/12-Architecture/png/BrickMiniDamage.png" "/Users/x/8x8-patterns/12-Architecture/png/BrickMiniRuins.png" reset "/Users/x/8x8-patterns/12-Architecture/png/StoneWall.png" "/Users/x/8x8-patterns/12-Architecture/png/QuarryWall.png" "/Users/x/8x8-patterns/12-Architecture/png/StoneBlock.png" "/Users/x/8x8-patterns/12-Architecture/png/Flagstone.png" "/Users/x/8x8-patterns/12-Architecture/png/PavingStones.png" "/Users/x/8x8-patterns/12-Architecture/png/Shingle.png" "/Users/x/8x8-patterns/12-Architecture/png/RoofTiles.png" "/Users/x/8x8-patterns/12-Architecture/png/Archway.png" "/Users/x/8x8-patterns/12-Architecture/png/Window.png" "/Users/x/8x8-patterns/12-Architecture/png/Picket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/>
          <table:table-cell table:style-name="ce35" office:value-type="string" calcext:value-type="string">
            <text:p>Image</text:p>
          </table:table-cell>
          <table:table-cell table:style-name="ce35" office:value-type="string" calcext:value-type="string">
            <text:p>Parameter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<text:span text:style-name="T1">o</text:span></text:p>
          </table:table-cell>
          <table:table-cell table:style-name="ce36" office:value-type="string" calcext:value-type="string">
            <text:p>Brick</text:p>
          </table:table-cell>
          <table:table-cell table:style-name="ce39" table:formula="of:=IF(ISBLANK([.B10]);&quot;reset&quot;;&quot;&quot;&quot;&quot;&amp;[.$B$3]&amp;[.B10]&amp;&quot;.png&quot;&quot;&quot;)" office:value-type="string" office:string-value="&quot;/Users/x/8x8-patterns/12-Architecture/png/Brick.png&quot;" calcext:value-type="string">
            <text:p>"/Users/x/8x8-patterns/12-Architecture/png/Brick.png"</text:p>
          </table:table-cell>
          <table:table-cell table:style-name="ce39" table:formula="of:= IF(ISTEXT([.A10]);&quot;&lt;sup&gt;&quot;&amp;[.A10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6" office:value-type="string" calcext:value-type="string">
            <text:p>BrickDense</text:p>
          </table:table-cell>
          <table:table-cell table:style-name="ce39" table:formula="of:=IF(ISBLANK([.B11]);&quot;reset&quot;;&quot;&quot;&quot;&quot;&amp;[.$B$3]&amp;[.B11]&amp;&quot;.png&quot;&quot;&quot;)" office:value-type="string" office:string-value="&quot;/Users/x/8x8-patterns/12-Architecture/png/BrickDense.png&quot;" calcext:value-type="string">
            <text:p>"/Users/x/8x8-patterns/12-Architecture/png/BrickDense.png"</text:p>
          </table:table-cell>
          <table:table-cell table:style-name="ce39" table:formula="of:= IF(ISTEXT([.A11]);&quot;&lt;sup&gt;&quot;&amp;[.A11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8"/>
          <table:table-cell table:style-name="ce36" office:value-type="string" calcext:value-type="string">
            <text:p>BrickNarrow</text:p>
          </table:table-cell>
          <table:table-cell table:style-name="ce39" table:formula="of:=IF(ISBLANK([.B12]);&quot;reset&quot;;&quot;&quot;&quot;&quot;&amp;[.$B$3]&amp;[.B12]&amp;&quot;.png&quot;&quot;&quot;)" office:value-type="string" office:string-value="&quot;/Users/x/8x8-patterns/12-Architecture/png/BrickNarrow.png&quot;" calcext:value-type="string">
            <text:p>"/Users/x/8x8-patterns/12-Architecture/png/BrickNarrow.png"</text:p>
          </table:table-cell>
          <table:table-cell table:style-name="ce39" table:formula="of:= IF(ISTEXT([.A12]);&quot;&lt;sup&gt;&quot;&amp;[.A12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8"/>
          <table:table-cell table:style-name="ce36" office:value-type="string" calcext:value-type="string">
            <text:p>BrickWide</text:p>
          </table:table-cell>
          <table:table-cell table:style-name="ce39" table:formula="of:=IF(ISBLANK([.B13]);&quot;reset&quot;;&quot;&quot;&quot;&quot;&amp;[.$B$3]&amp;[.B13]&amp;&quot;.png&quot;&quot;&quot;)" office:value-type="string" office:string-value="&quot;/Users/x/8x8-patterns/12-Architecture/png/BrickWide.png&quot;" calcext:value-type="string">
            <text:p>"/Users/x/8x8-patterns/12-Architecture/png/BrickWide.png"</text:p>
          </table:table-cell>
          <table:table-cell table:style-name="ce39" table:formula="of:= IF(ISTEXT([.A13]);&quot;&lt;sup&gt;&quot;&amp;[.A13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8"/>
          <table:table-cell table:style-name="ce36" office:value-type="string" calcext:value-type="string">
            <text:p>BrickAged</text:p>
          </table:table-cell>
          <table:table-cell table:style-name="ce39" table:formula="of:=IF(ISBLANK([.B14]);&quot;reset&quot;;&quot;&quot;&quot;&quot;&amp;[.$B$3]&amp;[.B14]&amp;&quot;.png&quot;&quot;&quot;)" office:value-type="string" office:string-value="&quot;/Users/x/8x8-patterns/12-Architecture/png/BrickAged.png&quot;" calcext:value-type="string">
            <text:p>"/Users/x/8x8-patterns/12-Architecture/png/BrickAged.png"</text:p>
          </table:table-cell>
          <table:table-cell table:style-name="ce39" table:formula="of:= IF(ISTEXT([.A14]);&quot;&lt;sup&gt;&quot;&amp;[.A14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8"/>
          <table:table-cell table:style-name="ce36" office:value-type="string" calcext:value-type="string">
            <text:p>BrickPointed</text:p>
          </table:table-cell>
          <table:table-cell table:style-name="ce39" table:formula="of:=IF(ISBLANK([.B15]);&quot;reset&quot;;&quot;&quot;&quot;&quot;&amp;[.$B$3]&amp;[.B15]&amp;&quot;.png&quot;&quot;&quot;)" office:value-type="string" office:string-value="&quot;/Users/x/8x8-patterns/12-Architecture/png/BrickPointed.png&quot;" calcext:value-type="string">
            <text:p>"/Users/x/8x8-patterns/12-Architecture/png/BrickPointed.png"</text:p>
          </table:table-cell>
          <table:table-cell table:style-name="ce39" table:formula="of:= IF(ISTEXT([.A15]);&quot;&lt;sup&gt;&quot;&amp;[.A15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8"/>
          <table:table-cell table:style-name="ce36" office:value-type="string" calcext:value-type="string">
            <text:p>BrickSparse</text:p>
          </table:table-cell>
          <table:table-cell table:style-name="ce39" table:formula="of:=IF(ISBLANK([.B16]);&quot;reset&quot;;&quot;&quot;&quot;&quot;&amp;[.$B$3]&amp;[.B16]&amp;&quot;.png&quot;&quot;&quot;)" office:value-type="string" office:string-value="&quot;/Users/x/8x8-patterns/12-Architecture/png/BrickSparse.png&quot;" calcext:value-type="string">
            <text:p>"/Users/x/8x8-patterns/12-Architecture/png/BrickSparse.png"</text:p>
          </table:table-cell>
          <table:table-cell table:style-name="ce39" table:formula="of:= IF(ISTEXT([.A16]);&quot;&lt;sup&gt;&quot;&amp;[.A16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8"/>
          <table:table-cell table:style-name="ce36" office:value-type="string" calcext:value-type="string">
            <text:p>BrickHighlights</text:p>
          </table:table-cell>
          <table:table-cell table:style-name="ce39" table:formula="of:=IF(ISBLANK([.B17]);&quot;reset&quot;;&quot;&quot;&quot;&quot;&amp;[.$B$3]&amp;[.B17]&amp;&quot;.png&quot;&quot;&quot;)" office:value-type="string" office:string-value="&quot;/Users/x/8x8-patterns/12-Architecture/png/BrickHighlights.png&quot;" calcext:value-type="string">
            <text:p>"/Users/x/8x8-patterns/12-Architecture/png/BrickHighlights.png"</text:p>
          </table:table-cell>
          <table:table-cell table:style-name="ce39" table:formula="of:= IF(ISTEXT([.A17]);&quot;&lt;sup&gt;&quot;&amp;[.A17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8"/>
          <table:table-cell table:style-name="ce36" office:value-type="string" calcext:value-type="string">
            <text:p>Mortar</text:p>
          </table:table-cell>
          <table:table-cell table:style-name="ce39" table:formula="of:=IF(ISBLANK([.B18]);&quot;reset&quot;;&quot;&quot;&quot;&quot;&amp;[.$B$3]&amp;[.B18]&amp;&quot;.png&quot;&quot;&quot;)" office:value-type="string" office:string-value="&quot;/Users/x/8x8-patterns/12-Architecture/png/Mortar.png&quot;" calcext:value-type="string">
            <text:p>"/Users/x/8x8-patterns/12-Architecture/png/Mortar.png"</text:p>
          </table:table-cell>
          <table:table-cell table:style-name="ce39" table:formula="of:= IF(ISTEXT([.A18]);&quot;&lt;sup&gt;&quot;&amp;[.A18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8"/>
          <table:table-cell table:style-name="ce36" office:value-type="string" calcext:value-type="string">
            <text:p>MortarAged</text:p>
          </table:table-cell>
          <table:table-cell table:style-name="ce39" table:formula="of:=IF(ISBLANK([.B19]);&quot;reset&quot;;&quot;&quot;&quot;&quot;&amp;[.$B$3]&amp;[.B19]&amp;&quot;.png&quot;&quot;&quot;)" office:value-type="string" office:string-value="&quot;/Users/x/8x8-patterns/12-Architecture/png/MortarAged.png&quot;" calcext:value-type="string">
            <text:p>"/Users/x/8x8-patterns/12-Architecture/png/MortarAged.png"</text:p>
          </table:table-cell>
          <table:table-cell table:style-name="ce39" table:formula="of:= IF(ISTEXT([.A19]);&quot;&lt;sup&gt;&quot;&amp;[.A19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8"/>
          <table:table-cell table:style-name="ce36"/>
          <table:table-cell table:style-name="ce39" table:formula="of:=IF(ISBLANK([.B20]);&quot;reset&quot;;&quot;&quot;&quot;&quot;&amp;[.$B$3]&amp;[.B20]&amp;&quot;.png&quot;&quot;&quot;)" office:value-type="string" office:string-value="reset" calcext:value-type="string">
            <text:p>reset</text:p>
          </table:table-cell>
          <table:table-cell table:style-name="ce39" table:formula="of:= IF(ISTEXT([.A20]);&quot;&lt;sup&gt;&quot;&amp;[.A20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8"/>
          <table:table-cell table:style-name="ce36" office:value-type="string" calcext:value-type="string">
            <text:p>BrickVertical</text:p>
          </table:table-cell>
          <table:table-cell table:style-name="ce39" table:formula="of:=IF(ISBLANK([.B21]);&quot;reset&quot;;&quot;&quot;&quot;&quot;&amp;[.$B$3]&amp;[.B21]&amp;&quot;.png&quot;&quot;&quot;)" office:value-type="string" office:string-value="&quot;/Users/x/8x8-patterns/12-Architecture/png/BrickVertical.png&quot;" calcext:value-type="string">
            <text:p>"/Users/x/8x8-patterns/12-Architecture/png/BrickVertical.png"</text:p>
          </table:table-cell>
          <table:table-cell table:style-name="ce39" table:formula="of:= IF(ISTEXT([.A21]);&quot;&lt;sup&gt;&quot;&amp;[.A21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<text:span text:style-name="T1">o</text:span></text:p>
          </table:table-cell>
          <table:table-cell table:style-name="ce36" office:value-type="string" calcext:value-type="string">
            <text:p>BrickSinister</text:p>
          </table:table-cell>
          <table:table-cell table:style-name="ce39" table:formula="of:=IF(ISBLANK([.B22]);&quot;reset&quot;;&quot;&quot;&quot;&quot;&amp;[.$B$3]&amp;[.B22]&amp;&quot;.png&quot;&quot;&quot;)" office:value-type="string" office:string-value="&quot;/Users/x/8x8-patterns/12-Architecture/png/BrickSinister.png&quot;" calcext:value-type="string">
            <text:p>"/Users/x/8x8-patterns/12-Architecture/png/BrickSinister.png"</text:p>
          </table:table-cell>
          <table:table-cell table:style-name="ce39" table:formula="of:= IF(ISTEXT([.A22]);&quot;&lt;sup&gt;&quot;&amp;[.A22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BrickSinisterRounded</text:p>
          </table:table-cell>
          <table:table-cell table:style-name="ce39" table:formula="of:=IF(ISBLANK([.B23]);&quot;reset&quot;;&quot;&quot;&quot;&quot;&amp;[.$B$3]&amp;[.B23]&amp;&quot;.png&quot;&quot;&quot;)" office:value-type="string" office:string-value="&quot;/Users/x/8x8-patterns/12-Architecture/png/BrickSinisterRounded.png&quot;" calcext:value-type="string">
            <text:p>"/Users/x/8x8-patterns/12-Architecture/png/BrickSinisterRounded.png"</text:p>
          </table:table-cell>
          <table:table-cell table:style-name="ce39" table:formula="of:= IF(ISTEXT([.A23]);&quot;&lt;sup&gt;&quot;&amp;[.A23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BrickSinisterMini</text:p>
          </table:table-cell>
          <table:table-cell table:style-name="ce39" table:formula="of:=IF(ISBLANK([.B24]);&quot;reset&quot;;&quot;&quot;&quot;&quot;&amp;[.$B$3]&amp;[.B24]&amp;&quot;.png&quot;&quot;&quot;)" office:value-type="string" office:string-value="&quot;/Users/x/8x8-patterns/12-Architecture/png/BrickSinisterMini.png&quot;" calcext:value-type="string">
            <text:p>"/Users/x/8x8-patterns/12-Architecture/png/BrickSinisterMini.png"</text:p>
          </table:table-cell>
          <table:table-cell table:style-name="ce39" table:formula="of:= IF(ISTEXT([.A24]);&quot;&lt;sup&gt;&quot;&amp;[.A24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BrickMini</text:p>
          </table:table-cell>
          <table:table-cell table:style-name="ce39" table:formula="of:=IF(ISBLANK([.B25]);&quot;reset&quot;;&quot;&quot;&quot;&quot;&amp;[.$B$3]&amp;[.B25]&amp;&quot;.png&quot;&quot;&quot;)" office:value-type="string" office:string-value="&quot;/Users/x/8x8-patterns/12-Architecture/png/BrickMini.png&quot;" calcext:value-type="string">
            <text:p>"/Users/x/8x8-patterns/12-Architecture/png/BrickMini.png"</text:p>
          </table:table-cell>
          <table:table-cell table:style-name="ce39" table:formula="of:= IF(ISTEXT([.A25]);&quot;&lt;sup&gt;&quot;&amp;[.A25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BrickMiniDamage</text:p>
          </table:table-cell>
          <table:table-cell table:style-name="ce39" table:formula="of:=IF(ISBLANK([.B26]);&quot;reset&quot;;&quot;&quot;&quot;&quot;&amp;[.$B$3]&amp;[.B26]&amp;&quot;.png&quot;&quot;&quot;)" office:value-type="string" office:string-value="&quot;/Users/x/8x8-patterns/12-Architecture/png/BrickMiniDamage.png&quot;" calcext:value-type="string">
            <text:p>"/Users/x/8x8-patterns/12-Architecture/png/BrickMiniDamage.png"</text:p>
          </table:table-cell>
          <table:table-cell table:style-name="ce39" table:formula="of:= IF(ISTEXT([.A26]);&quot;&lt;sup&gt;&quot;&amp;[.A26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BrickMiniRuins</text:p>
          </table:table-cell>
          <table:table-cell table:style-name="ce39" table:formula="of:=IF(ISBLANK([.B27]);&quot;reset&quot;;&quot;&quot;&quot;&quot;&amp;[.$B$3]&amp;[.B27]&amp;&quot;.png&quot;&quot;&quot;)" office:value-type="string" office:string-value="&quot;/Users/x/8x8-patterns/12-Architecture/png/BrickMiniRuins.png&quot;" calcext:value-type="string">
            <text:p>"/Users/x/8x8-patterns/12-Architecture/png/BrickMiniRuins.png"</text:p>
          </table:table-cell>
          <table:table-cell table:style-name="ce39" table:formula="of:= IF(ISTEXT([.A27]);&quot;&lt;sup&gt;&quot;&amp;[.A27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/>
          <table:table-cell table:style-name="ce39" table:formula="of:=IF(ISBLANK([.B28]);&quot;reset&quot;;&quot;&quot;&quot;&quot;&amp;[.$B$3]&amp;[.B28]&amp;&quot;.png&quot;&quot;&quot;)" office:value-type="string" office:string-value="reset" calcext:value-type="string">
            <text:p>reset</text:p>
          </table:table-cell>
          <table:table-cell table:style-name="ce39" table:formula="of:= IF(ISTEXT([.A28]);&quot;&lt;sup&gt;&quot;&amp;[.A28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StoneWall</text:p>
          </table:table-cell>
          <table:table-cell table:style-name="ce39" table:formula="of:=IF(ISBLANK([.B29]);&quot;reset&quot;;&quot;&quot;&quot;&quot;&amp;[.$B$3]&amp;[.B29]&amp;&quot;.png&quot;&quot;&quot;)" office:value-type="string" office:string-value="&quot;/Users/x/8x8-patterns/12-Architecture/png/StoneWall.png&quot;" calcext:value-type="string">
            <text:p>"/Users/x/8x8-patterns/12-Architecture/png/StoneWall.png"</text:p>
          </table:table-cell>
          <table:table-cell table:style-name="ce39" table:formula="of:= IF(ISTEXT([.A29]);&quot;&lt;sup&gt;&quot;&amp;[.A29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QuarryWall</text:p>
          </table:table-cell>
          <table:table-cell table:style-name="ce39" table:formula="of:=IF(ISBLANK([.B30]);&quot;reset&quot;;&quot;&quot;&quot;&quot;&amp;[.$B$3]&amp;[.B30]&amp;&quot;.png&quot;&quot;&quot;)" office:value-type="string" office:string-value="&quot;/Users/x/8x8-patterns/12-Architecture/png/QuarryWall.png&quot;" calcext:value-type="string">
            <text:p>"/Users/x/8x8-patterns/12-Architecture/png/QuarryWall.png"</text:p>
          </table:table-cell>
          <table:table-cell table:style-name="ce39" table:formula="of:= IF(ISTEXT([.A30]);&quot;&lt;sup&gt;&quot;&amp;[.A30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StoneBlock</text:p>
          </table:table-cell>
          <table:table-cell table:style-name="ce39" table:formula="of:=IF(ISBLANK([.B31]);&quot;reset&quot;;&quot;&quot;&quot;&quot;&amp;[.$B$3]&amp;[.B31]&amp;&quot;.png&quot;&quot;&quot;)" office:value-type="string" office:string-value="&quot;/Users/x/8x8-patterns/12-Architecture/png/StoneBlock.png&quot;" calcext:value-type="string">
            <text:p>"/Users/x/8x8-patterns/12-Architecture/png/StoneBlock.png"</text:p>
          </table:table-cell>
          <table:table-cell table:style-name="ce39" table:formula="of:= IF(ISTEXT([.A31]);&quot;&lt;sup&gt;&quot;&amp;[.A31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Flagstone</text:p>
          </table:table-cell>
          <table:table-cell table:style-name="ce39" table:formula="of:=IF(ISBLANK([.B32]);&quot;reset&quot;;&quot;&quot;&quot;&quot;&amp;[.$B$3]&amp;[.B32]&amp;&quot;.png&quot;&quot;&quot;)" office:value-type="string" office:string-value="&quot;/Users/x/8x8-patterns/12-Architecture/png/Flagstone.png&quot;" calcext:value-type="string">
            <text:p>"/Users/x/8x8-patterns/12-Architecture/png/Flagstone.png"</text:p>
          </table:table-cell>
          <table:table-cell table:style-name="ce39" table:formula="of:= IF(ISTEXT([.A32]);&quot;&lt;sup&gt;&quot;&amp;[.A32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PavingStones</text:p>
          </table:table-cell>
          <table:table-cell table:style-name="ce39" table:formula="of:=IF(ISBLANK([.B33]);&quot;reset&quot;;&quot;&quot;&quot;&quot;&amp;[.$B$3]&amp;[.B33]&amp;&quot;.png&quot;&quot;&quot;)" office:value-type="string" office:string-value="&quot;/Users/x/8x8-patterns/12-Architecture/png/PavingStones.png&quot;" calcext:value-type="string">
            <text:p>"/Users/x/8x8-patterns/12-Architecture/png/PavingStones.png"</text:p>
          </table:table-cell>
          <table:table-cell table:style-name="ce39" table:formula="of:= IF(ISTEXT([.A33]);&quot;&lt;sup&gt;&quot;&amp;[.A33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<text:span text:style-name="T1">o</text:span></text:p>
          </table:table-cell>
          <table:table-cell table:style-name="ce36" office:value-type="string" calcext:value-type="string">
            <text:p>Shingle</text:p>
          </table:table-cell>
          <table:table-cell table:style-name="ce39" table:formula="of:=IF(ISBLANK([.B34]);&quot;reset&quot;;&quot;&quot;&quot;&quot;&amp;[.$B$3]&amp;[.B34]&amp;&quot;.png&quot;&quot;&quot;)" office:value-type="string" office:string-value="&quot;/Users/x/8x8-patterns/12-Architecture/png/Shingle.png&quot;" calcext:value-type="string">
            <text:p>"/Users/x/8x8-patterns/12-Architecture/png/Shingle.png"</text:p>
          </table:table-cell>
          <table:table-cell table:style-name="ce39" table:formula="of:= IF(ISTEXT([.A34]);&quot;&lt;sup&gt;&quot;&amp;[.A34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RoofTiles</text:p>
          </table:table-cell>
          <table:table-cell table:style-name="ce39" table:formula="of:=IF(ISBLANK([.B35]);&quot;reset&quot;;&quot;&quot;&quot;&quot;&amp;[.$B$3]&amp;[.B35]&amp;&quot;.png&quot;&quot;&quot;)" office:value-type="string" office:string-value="&quot;/Users/x/8x8-patterns/12-Architecture/png/RoofTiles.png&quot;" calcext:value-type="string">
            <text:p>"/Users/x/8x8-patterns/12-Architecture/png/RoofTiles.png"</text:p>
          </table:table-cell>
          <table:table-cell table:style-name="ce39" table:formula="of:= IF(ISTEXT([.A35]);&quot;&lt;sup&gt;&quot;&amp;[.A35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Archway</text:p>
          </table:table-cell>
          <table:table-cell table:style-name="ce39" table:formula="of:=IF(ISBLANK([.B36]);&quot;reset&quot;;&quot;&quot;&quot;&quot;&amp;[.$B$3]&amp;[.B36]&amp;&quot;.png&quot;&quot;&quot;)" office:value-type="string" office:string-value="&quot;/Users/x/8x8-patterns/12-Architecture/png/Archway.png&quot;" calcext:value-type="string">
            <text:p>"/Users/x/8x8-patterns/12-Architecture/png/Archway.png"</text:p>
          </table:table-cell>
          <table:table-cell table:style-name="ce39" table:formula="of:= IF(ISTEXT([.A36]);&quot;&lt;sup&gt;&quot;&amp;[.A36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Window</text:p>
          </table:table-cell>
          <table:table-cell table:style-name="ce39" table:formula="of:=IF(ISBLANK([.B37]);&quot;reset&quot;;&quot;&quot;&quot;&quot;&amp;[.$B$3]&amp;[.B37]&amp;&quot;.png&quot;&quot;&quot;)" office:value-type="string" office:string-value="&quot;/Users/x/8x8-patterns/12-Architecture/png/Window.png&quot;" calcext:value-type="string">
            <text:p>"/Users/x/8x8-patterns/12-Architecture/png/Window.png"</text:p>
          </table:table-cell>
          <table:table-cell table:style-name="ce39" table:formula="of:= IF(ISTEXT([.A37]);&quot;&lt;sup&gt;&quot;&amp;[.A37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Picket</text:p>
          </table:table-cell>
          <table:table-cell table:style-name="ce39" table:formula="of:=IF(ISBLANK([.B38]);&quot;reset&quot;;&quot;&quot;&quot;&quot;&amp;[.$B$3]&amp;[.B38]&amp;&quot;.png&quot;&quot;&quot;)" office:value-type="string" office:string-value="&quot;/Users/x/8x8-patterns/12-Architecture/png/Picket.png&quot;" calcext:value-type="string">
            <text:p>"/Users/x/8x8-patterns/12-Architecture/png/Picket.png"</text:p>
          </table:table-cell>
          <table:table-cell table:style-name="ce39" table:formula="of:= IF(ISTEXT([.A38]);&quot;&lt;sup&gt;&quot;&amp;[.A38]&amp;&quot;&lt;/sup&gt;&quot;;&quot;&quot;)">
            <text:p/>
          </table:table-cell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3 Nature" table:style-name="ta1">
        <table:table-column table:style-name="co1" table:default-cell-style-name="ce4"/>
        <table:table-column table:style-name="co2" table:default-cell-style-name="ce37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 office:value-type="string" calcext:value-type="string">
            <text:p>Root:</text:p>
          </table:table-cell>
          <table:table-cell table:style-name="ce31" table:formula="of:=[$'01 Dither'.B2]" office:value-type="string" office:string-value="/Users/x/8x8-patterns" calcext:value-type="string" table:number-columns-spanned="4" table:number-rows-spanned="1">
            <text:p>/Users/x/8x8-pattern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 office:value-type="string" calcext:value-type="string">
            <text:p>Path:</text:p>
          </table:table-cell>
          <table:table-cell table:style-name="ce33" table:formula="of:=[.B2]&amp;&quot;/13-Nature/png/&quot;" office:value-type="string" office:string-value="/Users/x/8x8-patterns/13-Nature/png/" calcext:value-type="string" table:number-columns-spanned="4" table:number-rows-spanned="1">
            <text:p>/Users/x/8x8-patterns/13-Nature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 office:value-type="string" calcext:value-type="string">
            <text:p>Script:</text:p>
          </table:table-cell>
          <table:table-cell table:style-name="ce33" table:formula="of:=[.B2]&amp;&quot;/utils/createimages.sh&quot;" office:value-type="string" office:string-value="/Users/x/8x8-patterns/utils/createimages.sh" calcext:value-type="string" table:number-columns-spanned="4" table:number-rows-spanned="1">
            <text:p>/Users/x/8x8-patterns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 office:value-type="string" calcext:value-type="string">
            <text:p>Command:</text:p>
          </table:table-cell>
          <table:table-cell table:style-name="ce34" table:formula="of:=&quot;&quot;&quot;&quot;&amp;[.B4]&amp;&quot;&quot;&quot; &quot;&amp;COM.MICROSOFT.TEXTJOIN(&quot; &quot;;1;[.C10:.C37])" office:value-type="string" office:string-value="&quot;/Users/x/8x8-patterns/utils/createimages.sh&quot; &quot;/Users/x/8x8-patterns/13-Nature/png/Scales.png&quot; &quot;/Users/x/8x8-patterns/13-Nature/png/Loam.png&quot; &quot;/Users/x/8x8-patterns/13-Nature/png/Sand.png&quot; &quot;/Users/x/8x8-patterns/13-Nature/png/Grass.png&quot; &quot;/Users/x/8x8-patterns/13-Nature/png/Divot.png&quot; &quot;/Users/x/8x8-patterns/13-Nature/png/Pasture.png&quot; &quot;/Users/x/8x8-patterns/13-Nature/png/Daisies.png&quot; &quot;/Users/x/8x8-patterns/13-Nature/png/Tuffet.png&quot; &quot;/Users/x/8x8-patterns/13-Nature/png/Shrub.png&quot; &quot;/Users/x/8x8-patterns/13-Nature/png/Leaves.png&quot; &quot;/Users/x/8x8-patterns/13-Nature/png/Crop.png&quot; &quot;/Users/x/8x8-patterns/13-Nature/png/Bush.png&quot; &quot;/Users/x/8x8-patterns/13-Nature/png/Thicket.png&quot; &quot;/Users/x/8x8-patterns/13-Nature/png/Tree.png&quot; &quot;/Users/x/8x8-patterns/13-Nature/png/Rocks.png&quot; &quot;/Users/x/8x8-patterns/13-Nature/png/Mounds.png&quot; &quot;/Users/x/8x8-patterns/13-Nature/png/Skull.png&quot; &quot;/Users/x/8x8-patterns/13-Nature/png/CrackedBoulder.png&quot; &quot;/Users/x/8x8-patterns/13-Nature/png/BeanStalk.png&quot;" calcext:value-type="string" table:number-columns-spanned="4" table:number-rows-spanned="1">
            <text:p>"/Users/x/8x8-patterns/utils/createimages.sh" "/Users/x/8x8-patterns/13-Nature/png/Scales.png" "/Users/x/8x8-patterns/13-Nature/png/Loam.png" "/Users/x/8x8-patterns/13-Nature/png/Sand.png" "/Users/x/8x8-patterns/13-Nature/png/Grass.png" "/Users/x/8x8-patterns/13-Nature/png/Divot.png" "/Users/x/8x8-patterns/13-Nature/png/Pasture.png" "/Users/x/8x8-patterns/13-Nature/png/Daisies.png" "/Users/x/8x8-patterns/13-Nature/png/Tuffet.png" "/Users/x/8x8-patterns/13-Nature/png/Shrub.png" "/Users/x/8x8-patterns/13-Nature/png/Leaves.png" "/Users/x/8x8-patterns/13-Nature/png/Crop.png" "/Users/x/8x8-patterns/13-Nature/png/Bush.png" "/Users/x/8x8-patterns/13-Nature/png/Thicket.png" "/Users/x/8x8-patterns/13-Nature/png/Tree.png" "/Users/x/8x8-patterns/13-Nature/png/Rocks.png" "/Users/x/8x8-patterns/13-Nature/png/Mounds.png" "/Users/x/8x8-patterns/13-Nature/png/Skull.png" "/Users/x/8x8-patterns/13-Nature/png/CrackedBoulder.png" "/Users/x/8x8-patterns/13-Nature/png/BeanStalk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/>
          <table:table-cell table:style-name="ce35" office:value-type="string" calcext:value-type="string">
            <text:p>Image</text:p>
          </table:table-cell>
          <table:table-cell table:style-name="ce35" office:value-type="string" calcext:value-type="string">
            <text:p>Parameter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36" office:value-type="string" calcext:value-type="string">
            <text:p>Scales</text:p>
          </table:table-cell>
          <table:table-cell table:style-name="ce39" table:formula="of:=IF(ISBLANK([.B10]);&quot;reset&quot;;&quot;&quot;&quot;&quot;&amp;[.$B$3]&amp;[.B10]&amp;&quot;.png&quot;&quot;&quot;)" office:value-type="string" office:string-value="&quot;/Users/x/8x8-patterns/13-Nature/png/Scales.png&quot;" calcext:value-type="string">
            <text:p>"/Users/x/8x8-patterns/13-Nature/png/Scales.png"</text:p>
          </table:table-cell>
          <table:table-cell table:style-name="ce39" table:formula="of:= IF(ISTEXT([.A10]);&quot;&lt;sup&gt;&quot;&amp;[.A10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6" office:value-type="string" calcext:value-type="string">
            <text:p>Loam</text:p>
          </table:table-cell>
          <table:table-cell table:style-name="ce39" table:formula="of:=IF(ISBLANK([.B11]);&quot;reset&quot;;&quot;&quot;&quot;&quot;&amp;[.$B$3]&amp;[.B11]&amp;&quot;.png&quot;&quot;&quot;)" office:value-type="string" office:string-value="&quot;/Users/x/8x8-patterns/13-Nature/png/Loam.png&quot;" calcext:value-type="string">
            <text:p>"/Users/x/8x8-patterns/13-Nature/png/Loam.png"</text:p>
          </table:table-cell>
          <table:table-cell table:style-name="ce39" table:formula="of:= IF(ISTEXT([.A11]);&quot;&lt;sup&gt;&quot;&amp;[.A11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8"/>
          <table:table-cell table:style-name="ce36" office:value-type="string" calcext:value-type="string">
            <text:p>Sand</text:p>
          </table:table-cell>
          <table:table-cell table:style-name="ce39" table:formula="of:=IF(ISBLANK([.B12]);&quot;reset&quot;;&quot;&quot;&quot;&quot;&amp;[.$B$3]&amp;[.B12]&amp;&quot;.png&quot;&quot;&quot;)" office:value-type="string" office:string-value="&quot;/Users/x/8x8-patterns/13-Nature/png/Sand.png&quot;" calcext:value-type="string">
            <text:p>"/Users/x/8x8-patterns/13-Nature/png/Sand.png"</text:p>
          </table:table-cell>
          <table:table-cell table:style-name="ce39" table:formula="of:= IF(ISTEXT([.A12]);&quot;&lt;sup&gt;&quot;&amp;[.A12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8"/>
          <table:table-cell table:style-name="ce36" office:value-type="string" calcext:value-type="string">
            <text:p>Grass</text:p>
          </table:table-cell>
          <table:table-cell table:style-name="ce39" table:formula="of:=IF(ISBLANK([.B13]);&quot;reset&quot;;&quot;&quot;&quot;&quot;&amp;[.$B$3]&amp;[.B13]&amp;&quot;.png&quot;&quot;&quot;)" office:value-type="string" office:string-value="&quot;/Users/x/8x8-patterns/13-Nature/png/Grass.png&quot;" calcext:value-type="string">
            <text:p>"/Users/x/8x8-patterns/13-Nature/png/Grass.png"</text:p>
          </table:table-cell>
          <table:table-cell table:style-name="ce39" table:formula="of:= IF(ISTEXT([.A13]);&quot;&lt;sup&gt;&quot;&amp;[.A13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<text:span text:style-name="T1">o</text:span></text:p>
          </table:table-cell>
          <table:table-cell table:style-name="ce36" office:value-type="string" calcext:value-type="string">
            <text:p>Divot</text:p>
          </table:table-cell>
          <table:table-cell table:style-name="ce39" table:formula="of:=IF(ISBLANK([.B14]);&quot;reset&quot;;&quot;&quot;&quot;&quot;&amp;[.$B$3]&amp;[.B14]&amp;&quot;.png&quot;&quot;&quot;)" office:value-type="string" office:string-value="&quot;/Users/x/8x8-patterns/13-Nature/png/Divot.png&quot;" calcext:value-type="string">
            <text:p>"/Users/x/8x8-patterns/13-Nature/png/Divot.png"</text:p>
          </table:table-cell>
          <table:table-cell table:style-name="ce39" table:formula="of:= IF(ISTEXT([.A14]);&quot;&lt;sup&gt;&quot;&amp;[.A14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ce28"/>
          <table:table-cell table:style-name="ce36" office:value-type="string" calcext:value-type="string">
            <text:p>Pasture</text:p>
          </table:table-cell>
          <table:table-cell table:style-name="ce39" table:formula="of:=IF(ISBLANK([.B15]);&quot;reset&quot;;&quot;&quot;&quot;&quot;&amp;[.$B$3]&amp;[.B15]&amp;&quot;.png&quot;&quot;&quot;)" office:value-type="string" office:string-value="&quot;/Users/x/8x8-patterns/13-Nature/png/Pasture.png&quot;" calcext:value-type="string">
            <text:p>"/Users/x/8x8-patterns/13-Nature/png/Pasture.png"</text:p>
          </table:table-cell>
          <table:table-cell table:style-name="ce39" table:formula="of:= IF(ISTEXT([.A15]);&quot;&lt;sup&gt;&quot;&amp;[.A15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8"/>
          <table:table-cell table:style-name="ce36" office:value-type="string" calcext:value-type="string">
            <text:p>Daisies</text:p>
          </table:table-cell>
          <table:table-cell table:style-name="ce39" table:formula="of:=IF(ISBLANK([.B16]);&quot;reset&quot;;&quot;&quot;&quot;&quot;&amp;[.$B$3]&amp;[.B16]&amp;&quot;.png&quot;&quot;&quot;)" office:value-type="string" office:string-value="&quot;/Users/x/8x8-patterns/13-Nature/png/Daisies.png&quot;" calcext:value-type="string">
            <text:p>"/Users/x/8x8-patterns/13-Nature/png/Daisies.png"</text:p>
          </table:table-cell>
          <table:table-cell table:style-name="ce39" table:formula="of:= IF(ISTEXT([.A16]);&quot;&lt;sup&gt;&quot;&amp;[.A16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8"/>
          <table:table-cell table:style-name="ce36" office:value-type="string" calcext:value-type="string">
            <text:p>Tuffet</text:p>
          </table:table-cell>
          <table:table-cell table:style-name="ce39" table:formula="of:=IF(ISBLANK([.B17]);&quot;reset&quot;;&quot;&quot;&quot;&quot;&amp;[.$B$3]&amp;[.B17]&amp;&quot;.png&quot;&quot;&quot;)" office:value-type="string" office:string-value="&quot;/Users/x/8x8-patterns/13-Nature/png/Tuffet.png&quot;" calcext:value-type="string">
            <text:p>"/Users/x/8x8-patterns/13-Nature/png/Tuffet.png"</text:p>
          </table:table-cell>
          <table:table-cell table:style-name="ce39" table:formula="of:= IF(ISTEXT([.A17]);&quot;&lt;sup&gt;&quot;&amp;[.A17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8"/>
          <table:table-cell table:style-name="ce36" office:value-type="string" calcext:value-type="string">
            <text:p>Shrub</text:p>
          </table:table-cell>
          <table:table-cell table:style-name="ce39" table:formula="of:=IF(ISBLANK([.B18]);&quot;reset&quot;;&quot;&quot;&quot;&quot;&amp;[.$B$3]&amp;[.B18]&amp;&quot;.png&quot;&quot;&quot;)" office:value-type="string" office:string-value="&quot;/Users/x/8x8-patterns/13-Nature/png/Shrub.png&quot;" calcext:value-type="string">
            <text:p>"/Users/x/8x8-patterns/13-Nature/png/Shrub.png"</text:p>
          </table:table-cell>
          <table:table-cell table:style-name="ce39" table:formula="of:= IF(ISTEXT([.A18]);&quot;&lt;sup&gt;&quot;&amp;[.A18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8"/>
          <table:table-cell table:style-name="ce36" office:value-type="string" calcext:value-type="string">
            <text:p>Leaves</text:p>
          </table:table-cell>
          <table:table-cell table:style-name="ce39" table:formula="of:=IF(ISBLANK([.B19]);&quot;reset&quot;;&quot;&quot;&quot;&quot;&amp;[.$B$3]&amp;[.B19]&amp;&quot;.png&quot;&quot;&quot;)" office:value-type="string" office:string-value="&quot;/Users/x/8x8-patterns/13-Nature/png/Leaves.png&quot;" calcext:value-type="string">
            <text:p>"/Users/x/8x8-patterns/13-Nature/png/Leaves.png"</text:p>
          </table:table-cell>
          <table:table-cell table:style-name="ce39" table:formula="of:= IF(ISTEXT([.A19]);&quot;&lt;sup&gt;&quot;&amp;[.A19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8"/>
          <table:table-cell table:style-name="ce36" office:value-type="string" calcext:value-type="string">
            <text:p>Crop</text:p>
          </table:table-cell>
          <table:table-cell table:style-name="ce39" table:formula="of:=IF(ISBLANK([.B20]);&quot;reset&quot;;&quot;&quot;&quot;&quot;&amp;[.$B$3]&amp;[.B20]&amp;&quot;.png&quot;&quot;&quot;)" office:value-type="string" office:string-value="&quot;/Users/x/8x8-patterns/13-Nature/png/Crop.png&quot;" calcext:value-type="string">
            <text:p>"/Users/x/8x8-patterns/13-Nature/png/Crop.png"</text:p>
          </table:table-cell>
          <table:table-cell table:style-name="ce39" table:formula="of:= IF(ISTEXT([.A20]);&quot;&lt;sup&gt;&quot;&amp;[.A20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8"/>
          <table:table-cell table:style-name="ce36" office:value-type="string" calcext:value-type="string">
            <text:p>Bush</text:p>
          </table:table-cell>
          <table:table-cell table:style-name="ce39" table:formula="of:=IF(ISBLANK([.B21]);&quot;reset&quot;;&quot;&quot;&quot;&quot;&amp;[.$B$3]&amp;[.B21]&amp;&quot;.png&quot;&quot;&quot;)" office:value-type="string" office:string-value="&quot;/Users/x/8x8-patterns/13-Nature/png/Bush.png&quot;" calcext:value-type="string">
            <text:p>"/Users/x/8x8-patterns/13-Nature/png/Bush.png"</text:p>
          </table:table-cell>
          <table:table-cell table:style-name="ce39" table:formula="of:= IF(ISTEXT([.A21]);&quot;&lt;sup&gt;&quot;&amp;[.A21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6" office:value-type="string" calcext:value-type="string">
            <text:p>Thicket</text:p>
          </table:table-cell>
          <table:table-cell table:style-name="ce39" table:formula="of:=IF(ISBLANK([.B22]);&quot;reset&quot;;&quot;&quot;&quot;&quot;&amp;[.$B$3]&amp;[.B22]&amp;&quot;.png&quot;&quot;&quot;)" office:value-type="string" office:string-value="&quot;/Users/x/8x8-patterns/13-Nature/png/Thicket.png&quot;" calcext:value-type="string">
            <text:p>"/Users/x/8x8-patterns/13-Nature/png/Thicket.png"</text:p>
          </table:table-cell>
          <table:table-cell table:style-name="ce39" table:formula="of:= IF(ISTEXT([.A22]);&quot;&lt;sup&gt;&quot;&amp;[.A22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Tree</text:p>
          </table:table-cell>
          <table:table-cell table:style-name="ce39" table:formula="of:=IF(ISBLANK([.B23]);&quot;reset&quot;;&quot;&quot;&quot;&quot;&amp;[.$B$3]&amp;[.B23]&amp;&quot;.png&quot;&quot;&quot;)" office:value-type="string" office:string-value="&quot;/Users/x/8x8-patterns/13-Nature/png/Tree.png&quot;" calcext:value-type="string">
            <text:p>"/Users/x/8x8-patterns/13-Nature/png/Tree.png"</text:p>
          </table:table-cell>
          <table:table-cell table:style-name="ce39" table:formula="of:= IF(ISTEXT([.A23]);&quot;&lt;sup&gt;&quot;&amp;[.A23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Rocks</text:p>
          </table:table-cell>
          <table:table-cell table:style-name="ce39" table:formula="of:=IF(ISBLANK([.B24]);&quot;reset&quot;;&quot;&quot;&quot;&quot;&amp;[.$B$3]&amp;[.B24]&amp;&quot;.png&quot;&quot;&quot;)" office:value-type="string" office:string-value="&quot;/Users/x/8x8-patterns/13-Nature/png/Rocks.png&quot;" calcext:value-type="string">
            <text:p>"/Users/x/8x8-patterns/13-Nature/png/Rocks.png"</text:p>
          </table:table-cell>
          <table:table-cell table:style-name="ce39" table:formula="of:= IF(ISTEXT([.A24]);&quot;&lt;sup&gt;&quot;&amp;[.A24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Mounds</text:p>
          </table:table-cell>
          <table:table-cell table:style-name="ce39" table:formula="of:=IF(ISBLANK([.B25]);&quot;reset&quot;;&quot;&quot;&quot;&quot;&amp;[.$B$3]&amp;[.B25]&amp;&quot;.png&quot;&quot;&quot;)" office:value-type="string" office:string-value="&quot;/Users/x/8x8-patterns/13-Nature/png/Mounds.png&quot;" calcext:value-type="string">
            <text:p>"/Users/x/8x8-patterns/13-Nature/png/Mounds.png"</text:p>
          </table:table-cell>
          <table:table-cell table:style-name="ce39" table:formula="of:= IF(ISTEXT([.A25]);&quot;&lt;sup&gt;&quot;&amp;[.A25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Skull</text:p>
          </table:table-cell>
          <table:table-cell table:style-name="ce39" table:formula="of:=IF(ISBLANK([.B26]);&quot;reset&quot;;&quot;&quot;&quot;&quot;&amp;[.$B$3]&amp;[.B26]&amp;&quot;.png&quot;&quot;&quot;)" office:value-type="string" office:string-value="&quot;/Users/x/8x8-patterns/13-Nature/png/Skull.png&quot;" calcext:value-type="string">
            <text:p>"/Users/x/8x8-patterns/13-Nature/png/Skull.png"</text:p>
          </table:table-cell>
          <table:table-cell table:style-name="ce39" table:formula="of:= IF(ISTEXT([.A26]);&quot;&lt;sup&gt;&quot;&amp;[.A26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CrackedBoulder</text:p>
          </table:table-cell>
          <table:table-cell table:style-name="ce39" table:formula="of:=IF(ISBLANK([.B27]);&quot;reset&quot;;&quot;&quot;&quot;&quot;&amp;[.$B$3]&amp;[.B27]&amp;&quot;.png&quot;&quot;&quot;)" office:value-type="string" office:string-value="&quot;/Users/x/8x8-patterns/13-Nature/png/CrackedBoulder.png&quot;" calcext:value-type="string">
            <text:p>"/Users/x/8x8-patterns/13-Nature/png/CrackedBoulder.png"</text:p>
          </table:table-cell>
          <table:table-cell table:style-name="ce39" table:formula="of:= IF(ISTEXT([.A27]);&quot;&lt;sup&gt;&quot;&amp;[.A27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BeanStalk</text:p>
          </table:table-cell>
          <table:table-cell table:style-name="ce39" table:formula="of:=IF(ISBLANK([.B28]);&quot;reset&quot;;&quot;&quot;&quot;&quot;&amp;[.$B$3]&amp;[.B28]&amp;&quot;.png&quot;&quot;&quot;)" office:value-type="string" office:string-value="&quot;/Users/x/8x8-patterns/13-Nature/png/BeanStalk.png&quot;" calcext:value-type="string">
            <text:p>"/Users/x/8x8-patterns/13-Nature/png/BeanStalk.png"</text:p>
          </table:table-cell>
          <table:table-cell table:style-name="ce39" table:formula="of:= IF(ISTEXT([.A28]);&quot;&lt;sup&gt;&quot;&amp;[.A28]&amp;&quot;&lt;/sup&gt;&quot;;&quot;&quot;)">
            <text:p/>
          </table:table-cell>
          <table:table-cell table:number-columns-repeated="1020"/>
        </table:table-row>
        <table:table-row table:style-name="ro1" table:number-rows-repeated="4">
          <table:table-cell/>
          <table:table-cell table:style-name="ce36"/>
          <table:table-cell table:style-name="ce39"/>
          <table:table-cell table:number-columns-repeated="1021"/>
        </table:table-row>
        <table:table-row table:style-name="ro1">
          <table:table-cell table:style-name="ce27"/>
          <table:table-cell table:style-name="ce36"/>
          <table:table-cell table:style-name="ce39"/>
          <table:table-cell table:number-columns-repeated="1021"/>
        </table:table-row>
        <table:table-row table:style-name="ro1" table:number-rows-repeated="4">
          <table:table-cell/>
          <table:table-cell table:style-name="ce36"/>
          <table:table-cell table:style-name="ce39"/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4 Symbols" table:style-name="ta1">
        <table:table-column table:style-name="co1" table:default-cell-style-name="ce4"/>
        <table:table-column table:style-name="co2" table:default-cell-style-name="ce37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 office:value-type="string" calcext:value-type="string">
            <text:p>Root:</text:p>
          </table:table-cell>
          <table:table-cell table:style-name="ce31" table:formula="of:=[$'01 Dither'.B2]" office:value-type="string" office:string-value="/Users/x/8x8-patterns" calcext:value-type="string" table:number-columns-spanned="4" table:number-rows-spanned="1">
            <text:p>/Users/x/8x8-pattern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 office:value-type="string" calcext:value-type="string">
            <text:p>Path:</text:p>
          </table:table-cell>
          <table:table-cell table:style-name="ce33" table:formula="of:=[.B2]&amp;&quot;/14-Symbols/png/&quot;" office:value-type="string" office:string-value="/Users/x/8x8-patterns/14-Symbols/png/" calcext:value-type="string" table:number-columns-spanned="4" table:number-rows-spanned="1">
            <text:p>/Users/x/8x8-patterns/14-Symbols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 office:value-type="string" calcext:value-type="string">
            <text:p>Script:</text:p>
          </table:table-cell>
          <table:table-cell table:style-name="ce33" table:formula="of:=[.B2]&amp;&quot;/utils/createimages.sh&quot;" office:value-type="string" office:string-value="/Users/x/8x8-patterns/utils/createimages.sh" calcext:value-type="string" table:number-columns-spanned="4" table:number-rows-spanned="1">
            <text:p>/Users/x/8x8-patterns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 office:value-type="string" calcext:value-type="string">
            <text:p>Command:</text:p>
          </table:table-cell>
          <table:table-cell table:style-name="ce34" table:formula="of:=&quot;&quot;&quot;&quot;&amp;[.B4]&amp;&quot;&quot;&quot; &quot;&amp;COM.MICROSOFT.TEXTJOIN(&quot; &quot;;1;[.C10:.C17])" office:value-type="string" office:string-value="&quot;/Users/x/8x8-patterns/utils/createimages.sh&quot; &quot;/Users/x/8x8-patterns/14-Symbols/png/Love.png&quot; &quot;/Users/x/8x8-patterns/14-Symbols/png/Heart.png&quot; &quot;/Users/x/8x8-patterns/14-Symbols/png/HeartMini.png&quot; &quot;/Users/x/8x8-patterns/14-Symbols/png/Anchor.png&quot; &quot;/Users/x/8x8-patterns/14-Symbols/png/Crossbones.png&quot; &quot;/Users/x/8x8-patterns/14-Symbols/png/Cross.png&quot; &quot;/Users/x/8x8-patterns/14-Symbols/png/CrossMini.png&quot; &quot;/Users/x/8x8-patterns/14-Symbols/png/Amongi.png&quot;" calcext:value-type="string" table:number-columns-spanned="4" table:number-rows-spanned="1">
            <text:p>"/Users/x/8x8-patterns/utils/createimages.sh" "/Users/x/8x8-patterns/14-Symbols/png/Love.png" "/Users/x/8x8-patterns/14-Symbols/png/Heart.png" "/Users/x/8x8-patterns/14-Symbols/png/HeartMini.png" "/Users/x/8x8-patterns/14-Symbols/png/Anchor.png" "/Users/x/8x8-patterns/14-Symbols/png/Crossbones.png" "/Users/x/8x8-patterns/14-Symbols/png/Cross.png" "/Users/x/8x8-patterns/14-Symbols/png/CrossMini.png" "/Users/x/8x8-patterns/14-Symbols/png/Amongi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/>
          <table:table-cell table:style-name="ce35" office:value-type="string" calcext:value-type="string">
            <text:p>Image</text:p>
          </table:table-cell>
          <table:table-cell table:style-name="ce35" office:value-type="string" calcext:value-type="string">
            <text:p>Parameter</text:p>
          </table:table-cell>
          <table:table-cell table:number-columns-repeated="1021"/>
        </table:table-row>
        <table:table-row table:style-name="ro1">
          <table:table-cell table:style-name="ce27"/>
          <table:table-cell table:style-name="ce36" office:value-type="string" calcext:value-type="string">
            <text:p>Love</text:p>
          </table:table-cell>
          <table:table-cell table:style-name="ce39" table:formula="of:=IF(ISBLANK([.B10]);&quot;reset&quot;;&quot;&quot;&quot;&quot;&amp;[.$B$3]&amp;[.B10]&amp;&quot;.png&quot;&quot;&quot;)" office:value-type="string" office:string-value="&quot;/Users/x/8x8-patterns/14-Symbols/png/Love.png&quot;" calcext:value-type="string">
            <text:p>"/Users/x/8x8-patterns/14-Symbols/png/Love.png"</text:p>
          </table:table-cell>
          <table:table-cell table:style-name="ce39" table:formula="of:==IF(ISTEXT([.A10]);&quot;&lt;sup&gt;&quot;&amp;[.A10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6" office:value-type="string" calcext:value-type="string">
            <text:p>Heart</text:p>
          </table:table-cell>
          <table:table-cell table:style-name="ce39" table:formula="of:=IF(ISBLANK([.B11]);&quot;reset&quot;;&quot;&quot;&quot;&quot;&amp;[.$B$3]&amp;[.B11]&amp;&quot;.png&quot;&quot;&quot;)" office:value-type="string" office:string-value="&quot;/Users/x/8x8-patterns/14-Symbols/png/Heart.png&quot;" calcext:value-type="string">
            <text:p>"/Users/x/8x8-patterns/14-Symbols/png/Heart.png"</text:p>
          </table:table-cell>
          <table:table-cell table:style-name="ce39" table:formula="of:==IF(ISTEXT([.A11]);&quot;&lt;sup&gt;&quot;&amp;[.A11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<text:span text:style-name="T1">p</text:span></text:p>
          </table:table-cell>
          <table:table-cell table:style-name="ce36" office:value-type="string" calcext:value-type="string">
            <text:p>HeartMini</text:p>
          </table:table-cell>
          <table:table-cell table:style-name="ce39" table:formula="of:=IF(ISBLANK([.B12]);&quot;reset&quot;;&quot;&quot;&quot;&quot;&amp;[.$B$3]&amp;[.B12]&amp;&quot;.png&quot;&quot;&quot;)" office:value-type="string" office:string-value="&quot;/Users/x/8x8-patterns/14-Symbols/png/HeartMini.png&quot;" calcext:value-type="string">
            <text:p>"/Users/x/8x8-patterns/14-Symbols/png/HeartMini.png"</text:p>
          </table:table-cell>
          <table:table-cell table:style-name="ce39" table:formula="of:==IF(ISTEXT([.A12]);&quot;&lt;sup&gt;&quot;&amp;[.A12]&amp;&quot;&lt;/sup&gt;&quot;;&quot;&quot;)" office:value-type="string" office:string-value="&lt;sup&gt;p&lt;/sup&gt;" calcext:value-type="string">
            <text:p>&lt;sup&gt;p&lt;/sup&gt;</text:p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Anchor</text:p>
          </table:table-cell>
          <table:table-cell table:style-name="ce39" table:formula="of:=IF(ISBLANK([.B13]);&quot;reset&quot;;&quot;&quot;&quot;&quot;&amp;[.$B$3]&amp;[.B13]&amp;&quot;.png&quot;&quot;&quot;)" office:value-type="string" office:string-value="&quot;/Users/x/8x8-patterns/14-Symbols/png/Anchor.png&quot;" calcext:value-type="string">
            <text:p>"/Users/x/8x8-patterns/14-Symbols/png/Anchor.png"</text:p>
          </table:table-cell>
          <table:table-cell table:style-name="ce39" table:formula="of:==IF(ISTEXT([.A13]);&quot;&lt;sup&gt;&quot;&amp;[.A13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Crossbones</text:p>
          </table:table-cell>
          <table:table-cell table:style-name="ce39" table:formula="of:=IF(ISBLANK([.B14]);&quot;reset&quot;;&quot;&quot;&quot;&quot;&amp;[.$B$3]&amp;[.B14]&amp;&quot;.png&quot;&quot;&quot;)" office:value-type="string" office:string-value="&quot;/Users/x/8x8-patterns/14-Symbols/png/Crossbones.png&quot;" calcext:value-type="string">
            <text:p>"/Users/x/8x8-patterns/14-Symbols/png/Crossbones.png"</text:p>
          </table:table-cell>
          <table:table-cell table:style-name="ce39" table:formula="of:==IF(ISTEXT([.A14]);&quot;&lt;sup&gt;&quot;&amp;[.A14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Cross</text:p>
          </table:table-cell>
          <table:table-cell table:style-name="ce39" table:formula="of:=IF(ISBLANK([.B15]);&quot;reset&quot;;&quot;&quot;&quot;&quot;&amp;[.$B$3]&amp;[.B15]&amp;&quot;.png&quot;&quot;&quot;)" office:value-type="string" office:string-value="&quot;/Users/x/8x8-patterns/14-Symbols/png/Cross.png&quot;" calcext:value-type="string">
            <text:p>"/Users/x/8x8-patterns/14-Symbols/png/Cross.png"</text:p>
          </table:table-cell>
          <table:table-cell table:style-name="ce39" table:formula="of:==IF(ISTEXT([.A15]);&quot;&lt;sup&gt;&quot;&amp;[.A15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<text:span text:style-name="T1">p</text:span></text:p>
          </table:table-cell>
          <table:table-cell table:style-name="ce36" office:value-type="string" calcext:value-type="string">
            <text:p>CrossMini</text:p>
          </table:table-cell>
          <table:table-cell table:style-name="ce39" table:formula="of:=IF(ISBLANK([.B16]);&quot;reset&quot;;&quot;&quot;&quot;&quot;&amp;[.$B$3]&amp;[.B16]&amp;&quot;.png&quot;&quot;&quot;)" office:value-type="string" office:string-value="&quot;/Users/x/8x8-patterns/14-Symbols/png/CrossMini.png&quot;" calcext:value-type="string">
            <text:p>"/Users/x/8x8-patterns/14-Symbols/png/CrossMini.png"</text:p>
          </table:table-cell>
          <table:table-cell table:style-name="ce39" table:formula="of:==IF(ISTEXT([.A16]);&quot;&lt;sup&gt;&quot;&amp;[.A16]&amp;&quot;&lt;/sup&gt;&quot;;&quot;&quot;)" office:value-type="string" office:string-value="&lt;sup&gt;p&lt;/sup&gt;" calcext:value-type="string">
            <text:p>&lt;sup&gt;p&lt;/sup&gt;</text:p>
          </table:table-cell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Amongi</text:p>
          </table:table-cell>
          <table:table-cell table:style-name="ce39" table:formula="of:=IF(ISBLANK([.B17]);&quot;reset&quot;;&quot;&quot;&quot;&quot;&amp;[.$B$3]&amp;[.B17]&amp;&quot;.png&quot;&quot;&quot;)" office:value-type="string" office:string-value="&quot;/Users/x/8x8-patterns/14-Symbols/png/Amongi.png&quot;" calcext:value-type="string">
            <text:p>"/Users/x/8x8-patterns/14-Symbols/png/Amongi.png"</text:p>
          </table:table-cell>
          <table:table-cell table:style-name="ce39" table:formula="of:==IF(ISTEXT([.A17]);&quot;&lt;sup&gt;&quot;&amp;[.A17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 Other" table:style-name="ta1">
        <table:table-column table:style-name="co1" table:default-cell-style-name="ce4"/>
        <table:table-column table:style-name="co2" table:default-cell-style-name="ce37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 office:value-type="string" calcext:value-type="string">
            <text:p>Root:</text:p>
          </table:table-cell>
          <table:table-cell table:style-name="ce31" table:formula="of:=[$'01 Dither'.B2]" office:value-type="string" office:string-value="/Users/x/8x8-patterns" calcext:value-type="string" table:number-columns-spanned="4" table:number-rows-spanned="1">
            <text:p>/Users/x/8x8-pattern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 office:value-type="string" calcext:value-type="string">
            <text:p>Path:</text:p>
          </table:table-cell>
          <table:table-cell table:style-name="ce33" table:formula="of:=[.B2]&amp;&quot;/15-Other/png/&quot;" office:value-type="string" office:string-value="/Users/x/8x8-patterns/15-Other/png/" calcext:value-type="string" table:number-columns-spanned="4" table:number-rows-spanned="1">
            <text:p>/Users/x/8x8-patterns/15-Other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 office:value-type="string" calcext:value-type="string">
            <text:p>Script:</text:p>
          </table:table-cell>
          <table:table-cell table:style-name="ce33" table:formula="of:=[.B2]&amp;&quot;/utils/createimages.sh&quot;" office:value-type="string" office:string-value="/Users/x/8x8-patterns/utils/createimages.sh" calcext:value-type="string" table:number-columns-spanned="4" table:number-rows-spanned="1">
            <text:p>/Users/x/8x8-patterns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 office:value-type="string" calcext:value-type="string">
            <text:p>Command:</text:p>
          </table:table-cell>
          <table:table-cell table:style-name="ce34" table:formula="of:=&quot;&quot;&quot;&quot;&amp;[.B4]&amp;&quot;&quot;&quot; &quot;&amp;COM.MICROSOFT.TEXTJOIN(&quot; &quot;;1;[.C10:.C11])" office:value-type="string" office:string-value="&quot;/Users/x/8x8-patterns/utils/createimages.sh&quot; &quot;/Users/x/8x8-patterns/15-Other/png/Chain.png&quot; &quot;/Users/x/8x8-patterns/15-Other/png/ChainLarge.png&quot;" calcext:value-type="string" table:number-columns-spanned="4" table:number-rows-spanned="1">
            <text:p>"/Users/x/8x8-patterns/utils/createimages.sh" "/Users/x/8x8-patterns/15-Other/png/Chain.png" "/Users/x/8x8-patterns/15-Other/png/ChainLarge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26"/>
          <table:table-cell table:style-name="ce30"/>
          <table:table-cell table:number-columns-repeated="1022"/>
        </table:table-row>
        <table:table-row table:style-name="ro1">
          <table:table-cell table:style-name="ce26"/>
          <table:table-cell table:style-name="ce35" office:value-type="string" calcext:value-type="string">
            <text:p>Image</text:p>
          </table:table-cell>
          <table:table-cell table:style-name="ce35" office:value-type="string" calcext:value-type="string">
            <text:p>Parameter</text:p>
          </table:table-cell>
          <table:table-cell table:number-columns-repeated="1021"/>
        </table:table-row>
        <table:table-row table:style-name="ro1">
          <table:table-cell table:style-name="ce27"/>
          <table:table-cell table:style-name="ce36" office:value-type="string" calcext:value-type="string">
            <text:p>Chain</text:p>
          </table:table-cell>
          <table:table-cell table:style-name="ce39" table:formula="of:=IF(ISBLANK([.B10]);&quot;reset&quot;;&quot;&quot;&quot;&quot;&amp;[.$B$3]&amp;[.B10]&amp;&quot;.png&quot;&quot;&quot;)" office:value-type="string" office:string-value="&quot;/Users/x/8x8-patterns/15-Other/png/Chain.png&quot;" calcext:value-type="string">
            <text:p>"/Users/x/8x8-patterns/15-Other/png/Chain.png"</text:p>
          </table:table-cell>
          <table:table-cell table:style-name="ce39" table:formula="of:==IF(ISTEXT([.A10]);&quot;&lt;sup&gt;&quot;&amp;[.A10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6" office:value-type="string" calcext:value-type="string">
            <text:p>ChainLarge</text:p>
          </table:table-cell>
          <table:table-cell table:style-name="ce39" table:formula="of:=IF(ISBLANK([.B11]);&quot;reset&quot;;&quot;&quot;&quot;&quot;&amp;[.$B$3]&amp;[.B11]&amp;&quot;.png&quot;&quot;&quot;)" office:value-type="string" office:string-value="&quot;/Users/x/8x8-patterns/15-Other/png/ChainLarge.png&quot;" calcext:value-type="string">
            <text:p>"/Users/x/8x8-patterns/15-Other/png/ChainLarge.png"</text:p>
          </table:table-cell>
          <table:table-cell table:style-name="ce39" table:formula="of:==IF(ISTEXT([.A11]);&quot;&lt;sup&gt;&quot;&amp;[.A11]&amp;&quot;&lt;/sup&gt;&quot;;&quot;&quot;)">
            <text:p/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enlo-Regular" svg:font-family="Menlo-Regular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07:32:59.697451875</meta:creation-date>
    <meta:editing-duration>P0D</meta:editing-duration>
    <meta:editing-cycles>1</meta:editing-cycles>
    <meta:generator>LibreOffice/7.4.7.2$MacOSX_X86_64 LibreOffice_project/723314e595e8007d3cf785c16538505a1c878ca5</meta:generator>
    <meta:document-statistic meta:table-count="15" meta:cell-count="1006" meta:object-count="0"/>
  </office:meta>
</office:document-meta>
</file>